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7mm" svg:height="90.04mm" svg:x="80.4mm" svg:y="14.61mm">
            <loext:p draw:notify-on-update-of-ranges="Tabelle1.A2:Tabelle1.A12 Tabelle1.B2:Tabelle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[.A2]+[.$D$2]" office:value-type="float" office:value="2.5" calcext:value-type="float">
            <text:p>2,5</text:p>
          </table:table-cell>
          <table:table-cell table:formula="of:=[.B2]+[.$D$2]*([.A2]*[.A2]*[.A2]-SIN([.B2])/([.A2]*[.A2]))" office:value-type="float" office:value="6.98235999899252" calcext:value-type="float">
            <text:p>6,982359999</text:p>
          </table:table-cell>
          <table:table-cell table:number-columns-repeated="2"/>
        </table:table-row>
        <table:table-row table:style-name="ro1">
          <table:table-cell table:formula="of:=[.A3]+[.$D$2]" office:value-type="float" office:value="3" calcext:value-type="float">
            <text:p>3</text:p>
          </table:table-cell>
          <table:table-cell table:formula="of:=[.B3]+[.$D$2]*([.A3]*[.A3]*[.A3]-SIN([.B3])/([.A3]*[.A3]))" office:value-type="float" office:value="14.7433731000012" calcext:value-type="float">
            <text:p>14,7433731</text:p>
          </table:table-cell>
          <table:table-cell table:number-columns-repeated="2"/>
        </table:table-row>
        <table:table-row table:style-name="ro1">
          <table:table-cell table:formula="of:=[.A4]+[.$D$2]" office:value-type="float" office:value="3.5" calcext:value-type="float">
            <text:p>3,5</text:p>
          </table:table-cell>
          <table:table-cell table:formula="of:=[.B4]+[.$D$2]*([.A4]*[.A4]*[.A4]-SIN([.B4])/([.A4]*[.A4]))" office:value-type="float" office:value="28.1977166843294" calcext:value-type="float">
            <text:p>28,1977166843</text:p>
          </table:table-cell>
          <table:table-cell table:number-columns-repeated="2"/>
        </table:table-row>
        <table:table-row table:style-name="ro1">
          <table:table-cell table:formula="of:=[.A5]+[.$D$2]" office:value-type="float" office:value="4" calcext:value-type="float">
            <text:p>4</text:p>
          </table:table-cell>
          <table:table-cell table:formula="of:=[.B5]+[.$D$2]*([.A5]*[.A5]*[.A5]-SIN([.B5])/([.A5]*[.A5]))" office:value-type="float" office:value="49.6320925104385" calcext:value-type="float">
            <text:p>49,6320925104</text:p>
          </table:table-cell>
          <table:table-cell table:number-columns-repeated="2"/>
        </table:table-row>
        <table:table-row table:style-name="ro1">
          <table:table-cell table:formula="of:=[.A6]+[.$D$2]" office:value-type="float" office:value="4.5" calcext:value-type="float">
            <text:p>4,5</text:p>
          </table:table-cell>
          <table:table-cell table:formula="of:=[.B6]+[.$D$2]*([.A6]*[.A6]*[.A6]-SIN([.B6])/([.A6]*[.A6]))" office:value-type="float" office:value="81.6505887772502" calcext:value-type="float">
            <text:p>81,6505887773</text:p>
          </table:table-cell>
          <table:table-cell table:number-columns-repeated="2"/>
        </table:table-row>
        <table:table-row table:style-name="ro1">
          <table:table-cell table:formula="of:=[.A7]+[.$D$2]" office:value-type="float" office:value="5" calcext:value-type="float">
            <text:p>5</text:p>
          </table:table-cell>
          <table:table-cell table:formula="of:=[.B7]+[.$D$2]*([.A7]*[.A7]*[.A7]-SIN([.B7])/([.A7]*[.A7]))" office:value-type="float" office:value="127.21384964977" calcext:value-type="float">
            <text:p>127,2138496498</text:p>
          </table:table-cell>
          <table:table-cell table:number-columns-repeated="2"/>
        </table:table-row>
        <table:table-row table:style-name="ro1">
          <table:table-cell table:formula="of:=[.A8]+[.$D$2]" office:value-type="float" office:value="5.5" calcext:value-type="float">
            <text:p>5,5</text:p>
          </table:table-cell>
          <table:table-cell table:formula="of:=[.B8]+[.$D$2]*([.A8]*[.A8]*[.A8]-SIN([.B8])/([.A8]*[.A8]))" office:value-type="float" office:value="189.693853915008" calcext:value-type="float">
            <text:p>189,693853915</text:p>
          </table:table-cell>
          <table:table-cell table:number-columns-repeated="2"/>
        </table:table-row>
        <table:table-row table:style-name="ro1">
          <table:table-cell table:formula="of:=[.A9]+[.$D$2]" office:value-type="float" office:value="6" calcext:value-type="float">
            <text:p>6</text:p>
          </table:table-cell>
          <table:table-cell table:formula="of:=[.B9]+[.$D$2]*([.A9]*[.A9]*[.A9]-SIN([.B9])/([.A9]*[.A9]))" office:value-type="float" office:value="272.865958546376" calcext:value-type="float">
            <text:p>272,8659585464</text:p>
          </table:table-cell>
          <table:table-cell table:number-columns-repeated="2"/>
        </table:table-row>
        <table:table-row table:style-name="ro1">
          <table:table-cell table:formula="of:=[.A10]+[.$D$2]" office:value-type="float" office:value="6.5" calcext:value-type="float">
            <text:p>6,5</text:p>
          </table:table-cell>
          <table:table-cell table:formula="of:=[.B10]+[.$D$2]*([.A10]*[.A10]*[.A10]-SIN([.B10])/([.A10]*[.A10]))" office:value-type="float" office:value="380.859884833786" calcext:value-type="float">
            <text:p>380,8598848338</text:p>
          </table:table-cell>
          <table:table-cell table:number-columns-repeated="2"/>
        </table:table-row>
        <table:table-row table:style-name="ro1">
          <table:table-cell table:formula="of:=[.A11]+[.$D$2]" office:value-type="float" office:value="7" calcext:value-type="float">
            <text:p>7</text:p>
          </table:table-cell>
          <table:table-cell table:formula="of:=[.B11]+[.$D$2]*([.A11]*[.A11]*[.A11]-SIN([.B11])/([.A11]*[.A11]))" office:value-type="float" office:value="518.180251826979" calcext:value-type="float">
            <text:p>518,180251827</text:p>
          </table:table-cell>
          <table:table-cell table:number-columns-repeated="2"/>
        </table:table-row>
        <table:table-row table:style-name="ro1">
          <table:table-cell table:formula="of:=[.A12]+[.$D$2]" office:value-type="float" office:value="7.5" calcext:value-type="float">
            <text:p>7,5</text:p>
          </table:table-cell>
          <table:table-cell table:formula="of:=[.B12]+[.$D$2]*([.A12]*[.A12]*[.A12]-SIN([.B12])/([.A12]*[.A12]))" office:value-type="float" office:value="689.67839954088" calcext:value-type="float">
            <text:p>689,6783995409</text:p>
          </table:table-cell>
          <table:table-cell table:number-columns-repeated="2"/>
        </table:table-row>
        <table:table-row table:style-name="ro1">
          <table:table-cell table:formula="of:=[.A13]+[.$D$2]" office:value-type="float" office:value="8" calcext:value-type="float">
            <text:p>8</text:p>
          </table:table-cell>
          <table:table-cell table:formula="of:=[.B13]+[.$D$2]*([.A13]*[.A13]*[.A13]-SIN([.B13])/([.A13]*[.A13]))" office:value-type="float" office:value="900.62474507028" calcext:value-type="float">
            <text:p>900,6247450703</text:p>
          </table:table-cell>
          <table:table-cell table:number-columns-repeated="2"/>
        </table:table-row>
        <table:table-row table:style-name="ro1">
          <table:table-cell table:formula="of:=[.A14]+[.$D$2]" office:value-type="float" office:value="8.5" calcext:value-type="float">
            <text:p>8,5</text:p>
          </table:table-cell>
          <table:table-cell table:formula="of:=[.B14]+[.$D$2]*([.A14]*[.A14]*[.A14]-SIN([.B14])/([.A14]*[.A14]))" office:value-type="float" office:value="1156.61811946459" calcext:value-type="float">
            <text:p>1156,6181194646</text:p>
          </table:table-cell>
          <table:table-cell table:number-columns-repeated="2"/>
        </table:table-row>
        <table:table-row table:style-name="ro1">
          <table:table-cell table:formula="of:=[.A15]+[.$D$2]" office:value-type="float" office:value="9" calcext:value-type="float">
            <text:p>9</text:p>
          </table:table-cell>
          <table:table-cell table:formula="of:=[.B15]+[.$D$2]*([.A15]*[.A15]*[.A15]-SIN([.B15])/([.A15]*[.A15]))" office:value-type="float" office:value="1463.67722886417" calcext:value-type="float">
            <text:p>1463,6772288642</text:p>
          </table:table-cell>
          <table:table-cell table:number-columns-repeated="2"/>
        </table:table-row>
        <table:table-row table:style-name="ro1">
          <table:table-cell table:formula="of:=[.A16]+[.$D$2]" office:value-type="float" office:value="9.5" calcext:value-type="float">
            <text:p>9,5</text:p>
          </table:table-cell>
          <table:table-cell table:formula="of:=[.B16]+[.$D$2]*([.A16]*[.A16]*[.A16]-SIN([.B16])/([.A16]*[.A16]))" office:value-type="float" office:value="1828.17908221786" calcext:value-type="float">
            <text:p>1828,1790822179</text:p>
          </table:table-cell>
          <table:table-cell table:number-columns-repeated="2"/>
        </table:table-row>
        <table:table-row table:style-name="ro1">
          <table:table-cell table:formula="of:=[.A17]+[.$D$2]" office:value-type="float" office:value="10" calcext:value-type="float">
            <text:p>10</text:p>
          </table:table-cell>
          <table:table-cell table:formula="of:=[.B17]+[.$D$2]*([.A17]*[.A17]*[.A17]-SIN([.B17])/([.A17]*[.A17]))" office:value-type="float" office:value="2256.86783360838" calcext:value-type="float">
            <text:p>2256,8678336084</text:p>
          </table:table-cell>
          <table:table-cell table:number-columns-repeated="2"/>
        </table:table-row>
        <table:table-row table:style-name="ro1">
          <table:table-cell table:formula="of:=[.A18]+[.$D$2]" office:value-type="float" office:value="10.5" calcext:value-type="float">
            <text:p>10,5</text:p>
          </table:table-cell>
          <table:table-cell table:formula="of:=[.B18]+[.$D$2]*([.A18]*[.A18]*[.A18]-SIN([.B18])/([.A18]*[.A18]))" office:value-type="float" office:value="2756.86316565044" calcext:value-type="float">
            <text:p>2756,8631656504</text:p>
          </table:table-cell>
          <table:table-cell table:number-columns-repeated="2"/>
        </table:table-row>
        <table:table-row table:style-name="ro1">
          <table:table-cell table:formula="of:=[.A19]+[.$D$2]" office:value-type="float" office:value="11" calcext:value-type="float">
            <text:p>11</text:p>
          </table:table-cell>
          <table:table-cell table:formula="of:=[.B19]+[.$D$2]*([.A19]*[.A19]*[.A19]-SIN([.B19])/([.A19]*[.A19]))" office:value-type="float" office:value="3335.68017052282" calcext:value-type="float">
            <text:p>3335,6801705228</text:p>
          </table:table-cell>
          <table:table-cell table:number-columns-repeated="2"/>
        </table:table-row>
        <table:table-row table:style-name="ro1">
          <table:table-cell table:formula="of:=[.A20]+[.$D$2]" office:value-type="float" office:value="11.5" calcext:value-type="float">
            <text:p>11,5</text:p>
          </table:table-cell>
          <table:table-cell table:formula="of:=[.B20]+[.$D$2]*([.A20]*[.A20]*[.A20]-SIN([.B20])/([.A20]*[.A20]))" office:value-type="float" office:value="4001.18280475206" calcext:value-type="float">
            <text:p>4001,1828047521</text:p>
          </table:table-cell>
          <table:table-cell table:number-columns-repeated="2"/>
        </table:table-row>
        <table:table-row table:style-name="ro1">
          <table:table-cell table:formula="of:=[.A21]+[.$D$2]" office:value-type="float" office:value="12" calcext:value-type="float">
            <text:p>12</text:p>
          </table:table-cell>
          <table:table-cell table:formula="of:=[.B21]+[.$D$2]*([.A21]*[.A21]*[.A21]-SIN([.B21])/([.A21]*[.A21]))" office:value-type="float" office:value="4761.62383700379" calcext:value-type="float">
            <text:p>4761,6238370038</text:p>
          </table:table-cell>
          <table:table-cell table:number-columns-repeated="2"/>
        </table:table-row>
        <table:table-row table:style-name="ro1">
          <table:table-cell table:formula="of:=[.A22]+[.$D$2]" office:value-type="float" office:value="12.5" calcext:value-type="float">
            <text:p>12,5</text:p>
          </table:table-cell>
          <table:table-cell table:formula="of:=[.B22]+[.$D$2]*([.A22]*[.A22]*[.A22]-SIN([.B22])/([.A22]*[.A22]))" office:value-type="float" office:value="5625.62681485454" calcext:value-type="float">
            <text:p>5625,6268148545</text:p>
          </table:table-cell>
          <table:table-cell table:number-columns-repeated="2"/>
        </table:table-row>
        <table:table-row table:style-name="ro1">
          <table:table-cell table:formula="of:=[.A23]+[.$D$2]" office:value-type="float" office:value="13" calcext:value-type="float">
            <text:p>13</text:p>
          </table:table-cell>
          <table:table-cell table:formula="of:=[.B23]+[.$D$2]*([.A23]*[.A23]*[.A23]-SIN([.B23])/([.A23]*[.A23]))" office:value-type="float" office:value="6602.18668315472" calcext:value-type="float">
            <text:p>6602,1866831547</text:p>
          </table:table-cell>
          <table:table-cell table:number-columns-repeated="2"/>
        </table:table-row>
        <table:table-row table:style-name="ro1">
          <table:table-cell table:formula="of:=[.A24]+[.$D$2]" office:value-type="float" office:value="13.5" calcext:value-type="float">
            <text:p>13,5</text:p>
          </table:table-cell>
          <table:table-cell table:formula="of:=[.B24]+[.$D$2]*([.A24]*[.A24]*[.A24]-SIN([.B24])/([.A24]*[.A24]))" office:value-type="float" office:value="7700.68961687644" calcext:value-type="float">
            <text:p>7700,6896168764</text:p>
          </table:table-cell>
          <table:table-cell table:number-columns-repeated="2"/>
        </table:table-row>
        <table:table-row table:style-name="ro1">
          <table:table-cell table:formula="of:=[.A25]+[.$D$2]" office:value-type="float" office:value="14" calcext:value-type="float">
            <text:p>14</text:p>
          </table:table-cell>
          <table:table-cell table:formula="of:=[.B25]+[.$D$2]*([.A25]*[.A25]*[.A25]-SIN([.B25])/([.A25]*[.A25]))" office:value-type="float" office:value="8930.87876849659" calcext:value-type="float">
            <text:p>8930,8787684966</text:p>
          </table:table-cell>
          <table:table-cell table:number-columns-repeated="2"/>
        </table:table-row>
        <table:table-row table:style-name="ro1">
          <table:table-cell table:formula="of:=[.A26]+[.$D$2]" office:value-type="float" office:value="14.5" calcext:value-type="float">
            <text:p>14,5</text:p>
          </table:table-cell>
          <table:table-cell table:formula="of:=[.B26]+[.$D$2]*([.A26]*[.A26]*[.A26]-SIN([.B26])/([.A26]*[.A26]))" office:value-type="float" office:value="10302.8771860575" calcext:value-type="float">
            <text:p>10302,8771860575</text:p>
          </table:table-cell>
          <table:table-cell table:number-columns-repeated="2"/>
        </table:table-row>
        <table:table-row table:style-name="ro1">
          <table:table-cell table:formula="of:=[.A27]+[.$D$2]" office:value-type="float" office:value="15" calcext:value-type="float">
            <text:p>15</text:p>
          </table:table-cell>
          <table:table-cell table:formula="of:=[.B27]+[.$D$2]*([.A27]*[.A27]*[.A27]-SIN([.B27])/([.A27]*[.A27]))" office:value-type="float" office:value="11827.1920634895" calcext:value-type="float">
            <text:p>11827,1920634895</text:p>
          </table:table-cell>
          <table:table-cell table:number-columns-repeated="2"/>
        </table:table-row>
        <table:table-row table:style-name="ro1">
          <table:table-cell table:formula="of:=[.A28]+[.$D$2]" office:value-type="float" office:value="15.5" calcext:value-type="float">
            <text:p>15,5</text:p>
          </table:table-cell>
          <table:table-cell table:formula="of:=[.B28]+[.$D$2]*([.A28]*[.A28]*[.A28]-SIN([.B28])/([.A28]*[.A28]))" office:value-type="float" office:value="13514.6903168705" calcext:value-type="float">
            <text:p>13514,6903168705</text:p>
          </table:table-cell>
          <table:table-cell table:number-columns-repeated="2"/>
        </table:table-row>
        <table:table-row table:style-name="ro1">
          <table:table-cell table:formula="of:=[.A29]+[.$D$2]" office:value-type="float" office:value="16" calcext:value-type="float">
            <text:p>16</text:p>
          </table:table-cell>
          <table:table-cell table:formula="of:=[.B29]+[.$D$2]*([.A29]*[.A29]*[.A29]-SIN([.B29])/([.A29]*[.A29]))" office:value-type="float" office:value="15376.6287057283" calcext:value-type="float">
            <text:p>15376,6287057283</text:p>
          </table:table-cell>
          <table:table-cell table:number-columns-repeated="2"/>
        </table:table-row>
        <table:table-row table:style-name="ro1">
          <table:table-cell table:formula="of:=[.A30]+[.$D$2]" office:value-type="float" office:value="16.5" calcext:value-type="float">
            <text:p>16,5</text:p>
          </table:table-cell>
          <table:table-cell table:formula="of:=[.B30]+[.$D$2]*([.A30]*[.A30]*[.A30]-SIN([.B30])/([.A30]*[.A30]))" office:value-type="float" office:value="17424.6267630476" calcext:value-type="float">
            <text:p>17424,6267630476</text:p>
          </table:table-cell>
          <table:table-cell table:number-columns-repeated="2"/>
        </table:table-row>
        <table:table-row table:style-name="ro1">
          <table:table-cell table:formula="of:=[.A31]+[.$D$2]" office:value-type="float" office:value="17" calcext:value-type="float">
            <text:p>17</text:p>
          </table:table-cell>
          <table:table-cell table:formula="of:=[.B31]+[.$D$2]*([.A31]*[.A31]*[.A31]-SIN([.B31])/([.A31]*[.A31]))" office:value-type="float" office:value="19670.6874695281" calcext:value-type="float">
            <text:p>19670,6874695281</text:p>
          </table:table-cell>
          <table:table-cell table:number-columns-repeated="2"/>
        </table:table-row>
        <table:table-row table:style-name="ro1">
          <table:table-cell table:formula="of:=[.A32]+[.$D$2]" office:value-type="float" office:value="17.5" calcext:value-type="float">
            <text:p>17,5</text:p>
          </table:table-cell>
          <table:table-cell table:formula="of:=[.B32]+[.$D$2]*([.A32]*[.A32]*[.A32]-SIN([.B32])/([.A32]*[.A32]))" office:value-type="float" office:value="22127.1890664539" calcext:value-type="float">
            <text:p>22127,1890664539</text:p>
          </table:table-cell>
          <table:table-cell table:number-columns-repeated="2"/>
        </table:table-row>
        <table:table-row table:style-name="ro1">
          <table:table-cell table:formula="of:=[.A33]+[.$D$2]" office:value-type="float" office:value="18" calcext:value-type="float">
            <text:p>18</text:p>
          </table:table-cell>
          <table:table-cell table:formula="of:=[.B33]+[.$D$2]*([.A33]*[.A33]*[.A33]-SIN([.B33])/([.A33]*[.A33]))" office:value-type="float" office:value="24806.8778963828" calcext:value-type="float">
            <text:p>24806,8778963828</text:p>
          </table:table-cell>
          <table:table-cell table:number-columns-repeated="2"/>
        </table:table-row>
        <table:table-row table:style-name="ro1">
          <table:table-cell table:formula="of:=[.A34]+[.$D$2]" office:value-type="float" office:value="18.5" calcext:value-type="float">
            <text:p>18,5</text:p>
          </table:table-cell>
          <table:table-cell table:formula="of:=[.B34]+[.$D$2]*([.A34]*[.A34]*[.A34]-SIN([.B34])/([.A34]*[.A34]))" office:value-type="float" office:value="27722.8767245564" calcext:value-type="float">
            <text:p>27722,8767245564</text:p>
          </table:table-cell>
          <table:table-cell table:number-columns-repeated="2"/>
        </table:table-row>
        <table:table-row table:style-name="ro1">
          <table:table-cell table:formula="of:=[.A35]+[.$D$2]" office:value-type="float" office:value="19" calcext:value-type="float">
            <text:p>19</text:p>
          </table:table-cell>
          <table:table-cell table:formula="of:=[.B35]+[.$D$2]*([.A35]*[.A35]*[.A35]-SIN([.B35])/([.A35]*[.A35]))" office:value-type="float" office:value="30888.6877720923" calcext:value-type="float">
            <text:p>30888,6877720923</text:p>
          </table:table-cell>
          <table:table-cell table:number-columns-repeated="2"/>
        </table:table-row>
        <table:table-row table:style-name="ro1">
          <table:table-cell table:formula="of:=[.A36]+[.$D$2]" office:value-type="float" office:value="19.5" calcext:value-type="float">
            <text:p>19,5</text:p>
          </table:table-cell>
          <table:table-cell table:formula="of:=[.B36]+[.$D$2]*([.A36]*[.A36]*[.A36]-SIN([.B36])/([.A36]*[.A36]))" office:value-type="float" office:value="34318.1870495639" calcext:value-type="float">
            <text:p>34318,1870495639</text:p>
          </table:table-cell>
          <table:table-cell table:number-columns-repeated="2"/>
        </table:table-row>
        <table:table-row table:style-name="ro1">
          <table:table-cell table:formula="of:=[.A37]+[.$D$2]" office:value-type="float" office:value="20" calcext:value-type="float">
            <text:p>20</text:p>
          </table:table-cell>
          <table:table-cell table:formula="of:=[.B37]+[.$D$2]*([.A37]*[.A37]*[.A37]-SIN([.B37])/([.A37]*[.A37]))" office:value-type="float" office:value="38025.6252603546" calcext:value-type="float">
            <text:p>38025,6252603546</text:p>
          </table:table-cell>
          <table:table-cell table:number-columns-repeated="2"/>
        </table:table-row>
        <table:table-row table:style-name="ro1">
          <table:table-cell table:formula="of:=[.A38]+[.$D$2]" office:value-type="float" office:value="20.5" calcext:value-type="float">
            <text:p>20,5</text:p>
          </table:table-cell>
          <table:table-cell table:formula="of:=[.B38]+[.$D$2]*([.A38]*[.A38]*[.A38]-SIN([.B38])/([.A38]*[.A38]))" office:value-type="float" office:value="42025.6255236413" calcext:value-type="float">
            <text:p>42025,6255236413</text:p>
          </table:table-cell>
          <table:table-cell table:number-columns-repeated="2"/>
        </table:table-row>
        <table:table-row table:style-name="ro1">
          <table:table-cell table:formula="of:=[.A39]+[.$D$2]" office:value-type="float" office:value="21" calcext:value-type="float">
            <text:p>21</text:p>
          </table:table-cell>
          <table:table-cell table:formula="of:=[.B39]+[.$D$2]*([.A39]*[.A39]*[.A39]-SIN([.B39])/([.A39]*[.A39]))" office:value-type="float" office:value="46333.1886359525" calcext:value-type="float">
            <text:p>46333,1886359525</text:p>
          </table:table-cell>
          <table:table-cell table:number-columns-repeated="2"/>
        </table:table-row>
        <table:table-row table:style-name="ro1">
          <table:table-cell table:formula="of:=[.A40]+[.$D$2]" office:value-type="float" office:value="21.5" calcext:value-type="float">
            <text:p>21,5</text:p>
          </table:table-cell>
          <table:table-cell table:formula="of:=[.B40]+[.$D$2]*([.A40]*[.A40]*[.A40]-SIN([.B40])/([.A40]*[.A40]))" office:value-type="float" office:value="50963.6876942313" calcext:value-type="float">
            <text:p>50963,6876942313</text:p>
          </table:table-cell>
          <table:table-cell table:number-columns-repeated="2"/>
        </table:table-row>
        <table:table-row table:style-name="ro1">
          <table:table-cell table:formula="of:=[.A41]+[.$D$2]" office:value-type="float" office:value="22" calcext:value-type="float">
            <text:p>22</text:p>
          </table:table-cell>
          <table:table-cell table:formula="of:=[.B41]+[.$D$2]*([.A41]*[.A41]*[.A41]-SIN([.B41])/([.A41]*[.A41]))" office:value-type="float" office:value="55932.8744399517" calcext:value-type="float">
            <text:p>55932,8744399517</text:p>
          </table:table-cell>
          <table:table-cell table:number-columns-repeated="2"/>
        </table:table-row>
        <table:table-row table:style-name="ro1">
          <table:table-cell table:formula="of:=[.A42]+[.$D$2]" office:value-type="float" office:value="22.5" calcext:value-type="float">
            <text:p>22,5</text:p>
          </table:table-cell>
          <table:table-cell table:formula="of:=[.B42]+[.$D$2]*([.A42]*[.A42]*[.A42]-SIN([.B42])/([.A42]*[.A42]))" office:value-type="float" office:value="61256.874482465" calcext:value-type="float">
            <text:p>61256,874482465</text:p>
          </table:table-cell>
          <table:table-cell table:number-columns-repeated="2"/>
        </table:table-row>
        <table:table-row table:style-name="ro1">
          <table:table-cell table:formula="of:=[.A43]+[.$D$2]" office:value-type="float" office:value="23" calcext:value-type="float">
            <text:p>23</text:p>
          </table:table-cell>
          <table:table-cell table:formula="of:=[.B43]+[.$D$2]*([.A43]*[.A43]*[.A43]-SIN([.B43])/([.A43]*[.A43]))" office:value-type="float" office:value="66952.186130373" calcext:value-type="float">
            <text:p>66952,186130373</text:p>
          </table:table-cell>
          <table:table-cell table:number-columns-repeated="2"/>
        </table:table-row>
        <table:table-row table:style-name="ro1">
          <table:table-cell table:formula="of:=[.A44]+[.$D$2]" office:value-type="float" office:value="23.5" calcext:value-type="float">
            <text:p>23,5</text:p>
          </table:table-cell>
          <table:table-cell table:formula="of:=[.B44]+[.$D$2]*([.A44]*[.A44]*[.A44]-SIN([.B44])/([.A44]*[.A44]))" office:value-type="float" office:value="73035.6870670424" calcext:value-type="float">
            <text:p>73035,6870670424</text:p>
          </table:table-cell>
          <table:table-cell table:number-columns-repeated="2"/>
        </table:table-row>
        <table:table-row table:style-name="ro1">
          <table:table-cell table:formula="of:=[.A45]+[.$D$2]" office:value-type="float" office:value="24" calcext:value-type="float">
            <text:p>24</text:p>
          </table:table-cell>
          <table:table-cell table:formula="of:=[.B45]+[.$D$2]*([.A45]*[.A45]*[.A45]-SIN([.B45])/([.A45]*[.A45]))" office:value-type="float" office:value="79524.6246203783" calcext:value-type="float">
            <text:p>79524,6246203783</text:p>
          </table:table-cell>
          <table:table-cell table:number-columns-repeated="2"/>
        </table:table-row>
        <table:table-row table:style-name="ro1">
          <table:table-cell table:formula="of:=[.A46]+[.$D$2]" office:value-type="float" office:value="24.5" calcext:value-type="float">
            <text:p>24,5</text:p>
          </table:table-cell>
          <table:table-cell table:formula="of:=[.B46]+[.$D$2]*([.A46]*[.A46]*[.A46]-SIN([.B46])/([.A46]*[.A46]))" office:value-type="float" office:value="86436.6254855866" calcext:value-type="float">
            <text:p>86436,6254855866</text:p>
          </table:table-cell>
          <table:table-cell table:number-columns-repeated="2"/>
        </table:table-row>
        <table:table-row table:style-name="ro1">
          <table:table-cell table:formula="of:=[.A47]+[.$D$2]" office:value-type="float" office:value="25" calcext:value-type="float">
            <text:p>25</text:p>
          </table:table-cell>
          <table:table-cell table:formula="of:=[.B47]+[.$D$2]*([.A47]*[.A47]*[.A47]-SIN([.B47])/([.A47]*[.A47]))" office:value-type="float" office:value="93789.688747526" calcext:value-type="float">
            <text:p>93789,688747526</text:p>
          </table:table-cell>
          <table:table-cell table:number-columns-repeated="2"/>
        </table:table-row>
        <table:table-row table:style-name="ro1">
          <table:table-cell table:formula="of:=[.A48]+[.$D$2]" office:value-type="float" office:value="25.5" calcext:value-type="float">
            <text:p>25,5</text:p>
          </table:table-cell>
          <table:table-cell table:formula="of:=[.B48]+[.$D$2]*([.A48]*[.A48]*[.A48]-SIN([.B48])/([.A48]*[.A48]))" office:value-type="float" office:value="101602.188307992" calcext:value-type="float">
            <text:p>101602,188307992</text:p>
          </table:table-cell>
          <table:table-cell table:number-columns-repeated="2"/>
        </table:table-row>
        <table:table-row table:style-name="ro1">
          <table:table-cell table:formula="of:=[.A49]+[.$D$2]" office:value-type="float" office:value="26" calcext:value-type="float">
            <text:p>26</text:p>
          </table:table-cell>
          <table:table-cell table:formula="of:=[.B49]+[.$D$2]*([.A49]*[.A49]*[.A49]-SIN([.B49])/([.A49]*[.A49]))" office:value-type="float" office:value="109892.875762112" calcext:value-type="float">
            <text:p>109892,875762112</text:p>
          </table:table-cell>
          <table:table-cell table:number-columns-repeated="2"/>
        </table:table-row>
        <table:table-row table:style-name="ro1">
          <table:table-cell table:formula="of:=[.A50]+[.$D$2]" office:value-type="float" office:value="26.5" calcext:value-type="float">
            <text:p>26,5</text:p>
          </table:table-cell>
          <table:table-cell table:formula="of:=[.B50]+[.$D$2]*([.A50]*[.A50]*[.A50]-SIN([.B50])/([.A50]*[.A50]))" office:value-type="float" office:value="118680.875788187" calcext:value-type="float">
            <text:p>118680,875788187</text:p>
          </table:table-cell>
          <table:table-cell table:number-columns-repeated="2"/>
        </table:table-row>
        <table:table-row table:style-name="ro1">
          <table:table-cell table:formula="of:=[.A51]+[.$D$2]" office:value-type="float" office:value="27" calcext:value-type="float">
            <text:p>27</text:p>
          </table:table-cell>
          <table:table-cell table:formula="of:=[.B51]+[.$D$2]*([.A51]*[.A51]*[.A51]-SIN([.B51])/([.A51]*[.A51]))" office:value-type="float" office:value="127985.688858987" calcext:value-type="float">
            <text:p>127985,688858987</text:p>
          </table:table-cell>
          <table:table-cell table:number-columns-repeated="2"/>
        </table:table-row>
        <table:table-row table:style-name="ro1">
          <table:table-cell table:formula="of:=[.A52]+[.$D$2]" office:value-type="float" office:value="27.5" calcext:value-type="float">
            <text:p>27,5</text:p>
          </table:table-cell>
          <table:table-cell table:formula="of:=[.B52]+[.$D$2]*([.A52]*[.A52]*[.A52]-SIN([.B52])/([.A52]*[.A52]))" office:value-type="float" office:value="137827.189091426" calcext:value-type="float">
            <text:p>137827,189091426</text:p>
          </table:table-cell>
          <table:table-cell table:number-columns-repeated="2"/>
        </table:table-row>
        <table:table-row table:style-name="ro1">
          <table:table-cell table:formula="of:=[.A53]+[.$D$2]" office:value-type="float" office:value="28" calcext:value-type="float">
            <text:p>28</text:p>
          </table:table-cell>
          <table:table-cell table:formula="of:=[.B53]+[.$D$2]*([.A53]*[.A53]*[.A53]-SIN([.B53])/([.A53]*[.A53]))" office:value-type="float" office:value="148225.627048733" calcext:value-type="float">
            <text:p>148225,627048733</text:p>
          </table:table-cell>
          <table:table-cell table:number-columns-repeated="2"/>
        </table:table-row>
        <table:table-row table:style-name="ro1">
          <table:table-cell table:formula="of:=[.A54]+[.$D$2]" office:value-type="float" office:value="28.5" calcext:value-type="float">
            <text:p>28,5</text:p>
          </table:table-cell>
          <table:table-cell table:formula="of:=[.B54]+[.$D$2]*([.A54]*[.A54]*[.A54]-SIN([.B54])/([.A54]*[.A54]))" office:value-type="float" office:value="159201.627584533" calcext:value-type="float">
            <text:p>159201,627584533</text:p>
          </table:table-cell>
          <table:table-cell table:number-columns-repeated="2"/>
        </table:table-row>
        <table:table-row table:style-name="ro1">
          <table:table-cell table:formula="of:=[.A55]+[.$D$2]" office:value-type="float" office:value="29" calcext:value-type="float">
            <text:p>29</text:p>
          </table:table-cell>
          <table:table-cell table:formula="of:=[.B55]+[.$D$2]*([.A55]*[.A55]*[.A55]-SIN([.B55])/([.A55]*[.A55]))" office:value-type="float" office:value="170776.190693109" calcext:value-type="float">
            <text:p>170776,190693109</text:p>
          </table:table-cell>
          <table:table-cell table:number-columns-repeated="2"/>
        </table:table-row>
        <table:table-row table:style-name="ro1">
          <table:table-cell table:formula="of:=[.A56]+[.$D$2]" office:value-type="float" office:value="29.5" calcext:value-type="float">
            <text:p>29,5</text:p>
          </table:table-cell>
          <table:table-cell table:formula="of:=[.B56]+[.$D$2]*([.A56]*[.A56]*[.A56]-SIN([.B56])/([.A56]*[.A56]))" office:value-type="float" office:value="182970.69111374" calcext:value-type="float">
            <text:p>182970,69111374</text:p>
          </table:table-cell>
          <table:table-cell table:number-columns-repeated="2"/>
        </table:table-row>
        <table:table-row table:style-name="ro1">
          <table:table-cell table:formula="of:=[.A57]+[.$D$2]" office:value-type="float" office:value="30" calcext:value-type="float">
            <text:p>30</text:p>
          </table:table-cell>
          <table:table-cell table:formula="of:=[.B57]+[.$D$2]*([.A57]*[.A57]*[.A57]-SIN([.B57])/([.A57]*[.A57]))" office:value-type="float" office:value="195806.87914785" calcext:value-type="float">
            <text:p>195806,87914785</text:p>
          </table:table-cell>
          <table:table-cell table:number-columns-repeated="2"/>
        </table:table-row>
        <table:table-row table:style-name="ro1">
          <table:table-cell table:formula="of:=[.A58]+[.$D$2]" office:value-type="float" office:value="30.5" calcext:value-type="float">
            <text:p>30,5</text:p>
          </table:table-cell>
          <table:table-cell table:formula="of:=[.B58]+[.$D$2]*([.A58]*[.A58]*[.A58]-SIN([.B58])/([.A58]*[.A58]))" office:value-type="float" office:value="209306.879559244" calcext:value-type="float">
            <text:p>209306,879559244</text:p>
          </table:table-cell>
          <table:table-cell table:number-columns-repeated="2"/>
        </table:table-row>
        <table:table-row table:style-name="ro1">
          <table:table-cell table:formula="of:=[.A59]+[.$D$2]" office:value-type="float" office:value="31" calcext:value-type="float">
            <text:p>31</text:p>
          </table:table-cell>
          <table:table-cell table:formula="of:=[.B59]+[.$D$2]*([.A59]*[.A59]*[.A59]-SIN([.B59])/([.A59]*[.A59]))" office:value-type="float" office:value="223493.191528635" calcext:value-type="float">
            <text:p>223493,191528635</text:p>
          </table:table-cell>
          <table:table-cell table:number-columns-repeated="2"/>
        </table:table-row>
        <table:table-row table:style-name="ro1">
          <table:table-cell table:formula="of:=[.A60]+[.$D$2]" office:value-type="float" office:value="31.5" calcext:value-type="float">
            <text:p>31,5</text:p>
          </table:table-cell>
          <table:table-cell table:formula="of:=[.B60]+[.$D$2]*([.A60]*[.A60]*[.A60]-SIN([.B60])/([.A60]*[.A60]))" office:value-type="float" office:value="238388.691379781" calcext:value-type="float">
            <text:p>238388,691379781</text:p>
          </table:table-cell>
          <table:table-cell table:number-columns-repeated="2"/>
        </table:table-row>
        <table:table-row table:style-name="ro1">
          <table:table-cell table:formula="of:=[.A61]+[.$D$2]" office:value-type="float" office:value="32" calcext:value-type="float">
            <text:p>32</text:p>
          </table:table-cell>
          <table:table-cell table:formula="of:=[.B61]+[.$D$2]*([.A61]*[.A61]*[.A61]-SIN([.B61])/([.A61]*[.A61]))" office:value-type="float" office:value="254016.629382396" calcext:value-type="float">
            <text:p>254016,629382396</text:p>
          </table:table-cell>
          <table:table-cell table:number-columns-repeated="2"/>
        </table:table-row>
        <table:table-row table:style-name="ro1">
          <table:table-cell table:formula="of:=[.A62]+[.$D$2]" office:value-type="float" office:value="32.5" calcext:value-type="float">
            <text:p>32,5</text:p>
          </table:table-cell>
          <table:table-cell table:formula="of:=[.B62]+[.$D$2]*([.A62]*[.A62]*[.A62]-SIN([.B62])/([.A62]*[.A62]))" office:value-type="float" office:value="270400.629375666" calcext:value-type="float">
            <text:p>270400,629375666</text:p>
          </table:table-cell>
          <table:table-cell table:number-columns-repeated="2"/>
        </table:table-row>
        <table:table-row table:style-name="ro1">
          <table:table-cell table:formula="of:=[.A63]+[.$D$2]" office:value-type="float" office:value="33" calcext:value-type="float">
            <text:p>33</text:p>
          </table:table-cell>
          <table:table-cell table:formula="of:=[.B63]+[.$D$2]*([.A63]*[.A63]*[.A63]-SIN([.B63])/([.A63]*[.A63]))" office:value-type="float" office:value="287564.692146104" calcext:value-type="float">
            <text:p>287564,692146104</text:p>
          </table:table-cell>
          <table:table-cell table:number-columns-repeated="2"/>
        </table:table-row>
        <table:table-row table:style-name="ro1">
          <table:table-cell table:formula="of:=[.A64]+[.$D$2]" office:value-type="float" office:value="33.5" calcext:value-type="float">
            <text:p>33,5</text:p>
          </table:table-cell>
          <table:table-cell table:formula="of:=[.B64]+[.$D$2]*([.A64]*[.A64]*[.A64]-SIN([.B64])/([.A64]*[.A64]))" office:value-type="float" office:value="305533.191761901" calcext:value-type="float">
            <text:p>305533,191761901</text:p>
          </table:table-cell>
          <table:table-cell table:number-columns-repeated="2"/>
        </table:table-row>
        <table:table-row table:style-name="ro1">
          <table:table-cell table:formula="of:=[.A65]+[.$D$2]" office:value-type="float" office:value="34" calcext:value-type="float">
            <text:p>34</text:p>
          </table:table-cell>
          <table:table-cell table:formula="of:=[.B65]+[.$D$2]*([.A65]*[.A65]*[.A65]-SIN([.B65])/([.A65]*[.A65]))" office:value-type="float" office:value="324330.878961539" calcext:value-type="float">
            <text:p>324330,878961539</text:p>
          </table:table-cell>
          <table:table-cell table:number-columns-repeated="2"/>
        </table:table-row>
        <table:table-row table:style-name="ro1">
          <table:table-cell table:formula="of:=[.A66]+[.$D$2]" office:value-type="float" office:value="34.5" calcext:value-type="float">
            <text:p>34,5</text:p>
          </table:table-cell>
          <table:table-cell table:formula="of:=[.B66]+[.$D$2]*([.A66]*[.A66]*[.A66]-SIN([.B66])/([.A66]*[.A66]))" office:value-type="float" office:value="343982.879290286" calcext:value-type="float">
            <text:p>343982,879290286</text:p>
          </table:table-cell>
          <table:table-cell table:number-columns-repeated="2"/>
        </table:table-row>
        <table:table-row table:style-name="ro1">
          <table:table-cell table:formula="of:=[.A67]+[.$D$2]" office:value-type="float" office:value="35" calcext:value-type="float">
            <text:p>35</text:p>
          </table:table-cell>
          <table:table-cell table:formula="of:=[.B67]+[.$D$2]*([.A67]*[.A67]*[.A67]-SIN([.B67])/([.A67]*[.A67]))" office:value-type="float" office:value="364514.691982357" calcext:value-type="float">
            <text:p>364514,691982357</text:p>
          </table:table-cell>
          <table:table-cell table:number-columns-repeated="2"/>
        </table:table-row>
        <table:table-row table:style-name="ro1">
          <table:table-cell table:formula="of:=[.A68]+[.$D$2]" office:value-type="float" office:value="35.5" calcext:value-type="float">
            <text:p>35,5</text:p>
          </table:table-cell>
          <table:table-cell table:formula="of:=[.B68]+[.$D$2]*([.A68]*[.A68]*[.A68]-SIN([.B68])/([.A68]*[.A68]))" office:value-type="float" office:value="385952.191607823" calcext:value-type="float">
            <text:p>385952,191607823</text:p>
          </table:table-cell>
          <table:table-cell table:number-columns-repeated="2"/>
        </table:table-row>
        <table:table-row table:style-name="ro1">
          <table:table-cell table:formula="of:=[.A69]+[.$D$2]" office:value-type="float" office:value="36" calcext:value-type="float">
            <text:p>36</text:p>
          </table:table-cell>
          <table:table-cell table:formula="of:=[.B69]+[.$D$2]*([.A69]*[.A69]*[.A69]-SIN([.B69])/([.A69]*[.A69]))" office:value-type="float" office:value="408321.6287312" calcext:value-type="float">
            <text:p>408321,6287312</text:p>
          </table:table-cell>
          <table:table-cell table:number-columns-repeated="2"/>
        </table:table-row>
        <table:table-row table:style-name="ro1">
          <table:table-cell table:formula="of:=[.A70]+[.$D$2]" office:value-type="float" office:value="36.5" calcext:value-type="float">
            <text:p>36,5</text:p>
          </table:table-cell>
          <table:table-cell table:formula="of:=[.B70]+[.$D$2]*([.A70]*[.A70]*[.A70]-SIN([.B70])/([.A70]*[.A70]))" office:value-type="float" office:value="431649.628515519" calcext:value-type="float">
            <text:p>431649,628515519</text:p>
          </table:table-cell>
          <table:table-cell table:number-columns-repeated="2"/>
        </table:table-row>
        <table:table-row table:style-name="ro1">
          <table:table-cell table:formula="of:=[.A71]+[.$D$2]" office:value-type="float" office:value="37" calcext:value-type="float">
            <text:p>37</text:p>
          </table:table-cell>
          <table:table-cell table:formula="of:=[.B71]+[.$D$2]*([.A71]*[.A71]*[.A71]-SIN([.B71])/([.A71]*[.A71]))" office:value-type="float" office:value="455963.190684322" calcext:value-type="float">
            <text:p>455963,190684322</text:p>
          </table:table-cell>
          <table:table-cell table:number-columns-repeated="2"/>
        </table:table-row>
        <table:table-row table:style-name="ro1">
          <table:table-cell table:formula="of:=[.A72]+[.$D$2]" office:value-type="float" office:value="37.5" calcext:value-type="float">
            <text:p>37,5</text:p>
          </table:table-cell>
          <table:table-cell table:formula="of:=[.B72]+[.$D$2]*([.A72]*[.A72]*[.A72]-SIN([.B72])/([.A72]*[.A72]))" office:value-type="float" office:value="481289.691034621" calcext:value-type="float">
            <text:p>481289,691034621</text:p>
          </table:table-cell>
          <table:table-cell table:number-columns-repeated="2"/>
        </table:table-row>
        <table:table-row table:style-name="ro1">
          <table:table-cell table:formula="of:=[.A73]+[.$D$2]" office:value-type="float" office:value="38" calcext:value-type="float">
            <text:p>38</text:p>
          </table:table-cell>
          <table:table-cell table:formula="of:=[.B73]+[.$D$2]*([.A73]*[.A73]*[.A73]-SIN([.B73])/([.A73]*[.A73]))" office:value-type="float" office:value="507656.878798931" calcext:value-type="float">
            <text:p>507656,878798931</text:p>
          </table:table-cell>
          <table:table-cell table:number-columns-repeated="2"/>
        </table:table-row>
        <table:table-row table:style-name="ro1">
          <table:table-cell table:formula="of:=[.A74]+[.$D$2]" office:value-type="float" office:value="38.5" calcext:value-type="float">
            <text:p>38,5</text:p>
          </table:table-cell>
          <table:table-cell table:formula="of:=[.B74]+[.$D$2]*([.A74]*[.A74]*[.A74]-SIN([.B74])/([.A74]*[.A74]))" office:value-type="float" office:value="535092.878592502" calcext:value-type="float">
            <text:p>535092,878592502</text:p>
          </table:table-cell>
          <table:table-cell table:number-columns-repeated="2"/>
        </table:table-row>
        <table:table-row table:style-name="ro1">
          <table:table-cell table:formula="of:=[.A75]+[.$D$2]" office:value-type="float" office:value="39" calcext:value-type="float">
            <text:p>39</text:p>
          </table:table-cell>
          <table:table-cell table:formula="of:=[.B75]+[.$D$2]*([.A75]*[.A75]*[.A75]-SIN([.B75])/([.A75]*[.A75]))" office:value-type="float" office:value="563626.191394624" calcext:value-type="float">
            <text:p>563626,191394624</text:p>
          </table:table-cell>
          <table:table-cell table:number-columns-repeated="2"/>
        </table:table-row>
        <table:table-row table:style-name="ro1">
          <table:table-cell table:formula="of:=[.A76]+[.$D$2]" office:value-type="float" office:value="39.5" calcext:value-type="float">
            <text:p>39,5</text:p>
          </table:table-cell>
          <table:table-cell table:formula="of:=[.B76]+[.$D$2]*([.A76]*[.A76]*[.A76]-SIN([.B76])/([.A76]*[.A76]))" office:value-type="float" office:value="593285.691597056" calcext:value-type="float">
            <text:p>593285,691597056</text:p>
          </table:table-cell>
          <table:table-cell table:number-columns-repeated="2"/>
        </table:table-row>
        <table:table-row table:style-name="ro1">
          <table:table-cell table:formula="of:=[.A77]+[.$D$2]" office:value-type="float" office:value="40" calcext:value-type="float">
            <text:p>40</text:p>
          </table:table-cell>
          <table:table-cell table:formula="of:=[.B77]+[.$D$2]*([.A77]*[.A77]*[.A77]-SIN([.B77])/([.A77]*[.A77]))" office:value-type="float" office:value="624100.628838371" calcext:value-type="float">
            <text:p>624100,628838371</text:p>
          </table:table-cell>
          <table:table-cell table:number-columns-repeated="2"/>
        </table:table-row>
        <table:table-row table:style-name="ro1">
          <table:table-cell table:formula="of:=[.A78]+[.$D$2]" office:value-type="float" office:value="40.5" calcext:value-type="float">
            <text:p>40,5</text:p>
          </table:table-cell>
          <table:table-cell table:formula="of:=[.B78]+[.$D$2]*([.A78]*[.A78]*[.A78]-SIN([.B78])/([.A78]*[.A78]))" office:value-type="float" office:value="656100.629135616" calcext:value-type="float">
            <text:p>656100,629135616</text:p>
          </table:table-cell>
          <table:table-cell table:number-columns-repeated="2"/>
        </table:table-row>
        <table:table-row table:style-name="ro1">
          <table:table-cell table:formula="of:=[.A79]+[.$D$2]" office:value-type="float" office:value="41" calcext:value-type="float">
            <text:p>41</text:p>
          </table:table-cell>
          <table:table-cell table:formula="of:=[.B79]+[.$D$2]*([.A79]*[.A79]*[.A79]-SIN([.B79])/([.A79]*[.A79]))" office:value-type="float" office:value="689315.691891227" calcext:value-type="float">
            <text:p>689315,691891227</text:p>
          </table:table-cell>
          <table:table-cell table:number-columns-repeated="2"/>
        </table:table-row>
        <table:table-row table:style-name="ro1">
          <table:table-cell table:formula="of:=[.A80]+[.$D$2]" office:value-type="float" office:value="41.5" calcext:value-type="float">
            <text:p>41,5</text:p>
          </table:table-cell>
          <table:table-cell table:formula="of:=[.B80]+[.$D$2]*([.A80]*[.A80]*[.A80]-SIN([.B80])/([.A80]*[.A80]))" office:value-type="float" office:value="723776.191891759" calcext:value-type="float">
            <text:p>723776,191891759</text:p>
          </table:table-cell>
          <table:table-cell table:number-columns-repeated="2"/>
        </table:table-row>
        <table:table-row table:style-name="ro1">
          <table:table-cell table:formula="of:=[.A81]+[.$D$2]" office:value-type="float" office:value="42" calcext:value-type="float">
            <text:p>42</text:p>
          </table:table-cell>
          <table:table-cell table:formula="of:=[.B81]+[.$D$2]*([.A81]*[.A81]*[.A81]-SIN([.B81])/([.A81]*[.A81]))" office:value-type="float" office:value="759512.879496308" calcext:value-type="float">
            <text:p>759512,879496308</text:p>
          </table:table-cell>
          <table:table-cell table:number-columns-repeated="2"/>
        </table:table-row>
        <table:table-row table:style-name="ro1">
          <table:table-cell table:formula="of:=[.A82]+[.$D$2]" office:value-type="float" office:value="42.5" calcext:value-type="float">
            <text:p>42,5</text:p>
          </table:table-cell>
          <table:table-cell table:formula="of:=[.B82]+[.$D$2]*([.A82]*[.A82]*[.A82]-SIN([.B82])/([.A82]*[.A82]))" office:value-type="float" office:value="796556.879215298" calcext:value-type="float">
            <text:p>796556,879215298</text:p>
          </table:table-cell>
          <table:table-cell table:number-columns-repeated="2"/>
        </table:table-row>
        <table:table-row table:style-name="ro1">
          <table:table-cell table:formula="of:=[.A83]+[.$D$2]" office:value-type="float" office:value="43" calcext:value-type="float">
            <text:p>43</text:p>
          </table:table-cell>
          <table:table-cell table:formula="of:=[.B83]+[.$D$2]*([.A83]*[.A83]*[.A83]-SIN([.B83])/([.A83]*[.A83]))" office:value-type="float" office:value="834939.691776056" calcext:value-type="float">
            <text:p>834939,691776056</text:p>
          </table:table-cell>
          <table:table-cell table:number-columns-repeated="2"/>
        </table:table-row>
        <table:table-row table:style-name="ro1">
          <table:table-cell table:formula="of:=[.A84]+[.$D$2]" office:value-type="float" office:value="43.5" calcext:value-type="float">
            <text:p>43,5</text:p>
          </table:table-cell>
          <table:table-cell table:formula="of:=[.B84]+[.$D$2]*([.A84]*[.A84]*[.A84]-SIN([.B84])/([.A84]*[.A84]))" office:value-type="float" office:value="874693.192041956" calcext:value-type="float">
            <text:p>874693,192041956</text:p>
          </table:table-cell>
          <table:table-cell table:number-columns-repeated="2"/>
        </table:table-row>
        <table:table-row table:style-name="ro1">
          <table:table-cell table:formula="of:=[.A85]+[.$D$2]" office:value-type="float" office:value="44" calcext:value-type="float">
            <text:p>44</text:p>
          </table:table-cell>
          <table:table-cell table:formula="of:=[.B85]+[.$D$2]*([.A85]*[.A85]*[.A85]-SIN([.B85])/([.A85]*[.A85]))" office:value-type="float" office:value="915849.629806071" calcext:value-type="float">
            <text:p>915849,629806071</text:p>
          </table:table-cell>
          <table:table-cell table:number-columns-repeated="2"/>
        </table:table-row>
        <table:table-row table:style-name="ro1">
          <table:table-cell table:formula="of:=[.A86]+[.$D$2]" office:value-type="float" office:value="44.5" calcext:value-type="float">
            <text:p>44,5</text:p>
          </table:table-cell>
          <table:table-cell table:formula="of:=[.B86]+[.$D$2]*([.A86]*[.A86]*[.A86]-SIN([.B86])/([.A86]*[.A86]))" office:value-type="float" office:value="958441.629813028" calcext:value-type="float">
            <text:p>958441,629813028</text:p>
          </table:table-cell>
          <table:table-cell table:number-columns-repeated="2"/>
        </table:table-row>
        <table:table-row table:style-name="ro1">
          <table:table-cell table:formula="of:=[.A87]+[.$D$2]" office:value-type="float" office:value="45" calcext:value-type="float">
            <text:p>45</text:p>
          </table:table-cell>
          <table:table-cell table:formula="of:=[.B87]+[.$D$2]*([.A87]*[.A87]*[.A87]-SIN([.B87])/([.A87]*[.A87]))" office:value-type="float" office:value="1002502.19256191" calcext:value-type="float">
            <text:p>1002502,19256191</text:p>
          </table:table-cell>
          <table:table-cell table:number-columns-repeated="2"/>
        </table:table-row>
        <table:table-row table:style-name="ro1">
          <table:table-cell table:formula="of:=[.A88]+[.$D$2]" office:value-type="float" office:value="45.5" calcext:value-type="float">
            <text:p>45,5</text:p>
          </table:table-cell>
          <table:table-cell table:formula="of:=[.B88]+[.$D$2]*([.A88]*[.A88]*[.A88]-SIN([.B88])/([.A88]*[.A88]))" office:value-type="float" office:value="1048064.69233889" calcext:value-type="float">
            <text:p>1048064,69233889</text:p>
          </table:table-cell>
          <table:table-cell table:number-columns-repeated="2"/>
        </table:table-row>
        <table:table-row table:style-name="ro1">
          <table:table-cell table:formula="of:=[.A89]+[.$D$2]" office:value-type="float" office:value="46" calcext:value-type="float">
            <text:p>46</text:p>
          </table:table-cell>
          <table:table-cell table:formula="of:=[.B89]+[.$D$2]*([.A89]*[.A89]*[.A89]-SIN([.B89])/([.A89]*[.A89]))" office:value-type="float" office:value="1095162.88005508" calcext:value-type="float">
            <text:p>1095162,88005508</text:p>
          </table:table-cell>
          <table:table-cell table:number-columns-repeated="2"/>
        </table:table-row>
        <table:table-row table:style-name="ro1">
          <table:table-cell table:formula="of:=[.A90]+[.$D$2]" office:value-type="float" office:value="46.5" calcext:value-type="float">
            <text:p>46,5</text:p>
          </table:table-cell>
          <table:table-cell table:formula="of:=[.B90]+[.$D$2]*([.A90]*[.A90]*[.A90]-SIN([.B90])/([.A90]*[.A90]))" office:value-type="float" office:value="1143830.88017645" calcext:value-type="float">
            <text:p>1143830,88017645</text:p>
          </table:table-cell>
          <table:table-cell table:number-columns-repeated="2"/>
        </table:table-row>
        <table:table-row table:style-name="ro1">
          <table:table-cell table:formula="of:=[.A91]+[.$D$2]" office:value-type="float" office:value="47" calcext:value-type="float">
            <text:p>47</text:p>
          </table:table-cell>
          <table:table-cell table:formula="of:=[.B91]+[.$D$2]*([.A91]*[.A91]*[.A91]-SIN([.B91])/([.A91]*[.A91]))" office:value-type="float" office:value="1194103.19248016" calcext:value-type="float">
            <text:p>1194103,19248016</text:p>
          </table:table-cell>
          <table:table-cell table:number-columns-repeated="2"/>
        </table:table-row>
        <table:table-row table:style-name="ro1">
          <table:table-cell table:formula="of:=[.A92]+[.$D$2]" office:value-type="float" office:value="47.5" calcext:value-type="float">
            <text:p>47,5</text:p>
          </table:table-cell>
          <table:table-cell table:formula="of:=[.B92]+[.$D$2]*([.A92]*[.A92]*[.A92]-SIN([.B92])/([.A92]*[.A92]))" office:value-type="float" office:value="1246014.69237822" calcext:value-type="float">
            <text:p>1246014,69237822</text:p>
          </table:table-cell>
          <table:table-cell table:number-columns-repeated="2"/>
        </table:table-row>
        <table:table-row table:style-name="ro1">
          <table:table-cell table:formula="of:=[.A93]+[.$D$2]" office:value-type="float" office:value="48" calcext:value-type="float">
            <text:p>48</text:p>
          </table:table-cell>
          <table:table-cell table:formula="of:=[.B93]+[.$D$2]*([.A93]*[.A93]*[.A93]-SIN([.B93])/([.A93]*[.A93]))" office:value-type="float" office:value="1299600.62974511" calcext:value-type="float">
            <text:p>1299600,62974511</text:p>
          </table:table-cell>
          <table:table-cell table:number-columns-repeated="2"/>
        </table:table-row>
        <table:table-row table:style-name="ro1">
          <table:table-cell table:formula="of:=[.A94]+[.$D$2]" office:value-type="float" office:value="48.5" calcext:value-type="float">
            <text:p>48,5</text:p>
          </table:table-cell>
          <table:table-cell table:formula="of:=[.B94]+[.$D$2]*([.A94]*[.A94]*[.A94]-SIN([.B94])/([.A94]*[.A94]))" office:value-type="float" office:value="1354896.62990856" calcext:value-type="float">
            <text:p>1354896,62990856</text:p>
          </table:table-cell>
          <table:table-cell table:number-columns-repeated="2"/>
        </table:table-row>
        <table:table-row table:style-name="ro1">
          <table:table-cell table:formula="of:=[.A95]+[.$D$2]" office:value-type="float" office:value="49" calcext:value-type="float">
            <text:p>49</text:p>
          </table:table-cell>
          <table:table-cell table:formula="of:=[.B95]+[.$D$2]*([.A95]*[.A95]*[.A95]-SIN([.B95])/([.A95]*[.A95]))" office:value-type="float" office:value="1411938.69240325" calcext:value-type="float">
            <text:p>1411938,69240325</text:p>
          </table:table-cell>
          <table:table-cell table:number-columns-repeated="2"/>
        </table:table-row>
        <table:table-row table:style-name="ro1">
          <table:table-cell table:formula="of:=[.A96]+[.$D$2]" office:value-type="float" office:value="49.5" calcext:value-type="float">
            <text:p>49,5</text:p>
          </table:table-cell>
          <table:table-cell table:formula="of:=[.B96]+[.$D$2]*([.A96]*[.A96]*[.A96]-SIN([.B96])/([.A96]*[.A96]))" office:value-type="float" office:value="1470763.19237425" calcext:value-type="float">
            <text:p>1470763,19237425</text:p>
          </table:table-cell>
          <table:table-cell table:number-columns-repeated="2"/>
        </table:table-row>
        <table:table-row table:style-name="ro1">
          <table:table-cell table:formula="of:=[.A97]+[.$D$2]" office:value-type="float" office:value="50" calcext:value-type="float">
            <text:p>50</text:p>
          </table:table-cell>
          <table:table-cell table:formula="of:=[.B97]+[.$D$2]*([.A97]*[.A97]*[.A97]-SIN([.B97])/([.A97]*[.A97]))" office:value-type="float" office:value="1531406.87967146" calcext:value-type="float">
            <text:p>1531406,87967146</text:p>
          </table:table-cell>
          <table:table-cell table:number-columns-repeated="2"/>
        </table:table-row>
        <table:table-row table:style-name="ro1">
          <table:table-cell table:formula="of:=[.A98]+[.$D$2]" office:value-type="float" office:value="50.5" calcext:value-type="float">
            <text:p>50,5</text:p>
          </table:table-cell>
          <table:table-cell table:formula="of:=[.B98]+[.$D$2]*([.A98]*[.A98]*[.A98]-SIN([.B98])/([.A98]*[.A98]))" office:value-type="float" office:value="1593906.87970302" calcext:value-type="float">
            <text:p>1593906,87970302</text:p>
          </table:table-cell>
          <table:table-cell table:number-columns-repeated="2"/>
        </table:table-row>
        <table:table-row table:style-name="ro1">
          <table:table-cell table:formula="of:=[.A99]+[.$D$2]" office:value-type="float" office:value="51" calcext:value-type="float">
            <text:p>51</text:p>
          </table:table-cell>
          <table:table-cell table:formula="of:=[.B99]+[.$D$2]*([.A99]*[.A99]*[.A99]-SIN([.B99])/([.A99]*[.A99]))" office:value-type="float" office:value="1658300.69203832" calcext:value-type="float">
            <text:p>1658300,69203832</text:p>
          </table:table-cell>
          <table:table-cell table:number-columns-repeated="2"/>
        </table:table-row>
        <table:table-row table:style-name="ro1">
          <table:table-cell table:formula="of:=[.A100]+[.$D$2]" office:value-type="float" office:value="51.5" calcext:value-type="float">
            <text:p>51,5</text:p>
          </table:table-cell>
          <table:table-cell table:formula="of:=[.B100]+[.$D$2]*([.A100]*[.A100]*[.A100]-SIN([.B100])/([.A100]*[.A100]))" office:value-type="float" office:value="1724626.19223054" calcext:value-type="float">
            <text:p>1724626,19223054</text:p>
          </table:table-cell>
          <table:table-cell table:number-columns-repeated="2"/>
        </table:table-row>
        <table:table-row table:style-name="ro1">
          <table:table-cell table:formula="of:=[.A101]+[.$D$2]" office:value-type="float" office:value="52" calcext:value-type="float">
            <text:p>52</text:p>
          </table:table-cell>
          <table:table-cell table:formula="of:=[.B101]+[.$D$2]*([.A101]*[.A101]*[.A101]-SIN([.B101])/([.A101]*[.A101]))" office:value-type="float" office:value="1792921.6299149" calcext:value-type="float">
            <text:p>1792921,6299149</text:p>
          </table:table-cell>
          <table:table-cell table:number-columns-repeated="2"/>
        </table:table-row>
        <table:table-row table:style-name="ro1">
          <table:table-cell table:formula="of:=[.A102]+[.$D$2]" office:value-type="float" office:value="52.5" calcext:value-type="float">
            <text:p>52,5</text:p>
          </table:table-cell>
          <table:table-cell table:formula="of:=[.B102]+[.$D$2]*([.A102]*[.A102]*[.A102]-SIN([.B102])/([.A102]*[.A102]))" office:value-type="float" office:value="1863225.62975876" calcext:value-type="float">
            <text:p>1863225,62975876</text:p>
          </table:table-cell>
          <table:table-cell table:number-columns-repeated="2"/>
        </table:table-row>
        <table:table-row table:style-name="ro1">
          <table:table-cell table:formula="of:=[.A103]+[.$D$2]" office:value-type="float" office:value="53" calcext:value-type="float">
            <text:p>53</text:p>
          </table:table-cell>
          <table:table-cell table:formula="of:=[.B103]+[.$D$2]*([.A103]*[.A103]*[.A103]-SIN([.B103])/([.A103]*[.A103]))" office:value-type="float" office:value="1935577.19233504" calcext:value-type="float">
            <text:p>1935577,19233504</text:p>
          </table:table-cell>
          <table:table-cell table:number-columns-repeated="2"/>
        </table:table-row>
        <table:table-row table:style-name="ro1">
          <table:table-cell table:formula="of:=[.A104]+[.$D$2]" office:value-type="float" office:value="53.5" calcext:value-type="float">
            <text:p>53,5</text:p>
          </table:table-cell>
          <table:table-cell table:formula="of:=[.B104]+[.$D$2]*([.A104]*[.A104]*[.A104]-SIN([.B104])/([.A104]*[.A104]))" office:value-type="float" office:value="2010015.69249508" calcext:value-type="float">
            <text:p>2010015,69249508</text:p>
          </table:table-cell>
          <table:table-cell table:number-columns-repeated="2"/>
        </table:table-row>
        <table:table-row table:style-name="ro1">
          <table:table-cell table:formula="of:=[.A105]+[.$D$2]" office:value-type="float" office:value="54" calcext:value-type="float">
            <text:p>54</text:p>
          </table:table-cell>
          <table:table-cell table:formula="of:=[.B105]+[.$D$2]*([.A105]*[.A105]*[.A105]-SIN([.B105])/([.A105]*[.A105]))" office:value-type="float" office:value="2086580.88006631" calcext:value-type="float">
            <text:p>2086580,88006631</text:p>
          </table:table-cell>
          <table:table-cell table:number-columns-repeated="2"/>
        </table:table-row>
        <table:table-row table:style-name="ro1">
          <table:table-cell table:formula="of:=[.A106]+[.$D$2]" office:value-type="float" office:value="54.5" calcext:value-type="float">
            <text:p>54,5</text:p>
          </table:table-cell>
          <table:table-cell table:formula="of:=[.B106]+[.$D$2]*([.A106]*[.A106]*[.A106]-SIN([.B106])/([.A106]*[.A106]))" office:value-type="float" office:value="2165312.88021179" calcext:value-type="float">
            <text:p>2165312,88021179</text:p>
          </table:table-cell>
          <table:table-cell table:number-columns-repeated="2"/>
        </table:table-row>
        <table:table-row table:style-name="ro1">
          <table:table-cell table:formula="of:=[.A107]+[.$D$2]" office:value-type="float" office:value="55" calcext:value-type="float">
            <text:p>55</text:p>
          </table:table-cell>
          <table:table-cell table:formula="of:=[.B107]+[.$D$2]*([.A107]*[.A107]*[.A107]-SIN([.B107])/([.A107]*[.A107]))" office:value-type="float" office:value="2246252.19254347" calcext:value-type="float">
            <text:p>2246252,19254347</text:p>
          </table:table-cell>
          <table:table-cell table:number-columns-repeated="2"/>
        </table:table-row>
        <table:table-row table:style-name="ro1">
          <table:table-cell table:formula="of:=[.A108]+[.$D$2]" office:value-type="float" office:value="55.5" calcext:value-type="float">
            <text:p>55,5</text:p>
          </table:table-cell>
          <table:table-cell table:formula="of:=[.B108]+[.$D$2]*([.A108]*[.A108]*[.A108]-SIN([.B108])/([.A108]*[.A108]))" office:value-type="float" office:value="2329439.69241619" calcext:value-type="float">
            <text:p>2329439,69241619</text:p>
          </table:table-cell>
          <table:table-cell table:number-columns-repeated="2"/>
        </table:table-row>
        <table:table-row table:style-name="ro1">
          <table:table-cell table:formula="of:=[.A109]+[.$D$2]" office:value-type="float" office:value="56" calcext:value-type="float">
            <text:p>56</text:p>
          </table:table-cell>
          <table:table-cell table:formula="of:=[.B109]+[.$D$2]*([.A109]*[.A109]*[.A109]-SIN([.B109])/([.A109]*[.A109]))" office:value-type="float" office:value="2414916.63005232" calcext:value-type="float">
            <text:p>2414916,63005232</text:p>
          </table:table-cell>
          <table:table-cell table:number-columns-repeated="2"/>
        </table:table-row>
        <table:table-row table:style-name="ro1">
          <table:table-cell table:formula="of:=[.A110]+[.$D$2]" office:value-type="float" office:value="56.5" calcext:value-type="float">
            <text:p>56,5</text:p>
          </table:table-cell>
          <table:table-cell table:formula="of:=[.B110]+[.$D$2]*([.A110]*[.A110]*[.A110]-SIN([.B110])/([.A110]*[.A110]))" office:value-type="float" office:value="2502724.63013016" calcext:value-type="float">
            <text:p>2502724,63013016</text:p>
          </table:table-cell>
          <table:table-cell table:number-columns-repeated="2"/>
        </table:table-row>
        <table:table-row table:style-name="ro1">
          <table:table-cell table:formula="of:=[.A111]+[.$D$2]" office:value-type="float" office:value="57" calcext:value-type="float">
            <text:p>57</text:p>
          </table:table-cell>
          <table:table-cell table:formula="of:=[.B111]+[.$D$2]*([.A111]*[.A111]*[.A111]-SIN([.B111])/([.A111]*[.A111]))" office:value-type="float" office:value="2592905.69263401" calcext:value-type="float">
            <text:p>2592905,69263401</text:p>
          </table:table-cell>
          <table:table-cell table:number-columns-repeated="2"/>
        </table:table-row>
        <table:table-row table:style-name="ro1">
          <table:table-cell table:formula="of:=[.A112]+[.$D$2]" office:value-type="float" office:value="57.5" calcext:value-type="float">
            <text:p>57,5</text:p>
          </table:table-cell>
          <table:table-cell table:formula="of:=[.B112]+[.$D$2]*([.A112]*[.A112]*[.A112]-SIN([.B112])/([.A112]*[.A112]))" office:value-type="float" office:value="2685502.19278771" calcext:value-type="float">
            <text:p>2685502,19278771</text:p>
          </table:table-cell>
          <table:table-cell table:number-columns-repeated="2"/>
        </table:table-row>
        <table:table-row table:style-name="ro1">
          <table:table-cell table:formula="of:=[.A113]+[.$D$2]" office:value-type="float" office:value="58" calcext:value-type="float">
            <text:p>58</text:p>
          </table:table-cell>
          <table:table-cell table:formula="of:=[.B113]+[.$D$2]*([.A113]*[.A113]*[.A113]-SIN([.B113])/([.A113]*[.A113]))" office:value-type="float" office:value="2780556.88033565" calcext:value-type="float">
            <text:p>2780556,88033565</text:p>
          </table:table-cell>
          <table:table-cell table:number-columns-repeated="2"/>
        </table:table-row>
        <table:table-row table:style-name="ro1">
          <table:table-cell table:formula="of:=[.A114]+[.$D$2]" office:value-type="float" office:value="58.5" calcext:value-type="float">
            <text:p>58,5</text:p>
          </table:table-cell>
          <table:table-cell table:formula="of:=[.B114]+[.$D$2]*([.A114]*[.A114]*[.A114]-SIN([.B114])/([.A114]*[.A114]))" office:value-type="float" office:value="2878112.88022862" calcext:value-type="float">
            <text:p>2878112,88022862</text:p>
          </table:table-cell>
          <table:table-cell table:number-columns-repeated="2"/>
        </table:table-row>
        <table:table-row table:style-name="ro1">
          <table:table-cell table:formula="of:=[.A115]+[.$D$2]" office:value-type="float" office:value="59" calcext:value-type="float">
            <text:p>59</text:p>
          </table:table-cell>
          <table:table-cell table:formula="of:=[.B115]+[.$D$2]*([.A115]*[.A115]*[.A115]-SIN([.B115])/([.A115]*[.A115]))" office:value-type="float" office:value="2978213.69282057" calcext:value-type="float">
            <text:p>2978213,69282057</text:p>
          </table:table-cell>
          <table:table-cell table:number-columns-repeated="2"/>
        </table:table-row>
        <table:table-row table:style-name="ro1">
          <table:table-cell table:formula="of:=[.A116]+[.$D$2]" office:value-type="float" office:value="59.5" calcext:value-type="float">
            <text:p>59,5</text:p>
          </table:table-cell>
          <table:table-cell table:formula="of:=[.B116]+[.$D$2]*([.A116]*[.A116]*[.A116]-SIN([.B116])/([.A116]*[.A116]))" office:value-type="float" office:value="3080903.19276006" calcext:value-type="float">
            <text:p>3080903,19276006</text:p>
          </table:table-cell>
          <table:table-cell table:number-columns-repeated="2"/>
        </table:table-row>
        <table:table-row table:style-name="ro1">
          <table:table-cell table:formula="of:=[.A117]+[.$D$2]" office:value-type="float" office:value="60" calcext:value-type="float">
            <text:p>60</text:p>
          </table:table-cell>
          <table:table-cell table:formula="of:=[.B117]+[.$D$2]*([.A117]*[.A117]*[.A117]-SIN([.B117])/([.A117]*[.A117]))" office:value-type="float" office:value="3186225.63028451" calcext:value-type="float">
            <text:p>3186225,63028451</text:p>
          </table:table-cell>
          <table:table-cell table:number-columns-repeated="2"/>
        </table:table-row>
        <table:table-row table:style-name="ro1">
          <table:table-cell table:formula="of:=[.A118]+[.$D$2]" office:value-type="float" office:value="60.5" calcext:value-type="float">
            <text:p>60,5</text:p>
          </table:table-cell>
          <table:table-cell table:formula="of:=[.B118]+[.$D$2]*([.A118]*[.A118]*[.A118]-SIN([.B118])/([.A118]*[.A118]))" office:value-type="float" office:value="3294225.63033471" calcext:value-type="float">
            <text:p>3294225,63033471</text:p>
          </table:table-cell>
          <table:table-cell table:number-columns-repeated="2"/>
        </table:table-row>
        <table:table-row table:style-name="ro1">
          <table:table-cell table:formula="of:=[.A119]+[.$D$2]" office:value-type="float" office:value="61" calcext:value-type="float">
            <text:p>61</text:p>
          </table:table-cell>
          <table:table-cell table:formula="of:=[.B119]+[.$D$2]*([.A119]*[.A119]*[.A119]-SIN([.B119])/([.A119]*[.A119]))" office:value-type="float" office:value="3404948.192703" calcext:value-type="float">
            <text:p>3404948,192703</text:p>
          </table:table-cell>
          <table:table-cell table:number-columns-repeated="2"/>
        </table:table-row>
        <table:table-row table:style-name="ro1">
          <table:table-cell table:formula="of:=[.A120]+[.$D$2]" office:value-type="float" office:value="61.5" calcext:value-type="float">
            <text:p>61,5</text:p>
          </table:table-cell>
          <table:table-cell table:formula="of:=[.B120]+[.$D$2]*([.A120]*[.A120]*[.A120]-SIN([.B120])/([.A120]*[.A120]))" office:value-type="float" office:value="3518438.69258771" calcext:value-type="float">
            <text:p>3518438,69258771</text:p>
          </table:table-cell>
          <table:table-cell table:number-columns-repeated="2"/>
        </table:table-row>
        <table:table-row table:style-name="ro1">
          <table:table-cell table:formula="of:=[.A121]+[.$D$2]" office:value-type="float" office:value="62" calcext:value-type="float">
            <text:p>62</text:p>
          </table:table-cell>
          <table:table-cell table:formula="of:=[.B121]+[.$D$2]*([.A121]*[.A121]*[.A121]-SIN([.B121])/([.A121]*[.A121]))" office:value-type="float" office:value="3634742.88015862" calcext:value-type="float">
            <text:p>3634742,88015862</text:p>
          </table:table-cell>
          <table:table-cell table:number-columns-repeated="2"/>
        </table:table-row>
        <table:table-row table:style-name="ro1">
          <table:table-cell table:formula="of:=[.A122]+[.$D$2]" office:value-type="float" office:value="62.5" calcext:value-type="float">
            <text:p>62,5</text:p>
          </table:table-cell>
          <table:table-cell table:formula="of:=[.B122]+[.$D$2]*([.A122]*[.A122]*[.A122]-SIN([.B122])/([.A122]*[.A122]))" office:value-type="float" office:value="3753906.880034" calcext:value-type="float">
            <text:p>3753906,880034</text:p>
          </table:table-cell>
          <table:table-cell table:number-columns-repeated="2"/>
        </table:table-row>
        <table:table-row table:style-name="ro1">
          <table:table-cell table:formula="of:=[.A123]+[.$D$2]" office:value-type="float" office:value="63" calcext:value-type="float">
            <text:p>63</text:p>
          </table:table-cell>
          <table:table-cell table:formula="of:=[.B123]+[.$D$2]*([.A123]*[.A123]*[.A123]-SIN([.B123])/([.A123]*[.A123]))" office:value-type="float" office:value="3875977.19264382" calcext:value-type="float">
            <text:p>3875977,19264382</text:p>
          </table:table-cell>
          <table:table-cell table:number-columns-repeated="2"/>
        </table:table-row>
        <table:table-row table:style-name="ro1">
          <table:table-cell table:formula="of:=[.A124]+[.$D$2]" office:value-type="float" office:value="63.5" calcext:value-type="float">
            <text:p>63,5</text:p>
          </table:table-cell>
          <table:table-cell table:formula="of:=[.B124]+[.$D$2]*([.A124]*[.A124]*[.A124]-SIN([.B124])/([.A124]*[.A124]))" office:value-type="float" office:value="4001000.6926978" calcext:value-type="float">
            <text:p>4001000,6926978</text:p>
          </table:table-cell>
          <table:table-cell table:number-columns-repeated="2"/>
        </table:table-row>
        <table:table-row table:style-name="ro1">
          <table:table-cell table:formula="of:=[.A125]+[.$D$2]" office:value-type="float" office:value="64" calcext:value-type="float">
            <text:p>64</text:p>
          </table:table-cell>
          <table:table-cell table:formula="of:=[.B125]+[.$D$2]*([.A125]*[.A125]*[.A125]-SIN([.B125])/([.A125]*[.A125]))" office:value-type="float" office:value="4129024.63016881" calcext:value-type="float">
            <text:p>4129024,63016881</text:p>
          </table:table-cell>
          <table:table-cell table:number-columns-repeated="2"/>
        </table:table-row>
        <table:table-row table:style-name="ro1">
          <table:table-cell table:formula="of:=[.A126]+[.$D$2]" office:value-type="float" office:value="64.5" calcext:value-type="float">
            <text:p>64,5</text:p>
          </table:table-cell>
          <table:table-cell table:formula="of:=[.B126]+[.$D$2]*([.A126]*[.A126]*[.A126]-SIN([.B126])/([.A126]*[.A126]))" office:value-type="float" office:value="4260096.63027927" calcext:value-type="float">
            <text:p>4260096,63027927</text:p>
          </table:table-cell>
          <table:table-cell table:number-columns-repeated="2"/>
        </table:table-row>
        <table:table-row table:style-name="ro1">
          <table:table-cell table:formula="of:=[.A127]+[.$D$2]" office:value-type="float" office:value="65" calcext:value-type="float">
            <text:p>65</text:p>
          </table:table-cell>
          <table:table-cell table:formula="of:=[.B127]+[.$D$2]*([.A127]*[.A127]*[.A127]-SIN([.B127])/([.A127]*[.A127]))" office:value-type="float" office:value="4394264.69273276" calcext:value-type="float">
            <text:p>4394264,69273276</text:p>
          </table:table-cell>
          <table:table-cell table:number-columns-repeated="2"/>
        </table:table-row>
        <table:table-row table:style-name="ro1">
          <table:table-cell table:formula="of:=[.A128]+[.$D$2]" office:value-type="float" office:value="65.5" calcext:value-type="float">
            <text:p>65,5</text:p>
          </table:table-cell>
          <table:table-cell table:formula="of:=[.B128]+[.$D$2]*([.A128]*[.A128]*[.A128]-SIN([.B128])/([.A128]*[.A128]))" office:value-type="float" office:value="4531577.19277138" calcext:value-type="float">
            <text:p>4531577,19277138</text:p>
          </table:table-cell>
          <table:table-cell table:number-columns-repeated="2"/>
        </table:table-row>
        <table:table-row table:style-name="ro1">
          <table:table-cell table:formula="of:=[.A129]+[.$D$2]" office:value-type="float" office:value="66" calcext:value-type="float">
            <text:p>66</text:p>
          </table:table-cell>
          <table:table-cell table:formula="of:=[.B129]+[.$D$2]*([.A129]*[.A129]*[.A129]-SIN([.B129])/([.A129]*[.A129]))" office:value-type="float" office:value="4672082.88033368" calcext:value-type="float">
            <text:p>4672082,88033368</text:p>
          </table:table-cell>
          <table:table-cell table:number-columns-repeated="2"/>
        </table:table-row>
        <table:table-row table:style-name="ro1">
          <table:table-cell table:formula="of:=[.A130]+[.$D$2]" office:value-type="float" office:value="66.5" calcext:value-type="float">
            <text:p>66,5</text:p>
          </table:table-cell>
          <table:table-cell table:formula="of:=[.B130]+[.$D$2]*([.A130]*[.A130]*[.A130]-SIN([.B130])/([.A130]*[.A130]))" office:value-type="float" office:value="4815830.88027529" calcext:value-type="float">
            <text:p>4815830,88027529</text:p>
          </table:table-cell>
          <table:table-cell table:number-columns-repeated="2"/>
        </table:table-row>
        <table:table-row table:style-name="ro1">
          <table:table-cell table:formula="of:=[.A131]+[.$D$2]" office:value-type="float" office:value="67" calcext:value-type="float">
            <text:p>67</text:p>
          </table:table-cell>
          <table:table-cell table:formula="of:=[.B131]+[.$D$2]*([.A131]*[.A131]*[.A131]-SIN([.B131])/([.A131]*[.A131]))" office:value-type="float" office:value="4962870.69266572" calcext:value-type="float">
            <text:p>4962870,69266572</text:p>
          </table:table-cell>
          <table:table-cell table:number-columns-repeated="2"/>
        </table:table-row>
        <table:table-row table:style-name="ro1">
          <table:table-cell table:formula="of:=[.A132]+[.$D$2]" office:value-type="float" office:value="67.5" calcext:value-type="float">
            <text:p>67,5</text:p>
          </table:table-cell>
          <table:table-cell table:formula="of:=[.B132]+[.$D$2]*([.A132]*[.A132]*[.A132]-SIN([.B132])/([.A132]*[.A132]))" office:value-type="float" office:value="5113252.19260177" calcext:value-type="float">
            <text:p>5113252,19260177</text:p>
          </table:table-cell>
          <table:table-cell table:number-columns-repeated="2"/>
        </table:table-row>
        <table:table-row table:style-name="ro1">
          <table:table-cell table:formula="of:=[.A133]+[.$D$2]" office:value-type="float" office:value="68" calcext:value-type="float">
            <text:p>68</text:p>
          </table:table-cell>
          <table:table-cell table:formula="of:=[.B133]+[.$D$2]*([.A133]*[.A133]*[.A133]-SIN([.B133])/([.A133]*[.A133]))" office:value-type="float" office:value="5267025.63001798" calcext:value-type="float">
            <text:p>5267025,63001798</text:p>
          </table:table-cell>
          <table:table-cell table:number-columns-repeated="2"/>
        </table:table-row>
        <table:table-row table:style-name="ro1">
          <table:table-cell table:formula="of:=[.A134]+[.$D$2]" office:value-type="float" office:value="68.5" calcext:value-type="float">
            <text:p>68,5</text:p>
          </table:table-cell>
          <table:table-cell table:formula="of:=[.B134]+[.$D$2]*([.A134]*[.A134]*[.A134]-SIN([.B134])/([.A134]*[.A134]))" office:value-type="float" office:value="5424241.62992511" calcext:value-type="float">
            <text:p>5424241,62992511</text:p>
          </table:table-cell>
          <table:table-cell table:number-columns-repeated="2"/>
        </table:table-row>
        <table:table-row table:style-name="ro1">
          <table:table-cell table:formula="of:=[.A135]+[.$D$2]" office:value-type="float" office:value="69" calcext:value-type="float">
            <text:p>69</text:p>
          </table:table-cell>
          <table:table-cell table:formula="of:=[.B135]+[.$D$2]*([.A135]*[.A135]*[.A135]-SIN([.B135])/([.A135]*[.A135]))" office:value-type="float" office:value="5584951.19250373" calcext:value-type="float">
            <text:p>5584951,19250373</text:p>
          </table:table-cell>
          <table:table-cell table:number-columns-repeated="2"/>
        </table:table-row>
        <table:table-row table:style-name="ro1">
          <table:table-cell table:formula="of:=[.A136]+[.$D$2]" office:value-type="float" office:value="69.5" calcext:value-type="float">
            <text:p>69,5</text:p>
          </table:table-cell>
          <table:table-cell table:formula="of:=[.B136]+[.$D$2]*([.A136]*[.A136]*[.A136]-SIN([.B136])/([.A136]*[.A136]))" office:value-type="float" office:value="5749205.69255956" calcext:value-type="float">
            <text:p>5749205,69255956</text:p>
          </table:table-cell>
          <table:table-cell table:number-columns-repeated="2"/>
        </table:table-row>
        <table:table-row table:style-name="ro1">
          <table:table-cell table:formula="of:=[.A137]+[.$D$2]" office:value-type="float" office:value="70" calcext:value-type="float">
            <text:p>70</text:p>
          </table:table-cell>
          <table:table-cell table:formula="of:=[.B137]+[.$D$2]*([.A137]*[.A137]*[.A137]-SIN([.B137])/([.A137]*[.A137]))" office:value-type="float" office:value="5917056.8800627" calcext:value-type="float">
            <text:p>5917056,8800627</text:p>
          </table:table-cell>
          <table:table-cell table:number-columns-repeated="2"/>
        </table:table-row>
        <table:table-row table:style-name="ro1">
          <table:table-cell table:formula="of:=[.A138]+[.$D$2]" office:value-type="float" office:value="70.5" calcext:value-type="float">
            <text:p>70,5</text:p>
          </table:table-cell>
          <table:table-cell table:formula="of:=[.B138]+[.$D$2]*([.A138]*[.A138]*[.A138]-SIN([.B138])/([.A138]*[.A138]))" office:value-type="float" office:value="6088556.88014487" calcext:value-type="float">
            <text:p>6088556,88014487</text:p>
          </table:table-cell>
          <table:table-cell table:number-columns-repeated="2"/>
        </table:table-row>
        <table:table-row table:style-name="ro1">
          <table:table-cell table:formula="of:=[.A139]+[.$D$2]" office:value-type="float" office:value="71" calcext:value-type="float">
            <text:p>71</text:p>
          </table:table-cell>
          <table:table-cell table:formula="of:=[.B139]+[.$D$2]*([.A139]*[.A139]*[.A139]-SIN([.B139])/([.A139]*[.A139]))" office:value-type="float" office:value="6263758.19269123" calcext:value-type="float">
            <text:p>6263758,19269123</text:p>
          </table:table-cell>
          <table:table-cell table:number-columns-repeated="2"/>
        </table:table-row>
        <table:table-row table:style-name="ro1">
          <table:table-cell table:formula="of:=[.A140]+[.$D$2]" office:value-type="float" office:value="71.5" calcext:value-type="float">
            <text:p>71,5</text:p>
          </table:table-cell>
          <table:table-cell table:formula="of:=[.B140]+[.$D$2]*([.A140]*[.A140]*[.A140]-SIN([.B140])/([.A140]*[.A140]))" office:value-type="float" office:value="6442713.69264416" calcext:value-type="float">
            <text:p>6442713,69264416</text:p>
          </table:table-cell>
          <table:table-cell table:number-columns-repeated="2"/>
        </table:table-row>
        <table:table-row table:style-name="ro1">
          <table:table-cell table:formula="of:=[.A141]+[.$D$2]" office:value-type="float" office:value="72" calcext:value-type="float">
            <text:p>72</text:p>
          </table:table-cell>
          <table:table-cell table:formula="of:=[.B141]+[.$D$2]*([.A141]*[.A141]*[.A141]-SIN([.B141])/([.A141]*[.A141]))" office:value-type="float" office:value="6625476.63024127" calcext:value-type="float">
            <text:p>6625476,63024127</text:p>
          </table:table-cell>
          <table:table-cell table:number-columns-repeated="2"/>
        </table:table-row>
        <table:table-row table:style-name="ro1">
          <table:table-cell table:formula="of:=[.A142]+[.$D$2]" office:value-type="float" office:value="72.5" calcext:value-type="float">
            <text:p>72,5</text:p>
          </table:table-cell>
          <table:table-cell table:formula="of:=[.B142]+[.$D$2]*([.A142]*[.A142]*[.A142]-SIN([.B142])/([.A142]*[.A142]))" office:value-type="float" office:value="6812100.63016545" calcext:value-type="float">
            <text:p>6812100,63016545</text:p>
          </table:table-cell>
          <table:table-cell table:number-columns-repeated="2"/>
        </table:table-row>
        <table:table-row table:style-name="ro1">
          <table:table-cell table:formula="of:=[.A143]+[.$D$2]" office:value-type="float" office:value="73" calcext:value-type="float">
            <text:p>73</text:p>
          </table:table-cell>
          <table:table-cell table:formula="of:=[.B143]+[.$D$2]*([.A143]*[.A143]*[.A143]-SIN([.B143])/([.A143]*[.A143]))" office:value-type="float" office:value="7002639.69265836" calcext:value-type="float">
            <text:p>7002639,69265836</text:p>
          </table:table-cell>
          <table:table-cell table:number-columns-repeated="2"/>
        </table:table-row>
        <table:table-row table:style-name="ro1">
          <table:table-cell table:formula="of:=[.A144]+[.$D$2]" office:value-type="float" office:value="73.5" calcext:value-type="float">
            <text:p>73,5</text:p>
          </table:table-cell>
          <table:table-cell table:formula="of:=[.B144]+[.$D$2]*([.A144]*[.A144]*[.A144]-SIN([.B144])/([.A144]*[.A144]))" office:value-type="float" office:value="7197148.19275072" calcext:value-type="float">
            <text:p>7197148,19275072</text:p>
          </table:table-cell>
          <table:table-cell table:number-columns-repeated="2"/>
        </table:table-row>
        <table:table-row table:style-name="ro1">
          <table:table-cell table:formula="of:=[.A145]+[.$D$2]" office:value-type="float" office:value="74" calcext:value-type="float">
            <text:p>74</text:p>
          </table:table-cell>
          <table:table-cell table:formula="of:=[.B145]+[.$D$2]*([.A145]*[.A145]*[.A145]-SIN([.B145])/([.A145]*[.A145]))" office:value-type="float" office:value="7395680.88034051" calcext:value-type="float">
            <text:p>7395680,88034051</text:p>
          </table:table-cell>
          <table:table-cell table:number-columns-repeated="2"/>
        </table:table-row>
        <table:table-row table:style-name="ro1">
          <table:table-cell table:formula="of:=[.A146]+[.$D$2]" office:value-type="float" office:value="74.5" calcext:value-type="float">
            <text:p>74,5</text:p>
          </table:table-cell>
          <table:table-cell table:formula="of:=[.B146]+[.$D$2]*([.A146]*[.A146]*[.A146]-SIN([.B146])/([.A146]*[.A146]))" office:value-type="float" office:value="7598292.8802606" calcext:value-type="float">
            <text:p>7598292,8802606</text:p>
          </table:table-cell>
          <table:table-cell table:number-columns-repeated="2"/>
        </table:table-row>
        <table:table-row table:style-name="ro1">
          <table:table-cell table:formula="of:=[.A147]+[.$D$2]" office:value-type="float" office:value="75" calcext:value-type="float">
            <text:p>75</text:p>
          </table:table-cell>
          <table:table-cell table:formula="of:=[.B147]+[.$D$2]*([.A147]*[.A147]*[.A147]-SIN([.B147])/([.A147]*[.A147]))" office:value-type="float" office:value="7805039.6928259" calcext:value-type="float">
            <text:p>7805039,6928259</text:p>
          </table:table-cell>
          <table:table-cell table:number-columns-repeated="2"/>
        </table:table-row>
        <table:table-row table:style-name="ro1">
          <table:table-cell table:formula="of:=[.A148]+[.$D$2]" office:value-type="float" office:value="75.5" calcext:value-type="float">
            <text:p>75,5</text:p>
          </table:table-cell>
          <table:table-cell table:formula="of:=[.B148]+[.$D$2]*([.A148]*[.A148]*[.A148]-SIN([.B148])/([.A148]*[.A148]))" office:value-type="float" office:value="8015977.1928972" calcext:value-type="float">
            <text:p>8015977,1928972</text:p>
          </table:table-cell>
          <table:table-cell table:number-columns-repeated="2"/>
        </table:table-row>
        <table:table-row table:style-name="ro1">
          <table:table-cell table:formula="of:=[.A149]+[.$D$2]" office:value-type="float" office:value="76" calcext:value-type="float">
            <text:p>76</text:p>
          </table:table-cell>
          <table:table-cell table:formula="of:=[.B149]+[.$D$2]*([.A149]*[.A149]*[.A149]-SIN([.B149])/([.A149]*[.A149]))" office:value-type="float" office:value="8231161.63034299" calcext:value-type="float">
            <text:p>8231161,63034299</text:p>
          </table:table-cell>
          <table:table-cell table:number-columns-repeated="2"/>
        </table:table-row>
        <table:table-row table:style-name="ro1">
          <table:table-cell table:formula="of:=[.A150]+[.$D$2]" office:value-type="float" office:value="76.5" calcext:value-type="float">
            <text:p>76,5</text:p>
          </table:table-cell>
          <table:table-cell table:formula="of:=[.B150]+[.$D$2]*([.A150]*[.A150]*[.A150]-SIN([.B150])/([.A150]*[.A150]))" office:value-type="float" office:value="8450649.63031068" calcext:value-type="float">
            <text:p>8450649,63031068</text:p>
          </table:table-cell>
          <table:table-cell table:number-columns-repeated="2"/>
        </table:table-row>
        <table:table-row table:style-name="ro1">
          <table:table-cell table:formula="of:=[.A151]+[.$D$2]" office:value-type="float" office:value="77" calcext:value-type="float">
            <text:p>77</text:p>
          </table:table-cell>
          <table:table-cell table:formula="of:=[.B151]+[.$D$2]*([.A151]*[.A151]*[.A151]-SIN([.B151])/([.A151]*[.A151]))" office:value-type="float" office:value="8674498.19288311" calcext:value-type="float">
            <text:p>8674498,19288311</text:p>
          </table:table-cell>
          <table:table-cell table:number-columns-repeated="2"/>
        </table:table-row>
        <table:table-row table:style-name="ro1">
          <table:table-cell table:formula="of:=[.A152]+[.$D$2]" office:value-type="float" office:value="77.5" calcext:value-type="float">
            <text:p>77,5</text:p>
          </table:table-cell>
          <table:table-cell table:formula="of:=[.B152]+[.$D$2]*([.A152]*[.A152]*[.A152]-SIN([.B152])/([.A152]*[.A152]))" office:value-type="float" office:value="8902764.69279922" calcext:value-type="float">
            <text:p>8902764,69279922</text:p>
          </table:table-cell>
          <table:table-cell table:number-columns-repeated="2"/>
        </table:table-row>
        <table:table-row table:style-name="ro1">
          <table:table-cell table:formula="of:=[.A153]+[.$D$2]" office:value-type="float" office:value="78" calcext:value-type="float">
            <text:p>78</text:p>
          </table:table-cell>
          <table:table-cell table:formula="of:=[.B153]+[.$D$2]*([.A153]*[.A153]*[.A153]-SIN([.B153])/([.A153]*[.A153]))" office:value-type="float" office:value="9135506.88029501" calcext:value-type="float">
            <text:p>9135506,88029501</text:p>
          </table:table-cell>
          <table:table-cell table:number-columns-repeated="2"/>
        </table:table-row>
        <table:table-row table:style-name="ro1">
          <table:table-cell table:formula="of:=[.A154]+[.$D$2]" office:value-type="float" office:value="78.5" calcext:value-type="float">
            <text:p>78,5</text:p>
          </table:table-cell>
          <table:table-cell table:formula="of:=[.B154]+[.$D$2]*([.A154]*[.A154]*[.A154]-SIN([.B154])/([.A154]*[.A154]))" office:value-type="float" office:value="9372782.88025649" calcext:value-type="float">
            <text:p>9372782,88025649</text:p>
          </table:table-cell>
          <table:table-cell table:number-columns-repeated="2"/>
        </table:table-row>
        <table:table-row table:style-name="ro1">
          <table:table-cell table:formula="of:=[.A155]+[.$D$2]" office:value-type="float" office:value="79" calcext:value-type="float">
            <text:p>79</text:p>
          </table:table-cell>
          <table:table-cell table:formula="of:=[.B155]+[.$D$2]*([.A155]*[.A155]*[.A155]-SIN([.B155])/([.A155]*[.A155]))" office:value-type="float" office:value="9614651.1928367" calcext:value-type="float">
            <text:p>9614651,1928367</text:p>
          </table:table-cell>
          <table:table-cell table:number-columns-repeated="2"/>
        </table:table-row>
        <table:table-row table:style-name="ro1">
          <table:table-cell table:formula="of:=[.A156]+[.$D$2]" office:value-type="float" office:value="79.5" calcext:value-type="float">
            <text:p>79,5</text:p>
          </table:table-cell>
          <table:table-cell table:formula="of:=[.B156]+[.$D$2]*([.A156]*[.A156]*[.A156]-SIN([.B156])/([.A156]*[.A156]))" office:value-type="float" office:value="9861170.69275687" calcext:value-type="float">
            <text:p>9861170,69275687</text:p>
          </table:table-cell>
          <table:table-cell table:number-columns-repeated="2"/>
        </table:table-row>
        <table:table-row table:style-name="ro1">
          <table:table-cell table:formula="of:=[.A157]+[.$D$2]" office:value-type="float" office:value="80" calcext:value-type="float">
            <text:p>80</text:p>
          </table:table-cell>
          <table:table-cell table:formula="of:=[.B157]+[.$D$2]*([.A157]*[.A157]*[.A157]-SIN([.B157])/([.A157]*[.A157]))" office:value-type="float" office:value="10112400.6302276" calcext:value-type="float">
            <text:p>10112400,6302276</text:p>
          </table:table-cell>
          <table:table-cell table:number-columns-repeated="2"/>
        </table:table-row>
        <table:table-row table:style-name="ro1">
          <table:table-cell table:formula="of:=[.A158]+[.$D$2]" office:value-type="float" office:value="80.5" calcext:value-type="float">
            <text:p>80,5</text:p>
          </table:table-cell>
          <table:table-cell table:formula="of:=[.B158]+[.$D$2]*([.A158]*[.A158]*[.A158]-SIN([.B158])/([.A158]*[.A158]))" office:value-type="float" office:value="10368400.6302502" calcext:value-type="float">
            <text:p>10368400,6302502</text:p>
          </table:table-cell>
          <table:table-cell table:number-columns-repeated="2"/>
        </table:table-row>
        <table:table-row table:style-name="ro1">
          <table:table-cell table:formula="of:=[.A159]+[.$D$2]" office:value-type="float" office:value="81" calcext:value-type="float">
            <text:p>81</text:p>
          </table:table-cell>
          <table:table-cell table:formula="of:=[.B159]+[.$D$2]*([.A159]*[.A159]*[.A159]-SIN([.B159])/([.A159]*[.A159]))" office:value-type="float" office:value="10629230.6926752" calcext:value-type="float">
            <text:p>10629230,6926752</text:p>
          </table:table-cell>
          <table:table-cell table:number-columns-repeated="2"/>
        </table:table-row>
        <table:table-row table:style-name="ro1">
          <table:table-cell table:formula="of:=[.A160]+[.$D$2]" office:value-type="float" office:value="81.5" calcext:value-type="float">
            <text:p>81,5</text:p>
          </table:table-cell>
          <table:table-cell table:formula="of:=[.B160]+[.$D$2]*([.A160]*[.A160]*[.A160]-SIN([.B160])/([.A160]*[.A160]))" office:value-type="float" office:value="10894951.1927223" calcext:value-type="float">
            <text:p>10894951,1927223</text:p>
          </table:table-cell>
          <table:table-cell table:number-columns-repeated="2"/>
        </table:table-row>
        <table:table-row table:style-name="ro1">
          <table:table-cell table:formula="of:=[.A161]+[.$D$2]" office:value-type="float" office:value="82" calcext:value-type="float">
            <text:p>82</text:p>
          </table:table-cell>
          <table:table-cell table:formula="of:=[.B161]+[.$D$2]*([.A161]*[.A161]*[.A161]-SIN([.B161])/([.A161]*[.A161]))" office:value-type="float" office:value="11165622.880158" calcext:value-type="float">
            <text:p>11165622,880158</text:p>
          </table:table-cell>
          <table:table-cell table:number-columns-repeated="2"/>
        </table:table-row>
        <table:table-row table:style-name="ro1">
          <table:table-cell table:formula="of:=[.A162]+[.$D$2]" office:value-type="float" office:value="82.5" calcext:value-type="float">
            <text:p>82,5</text:p>
          </table:table-cell>
          <table:table-cell table:formula="of:=[.B162]+[.$D$2]*([.A162]*[.A162]*[.A162]-SIN([.B162])/([.A162]*[.A162]))" office:value-type="float" office:value="11441306.8801246" calcext:value-type="float">
            <text:p>11441306,8801246</text:p>
          </table:table-cell>
          <table:table-cell table:number-columns-repeated="2"/>
        </table:table-row>
        <table:table-row table:style-name="ro1">
          <table:table-cell table:formula="of:=[.A163]+[.$D$2]" office:value-type="float" office:value="83" calcext:value-type="float">
            <text:p>83</text:p>
          </table:table-cell>
          <table:table-cell table:formula="of:=[.B163]+[.$D$2]*([.A163]*[.A163]*[.A163]-SIN([.B163])/([.A163]*[.A163]))" office:value-type="float" office:value="11722064.6926453" calcext:value-type="float">
            <text:p>11722064,6926453</text:p>
          </table:table-cell>
          <table:table-cell table:number-columns-repeated="2"/>
        </table:table-row>
        <table:table-row table:style-name="ro1">
          <table:table-cell table:formula="of:=[.A164]+[.$D$2]" office:value-type="float" office:value="83.5" calcext:value-type="float">
            <text:p>83,5</text:p>
          </table:table-cell>
          <table:table-cell table:formula="of:=[.B164]+[.$D$2]*([.A164]*[.A164]*[.A164]-SIN([.B164])/([.A164]*[.A164]))" office:value-type="float" office:value="12007958.1926629" calcext:value-type="float">
            <text:p>12007958,1926629</text:p>
          </table:table-cell>
          <table:table-cell table:number-columns-repeated="2"/>
        </table:table-row>
        <table:table-row table:style-name="ro1">
          <table:table-cell table:formula="of:=[.A165]+[.$D$2]" office:value-type="float" office:value="84" calcext:value-type="float">
            <text:p>84</text:p>
          </table:table-cell>
          <table:table-cell table:formula="of:=[.B165]+[.$D$2]*([.A165]*[.A165]*[.A165]-SIN([.B165])/([.A165]*[.A165]))" office:value-type="float" office:value="12299049.6302041" calcext:value-type="float">
            <text:p>12299049,6302041</text:p>
          </table:table-cell>
          <table:table-cell table:number-columns-repeated="2"/>
        </table:table-row>
        <table:table-row table:style-name="ro1">
          <table:table-cell table:formula="of:=[.A166]+[.$D$2]" office:value-type="float" office:value="84.5" calcext:value-type="float">
            <text:p>84,5</text:p>
          </table:table-cell>
          <table:table-cell table:formula="of:=[.B166]+[.$D$2]*([.A166]*[.A166]*[.A166]-SIN([.B166])/([.A166]*[.A166]))" office:value-type="float" office:value="12595401.6302234" calcext:value-type="float">
            <text:p>12595401,6302234</text:p>
          </table:table-cell>
          <table:table-cell table:number-columns-repeated="2"/>
        </table:table-row>
        <table:table-row table:style-name="ro1">
          <table:table-cell table:formula="of:=[.A167]+[.$D$2]" office:value-type="float" office:value="85" calcext:value-type="float">
            <text:p>85</text:p>
          </table:table-cell>
          <table:table-cell table:formula="of:=[.B167]+[.$D$2]*([.A167]*[.A167]*[.A167]-SIN([.B167])/([.A167]*[.A167]))" office:value-type="float" office:value="12897077.1926935" calcext:value-type="float">
            <text:p>12897077,1926935</text:p>
          </table:table-cell>
          <table:table-cell table:number-columns-repeated="2"/>
        </table:table-row>
        <table:table-row table:style-name="ro1">
          <table:table-cell table:formula="of:=[.A168]+[.$D$2]" office:value-type="float" office:value="85.5" calcext:value-type="float">
            <text:p>85,5</text:p>
          </table:table-cell>
          <table:table-cell table:formula="of:=[.B168]+[.$D$2]*([.A168]*[.A168]*[.A168]-SIN([.B168])/([.A168]*[.A168]))" office:value-type="float" office:value="13204139.6927293" calcext:value-type="float">
            <text:p>13204139,6927293</text:p>
          </table:table-cell>
          <table:table-cell table:number-columns-repeated="2"/>
        </table:table-row>
        <table:table-row table:style-name="ro1">
          <table:table-cell table:formula="of:=[.A169]+[.$D$2]" office:value-type="float" office:value="86" calcext:value-type="float">
            <text:p>86</text:p>
          </table:table-cell>
          <table:table-cell table:formula="of:=[.B169]+[.$D$2]*([.A169]*[.A169]*[.A169]-SIN([.B169])/([.A169]*[.A169]))" office:value-type="float" office:value="13516652.8801886" calcext:value-type="float">
            <text:p>13516652,8801886</text:p>
          </table:table-cell>
          <table:table-cell table:number-columns-repeated="2"/>
        </table:table-row>
        <table:table-row table:style-name="ro1">
          <table:table-cell table:formula="of:=[.A170]+[.$D$2]" office:value-type="float" office:value="86.5" calcext:value-type="float">
            <text:p>86,5</text:p>
          </table:table-cell>
          <table:table-cell table:formula="of:=[.B170]+[.$D$2]*([.A170]*[.A170]*[.A170]-SIN([.B170])/([.A170]*[.A170]))" office:value-type="float" office:value="13834680.8801424" calcext:value-type="float">
            <text:p>13834680,8801424</text:p>
          </table:table-cell>
          <table:table-cell table:number-columns-repeated="2"/>
        </table:table-row>
        <table:table-row table:style-name="ro1">
          <table:table-cell table:formula="of:=[.A171]+[.$D$2]" office:value-type="float" office:value="87" calcext:value-type="float">
            <text:p>87</text:p>
          </table:table-cell>
          <table:table-cell table:formula="of:=[.B171]+[.$D$2]*([.A171]*[.A171]*[.A171]-SIN([.B171])/([.A171]*[.A171]))" office:value-type="float" office:value="14158288.1926969" calcext:value-type="float">
            <text:p>14158288,1926969</text:p>
          </table:table-cell>
          <table:table-cell table:number-columns-repeated="2"/>
        </table:table-row>
        <table:table-row table:style-name="ro1">
          <table:table-cell table:formula="of:=[.A172]+[.$D$2]" office:value-type="float" office:value="87.5" calcext:value-type="float">
            <text:p>87,5</text:p>
          </table:table-cell>
          <table:table-cell table:formula="of:=[.B172]+[.$D$2]*([.A172]*[.A172]*[.A172]-SIN([.B172])/([.A172]*[.A172]))" office:value-type="float" office:value="14487539.6927179" calcext:value-type="float">
            <text:p>14487539,6927179</text:p>
          </table:table-cell>
          <table:table-cell table:number-columns-repeated="2"/>
        </table:table-row>
        <table:table-row table:style-name="ro1">
          <table:table-cell table:formula="of:=[.A173]+[.$D$2]" office:value-type="float" office:value="88" calcext:value-type="float">
            <text:p>88</text:p>
          </table:table-cell>
          <table:table-cell table:formula="of:=[.B173]+[.$D$2]*([.A173]*[.A173]*[.A173]-SIN([.B173])/([.A173]*[.A173]))" office:value-type="float" office:value="14822500.6302402" calcext:value-type="float">
            <text:p>14822500,6302402</text:p>
          </table:table-cell>
          <table:table-cell table:number-columns-repeated="2"/>
        </table:table-row>
        <table:table-row table:style-name="ro1">
          <table:table-cell table:formula="of:=[.A174]+[.$D$2]" office:value-type="float" office:value="88.5" calcext:value-type="float">
            <text:p>88,5</text:p>
          </table:table-cell>
          <table:table-cell table:formula="of:=[.B174]+[.$D$2]*([.A174]*[.A174]*[.A174]-SIN([.B174])/([.A174]*[.A174]))" office:value-type="float" office:value="15163236.6301756" calcext:value-type="float">
            <text:p>15163236,6301756</text:p>
          </table:table-cell>
          <table:table-cell table:number-columns-repeated="2"/>
        </table:table-row>
        <table:table-row table:style-name="ro1">
          <table:table-cell table:formula="of:=[.A175]+[.$D$2]" office:value-type="float" office:value="89" calcext:value-type="float">
            <text:p>89</text:p>
          </table:table-cell>
          <table:table-cell table:formula="of:=[.B175]+[.$D$2]*([.A175]*[.A175]*[.A175]-SIN([.B175])/([.A175]*[.A175]))" office:value-type="float" office:value="15509813.692651" calcext:value-type="float">
            <text:p>15509813,692651</text:p>
          </table:table-cell>
          <table:table-cell table:number-columns-repeated="2"/>
        </table:table-row>
        <table:table-row table:style-name="ro1">
          <table:table-cell table:formula="of:=[.A176]+[.$D$2]" office:value-type="float" office:value="89.5" calcext:value-type="float">
            <text:p>89,5</text:p>
          </table:table-cell>
          <table:table-cell table:formula="of:=[.B176]+[.$D$2]*([.A176]*[.A176]*[.A176]-SIN([.B176])/([.A176]*[.A176]))" office:value-type="float" office:value="15862298.1926572" calcext:value-type="float">
            <text:p>15862298,1926572</text:p>
          </table:table-cell>
          <table:table-cell table:number-columns-repeated="2"/>
        </table:table-row>
        <table:table-row table:style-name="ro1">
          <table:table-cell table:formula="of:=[.A177]+[.$D$2]" office:value-type="float" office:value="90" calcext:value-type="float">
            <text:p>90</text:p>
          </table:table-cell>
          <table:table-cell table:formula="of:=[.B177]+[.$D$2]*([.A177]*[.A177]*[.A177]-SIN([.B177])/([.A177]*[.A177]))" office:value-type="float" office:value="16220756.8801033" calcext:value-type="float">
            <text:p>16220756,8801033</text:p>
          </table:table-cell>
          <table:table-cell table:number-columns-repeated="2"/>
        </table:table-row>
        <table:table-row table:style-name="ro1">
          <table:table-cell table:formula="of:=[.A178]+[.$D$2]" office:value-type="float" office:value="90.5" calcext:value-type="float">
            <text:p>90,5</text:p>
          </table:table-cell>
          <table:table-cell table:formula="of:=[.B178]+[.$D$2]*([.A178]*[.A178]*[.A178]-SIN([.B178])/([.A178]*[.A178]))" office:value-type="float" office:value="16585256.8801504" calcext:value-type="float">
            <text:p>16585256,8801504</text:p>
          </table:table-cell>
          <table:table-cell table:number-columns-repeated="2"/>
        </table:table-row>
        <table:table-row table:style-name="ro1">
          <table:table-cell table:formula="of:=[.A179]+[.$D$2]" office:value-type="float" office:value="91" calcext:value-type="float">
            <text:p>91</text:p>
          </table:table-cell>
          <table:table-cell table:formula="of:=[.B179]+[.$D$2]*([.A179]*[.A179]*[.A179]-SIN([.B179])/([.A179]*[.A179]))" office:value-type="float" office:value="16955865.6926907" calcext:value-type="float">
            <text:p>16955865,6926907</text:p>
          </table:table-cell>
          <table:table-cell table:number-columns-repeated="2"/>
        </table:table-row>
        <table:table-row table:style-name="ro1">
          <table:table-cell table:formula="of:=[.A180]+[.$D$2]" office:value-type="float" office:value="91.5" calcext:value-type="float">
            <text:p>91,5</text:p>
          </table:table-cell>
          <table:table-cell table:formula="of:=[.B180]+[.$D$2]*([.A180]*[.A180]*[.A180]-SIN([.B180])/([.A180]*[.A180]))" office:value-type="float" office:value="17332651.1927418" calcext:value-type="float">
            <text:p>17332651,1927418</text:p>
          </table:table-cell>
          <table:table-cell table:number-columns-repeated="2"/>
        </table:table-row>
        <table:table-row table:style-name="ro1">
          <table:table-cell table:formula="of:=[.A181]+[.$D$2]" office:value-type="float" office:value="92" calcext:value-type="float">
            <text:p>92</text:p>
          </table:table-cell>
          <table:table-cell table:formula="of:=[.B181]+[.$D$2]*([.A181]*[.A181]*[.A181]-SIN([.B181])/([.A181]*[.A181]))" office:value-type="float" office:value="17715681.6302026" calcext:value-type="float">
            <text:p>17715681,6302026</text:p>
          </table:table-cell>
          <table:table-cell table:number-columns-repeated="2"/>
        </table:table-row>
        <table:table-row table:style-name="ro1">
          <table:table-cell table:formula="of:=[.A182]+[.$D$2]" office:value-type="float" office:value="92.5" calcext:value-type="float">
            <text:p>92,5</text:p>
          </table:table-cell>
          <table:table-cell table:formula="of:=[.B182]+[.$D$2]*([.A182]*[.A182]*[.A182]-SIN([.B182])/([.A182]*[.A182]))" office:value-type="float" office:value="18105025.6301466" calcext:value-type="float">
            <text:p>18105025,6301466</text:p>
          </table:table-cell>
          <table:table-cell table:number-columns-repeated="2"/>
        </table:table-row>
        <table:table-row table:style-name="ro1">
          <table:table-cell table:formula="of:=[.A183]+[.$D$2]" office:value-type="float" office:value="93" calcext:value-type="float">
            <text:p>93</text:p>
          </table:table-cell>
          <table:table-cell table:formula="of:=[.B183]+[.$D$2]*([.A183]*[.A183]*[.A183]-SIN([.B183])/([.A183]*[.A183]))" office:value-type="float" office:value="18500752.1925943" calcext:value-type="float">
            <text:p>18500752,1925943</text:p>
          </table:table-cell>
          <table:table-cell table:number-columns-repeated="2"/>
        </table:table-row>
        <table:table-row table:style-name="ro1">
          <table:table-cell table:formula="of:=[.A184]+[.$D$2]" office:value-type="float" office:value="93.5" calcext:value-type="float">
            <text:p>93,5</text:p>
          </table:table-cell>
          <table:table-cell table:formula="of:=[.B184]+[.$D$2]*([.A184]*[.A184]*[.A184]-SIN([.B184])/([.A184]*[.A184]))" office:value-type="float" office:value="18902930.692545" calcext:value-type="float">
            <text:p>18902930,692545</text:p>
          </table:table-cell>
          <table:table-cell table:number-columns-repeated="2"/>
        </table:table-row>
        <table:table-row table:style-name="ro1">
          <table:table-cell table:formula="of:=[.A185]+[.$D$2]" office:value-type="float" office:value="94" calcext:value-type="float">
            <text:p>94</text:p>
          </table:table-cell>
          <table:table-cell table:formula="of:=[.B185]+[.$D$2]*([.A185]*[.A185]*[.A185]-SIN([.B185])/([.A185]*[.A185]))" office:value-type="float" office:value="19311630.8800894" calcext:value-type="float">
            <text:p>19311630,8800894</text:p>
          </table:table-cell>
          <table:table-cell table:number-columns-repeated="2"/>
        </table:table-row>
        <table:table-row table:style-name="ro1">
          <table:table-cell table:formula="of:=[.A186]+[.$D$2]" office:value-type="float" office:value="94.5" calcext:value-type="float">
            <text:p>94,5</text:p>
          </table:table-cell>
          <table:table-cell table:formula="of:=[.B186]+[.$D$2]*([.A186]*[.A186]*[.A186]-SIN([.B186])/([.A186]*[.A186]))" office:value-type="float" office:value="19726922.8800943" calcext:value-type="float">
            <text:p>19726922,8800943</text:p>
          </table:table-cell>
          <table:table-cell table:number-columns-repeated="2"/>
        </table:table-row>
        <table:table-row table:style-name="ro1">
          <table:table-cell table:formula="of:=[.A187]+[.$D$2]" office:value-type="float" office:value="95" calcext:value-type="float">
            <text:p>95</text:p>
          </table:table-cell>
          <table:table-cell table:formula="of:=[.B187]+[.$D$2]*([.A187]*[.A187]*[.A187]-SIN([.B187])/([.A187]*[.A187]))" office:value-type="float" office:value="20148877.1925399" calcext:value-type="float">
            <text:p>20148877,1925399</text:p>
          </table:table-cell>
          <table:table-cell table:number-columns-repeated="2"/>
        </table:table-row>
        <table:table-row table:style-name="ro1">
          <table:table-cell table:formula="of:=[.A188]+[.$D$2]" office:value-type="float" office:value="95.5" calcext:value-type="float">
            <text:p>95,5</text:p>
          </table:table-cell>
          <table:table-cell table:formula="of:=[.B188]+[.$D$2]*([.A188]*[.A188]*[.A188]-SIN([.B188])/([.A188]*[.A188]))" office:value-type="float" office:value="20577564.6925082" calcext:value-type="float">
            <text:p>20577564,6925082</text:p>
          </table:table-cell>
          <table:table-cell table:number-columns-repeated="2"/>
        </table:table-row>
        <table:table-row table:style-name="ro1">
          <table:table-cell table:formula="of:=[.A189]+[.$D$2]" office:value-type="float" office:value="96" calcext:value-type="float">
            <text:p>96</text:p>
          </table:table-cell>
          <table:table-cell table:formula="of:=[.B189]+[.$D$2]*([.A189]*[.A189]*[.A189]-SIN([.B189])/([.A189]*[.A189]))" office:value-type="float" office:value="21013056.6299665" calcext:value-type="float">
            <text:p>21013056,6299665</text:p>
          </table:table-cell>
          <table:table-cell table:number-columns-repeated="2"/>
        </table:table-row>
        <table:table-row table:style-name="ro1">
          <table:table-cell table:formula="of:=[.A190]+[.$D$2]" office:value-type="float" office:value="96.5" calcext:value-type="float">
            <text:p>96,5</text:p>
          </table:table-cell>
          <table:table-cell table:formula="of:=[.B190]+[.$D$2]*([.A190]*[.A190]*[.A190]-SIN([.B190])/([.A190]*[.A190]))" office:value-type="float" office:value="21455424.6300137" calcext:value-type="float">
            <text:p>21455424,6300137</text:p>
          </table:table-cell>
          <table:table-cell table:number-columns-repeated="2"/>
        </table:table-row>
        <table:table-row table:style-name="ro1">
          <table:table-cell table:formula="of:=[.A191]+[.$D$2]" office:value-type="float" office:value="97" calcext:value-type="float">
            <text:p>97</text:p>
          </table:table-cell>
          <table:table-cell table:formula="of:=[.B191]+[.$D$2]*([.A191]*[.A191]*[.A191]-SIN([.B191])/([.A191]*[.A191]))" office:value-type="float" office:value="21904740.6925489" calcext:value-type="float">
            <text:p>21904740,6925489</text:p>
          </table:table-cell>
          <table:table-cell table:number-columns-repeated="2"/>
        </table:table-row>
        <table:table-row table:style-name="ro1">
          <table:table-cell table:formula="of:=[.A192]+[.$D$2]" office:value-type="float" office:value="97.5" calcext:value-type="float">
            <text:p>97,5</text:p>
          </table:table-cell>
          <table:table-cell table:formula="of:=[.B192]+[.$D$2]*([.A192]*[.A192]*[.A192]-SIN([.B192])/([.A192]*[.A192]))" office:value-type="float" office:value="22361077.192602" calcext:value-type="float">
            <text:p>22361077,192602</text:p>
          </table:table-cell>
          <table:table-cell table:number-columns-repeated="2"/>
        </table:table-row>
        <table:table-row table:style-name="ro1">
          <table:table-cell table:formula="of:=[.A193]+[.$D$2]" office:value-type="float" office:value="98" calcext:value-type="float">
            <text:p>98</text:p>
          </table:table-cell>
          <table:table-cell table:formula="of:=[.B193]+[.$D$2]*([.A193]*[.A193]*[.A193]-SIN([.B193])/([.A193]*[.A193]))" office:value-type="float" office:value="22824506.8801125" calcext:value-type="float">
            <text:p>22824506,8801125</text:p>
          </table:table-cell>
          <table:table-cell table:number-columns-repeated="2"/>
        </table:table-row>
        <table:table-row table:style-name="ro1">
          <table:table-cell table:formula="of:=[.A194]+[.$D$2]" office:value-type="float" office:value="98.5" calcext:value-type="float">
            <text:p>98,5</text:p>
          </table:table-cell>
          <table:table-cell table:formula="of:=[.B194]+[.$D$2]*([.A194]*[.A194]*[.A194]-SIN([.B194])/([.A194]*[.A194]))" office:value-type="float" office:value="23295102.8800836" calcext:value-type="float">
            <text:p>23295102,8800836</text:p>
          </table:table-cell>
          <table:table-cell table:number-columns-repeated="2"/>
        </table:table-row>
        <table:table-row table:style-name="ro1">
          <table:table-cell table:formula="of:=[.A195]+[.$D$2]" office:value-type="float" office:value="99" calcext:value-type="float">
            <text:p>99</text:p>
          </table:table-cell>
          <table:table-cell table:formula="of:=[.B195]+[.$D$2]*([.A195]*[.A195]*[.A195]-SIN([.B195])/([.A195]*[.A195]))" office:value-type="float" office:value="23772938.6926346" calcext:value-type="float">
            <text:p>23772938,6926346</text:p>
          </table:table-cell>
          <table:table-cell table:number-columns-repeated="2"/>
        </table:table-row>
        <table:table-row table:style-name="ro1">
          <table:table-cell table:formula="of:=[.A196]+[.$D$2]" office:value-type="float" office:value="99.5" calcext:value-type="float">
            <text:p>99,5</text:p>
          </table:table-cell>
          <table:table-cell table:formula="of:=[.B196]+[.$D$2]*([.A196]*[.A196]*[.A196]-SIN([.B196])/([.A196]*[.A196]))" office:value-type="float" office:value="24258088.1926835" calcext:value-type="float">
            <text:p>24258088,1926835</text:p>
          </table:table-cell>
          <table:table-cell table:number-columns-repeated="2"/>
        </table:table-row>
        <table:table-row table:style-name="ro1">
          <table:table-cell table:formula="of:=[.A197]+[.$D$2]" office:value-type="float" office:value="100" calcext:value-type="float">
            <text:p>100</text:p>
          </table:table-cell>
          <table:table-cell table:formula="of:=[.B197]+[.$D$2]*([.A197]*[.A197]*[.A197]-SIN([.B197])/([.A197]*[.A197]))" office:value-type="float" office:value="24750625.6302236" calcext:value-type="float">
            <text:p>24750625,6302236</text:p>
          </table:table-cell>
          <table:table-cell table:number-columns-repeated="2"/>
        </table:table-row>
        <table:table-row table:style-name="ro1">
          <table:table-cell table:formula="of:=[.A198]+[.$D$2]" office:value-type="float" office:value="100.5" calcext:value-type="float">
            <text:p>100,5</text:p>
          </table:table-cell>
          <table:table-cell table:formula="of:=[.B198]+[.$D$2]*([.A198]*[.A198]*[.A198]-SIN([.B198])/([.A198]*[.A198]))" office:value-type="float" office:value="25250625.6301978" calcext:value-type="float">
            <text:p>25250625,6301978</text:p>
          </table:table-cell>
          <table:table-cell table:number-columns-repeated="2"/>
        </table:table-row>
        <table:table-row table:style-name="ro1">
          <table:table-cell table:formula="of:=[.A199]+[.$D$2]" office:value-type="float" office:value="101" calcext:value-type="float">
            <text:p>101</text:p>
          </table:table-cell>
          <table:table-cell table:formula="of:=[.B199]+[.$D$2]*([.A199]*[.A199]*[.A199]-SIN([.B199])/([.A199]*[.A199]))" office:value-type="float" office:value="25758163.1927305" calcext:value-type="float">
            <text:p>25758163,1927305</text:p>
          </table:table-cell>
          <table:table-cell table:number-columns-repeated="2"/>
        </table:table-row>
        <table:table-row table:style-name="ro1">
          <table:table-cell table:formula="of:=[.A200]+[.$D$2]" office:value-type="float" office:value="101.5" calcext:value-type="float">
            <text:p>101,5</text:p>
          </table:table-cell>
          <table:table-cell table:formula="of:=[.B200]+[.$D$2]*([.A200]*[.A200]*[.A200]-SIN([.B200])/([.A200]*[.A200]))" office:value-type="float" office:value="26273313.6927314" calcext:value-type="float">
            <text:p>26273313,6927314</text:p>
          </table:table-cell>
          <table:table-cell table:number-columns-repeated="2"/>
        </table:table-row>
        <table:table-row table:style-name="ro1">
          <table:table-cell table:formula="of:=[.A201]+[.$D$2]" office:value-type="float" office:value="102" calcext:value-type="float">
            <text:p>102</text:p>
          </table:table-cell>
          <table:table-cell table:formula="of:=[.B201]+[.$D$2]*([.A201]*[.A201]*[.A201]-SIN([.B201])/([.A201]*[.A201]))" office:value-type="float" office:value="26796152.8802799" calcext:value-type="float">
            <text:p>26796152,8802799</text:p>
          </table:table-cell>
          <table:table-cell table:number-columns-repeated="2"/>
        </table:table-row>
        <table:table-row table:style-name="ro1">
          <table:table-cell table:formula="of:=[.A202]+[.$D$2]" office:value-type="float" office:value="102.5" calcext:value-type="float">
            <text:p>102,5</text:p>
          </table:table-cell>
          <table:table-cell table:formula="of:=[.B202]+[.$D$2]*([.A202]*[.A202]*[.A202]-SIN([.B202])/([.A202]*[.A202]))" office:value-type="float" office:value="27326756.8802356" calcext:value-type="float">
            <text:p>27326756,8802356</text:p>
          </table:table-cell>
          <table:table-cell table:number-columns-repeated="2"/>
        </table:table-row>
        <table:table-row table:style-name="ro1">
          <table:table-cell table:formula="of:=[.A203]+[.$D$2]" office:value-type="float" office:value="103" calcext:value-type="float">
            <text:p>103</text:p>
          </table:table-cell>
          <table:table-cell table:formula="of:=[.B203]+[.$D$2]*([.A203]*[.A203]*[.A203]-SIN([.B203])/([.A203]*[.A203]))" office:value-type="float" office:value="27865202.192717" calcext:value-type="float">
            <text:p>27865202,192717</text:p>
          </table:table-cell>
          <table:table-cell table:number-columns-repeated="2"/>
        </table:table-row>
        <table:table-row table:style-name="ro1">
          <table:table-cell table:formula="of:=[.A204]+[.$D$2]" office:value-type="float" office:value="103.5" calcext:value-type="float">
            <text:p>103,5</text:p>
          </table:table-cell>
          <table:table-cell table:formula="of:=[.B204]+[.$D$2]*([.A204]*[.A204]*[.A204]-SIN([.B204])/([.A204]*[.A204]))" office:value-type="float" office:value="28411565.6927582" calcext:value-type="float">
            <text:p>28411565,6927582</text:p>
          </table:table-cell>
          <table:table-cell table:number-columns-repeated="2"/>
        </table:table-row>
        <table:table-row table:style-name="ro1">
          <table:table-cell table:formula="of:=[.A205]+[.$D$2]" office:value-type="float" office:value="104" calcext:value-type="float">
            <text:p>104</text:p>
          </table:table-cell>
          <table:table-cell table:formula="of:=[.B205]+[.$D$2]*([.A205]*[.A205]*[.A205]-SIN([.B205])/([.A205]*[.A205]))" office:value-type="float" office:value="28965924.630226" calcext:value-type="float">
            <text:p>28965924,630226</text:p>
          </table:table-cell>
          <table:table-cell table:number-columns-repeated="2"/>
        </table:table-row>
        <table:table-row table:style-name="ro1">
          <table:table-cell table:formula="of:=[.A206]+[.$D$2]" office:value-type="float" office:value="104.5" calcext:value-type="float">
            <text:p>104,5</text:p>
          </table:table-cell>
          <table:table-cell table:formula="of:=[.B206]+[.$D$2]*([.A206]*[.A206]*[.A206]-SIN([.B206])/([.A206]*[.A206]))" office:value-type="float" office:value="29528356.6302022" calcext:value-type="float">
            <text:p>29528356,6302022</text:p>
          </table:table-cell>
          <table:table-cell table:number-columns-repeated="2"/>
        </table:table-row>
        <table:table-row table:style-name="ro1">
          <table:table-cell table:formula="of:=[.A207]+[.$D$2]" office:value-type="float" office:value="105" calcext:value-type="float">
            <text:p>105</text:p>
          </table:table-cell>
          <table:table-cell table:formula="of:=[.B207]+[.$D$2]*([.A207]*[.A207]*[.A207]-SIN([.B207])/([.A207]*[.A207]))" office:value-type="float" office:value="30098939.6927245" calcext:value-type="float">
            <text:p>30098939,6927245</text:p>
          </table:table-cell>
          <table:table-cell table:number-columns-repeated="2"/>
        </table:table-row>
        <table:table-row table:style-name="ro1">
          <table:table-cell table:formula="of:=[.A208]+[.$D$2]" office:value-type="float" office:value="105.5" calcext:value-type="float">
            <text:p>105,5</text:p>
          </table:table-cell>
          <table:table-cell table:formula="of:=[.B208]+[.$D$2]*([.A208]*[.A208]*[.A208]-SIN([.B208])/([.A208]*[.A208]))" office:value-type="float" office:value="30677752.1927149" calcext:value-type="float">
            <text:p>30677752,1927149</text:p>
          </table:table-cell>
          <table:table-cell table:number-columns-repeated="2"/>
        </table:table-row>
        <table:table-row table:style-name="ro1">
          <table:table-cell table:formula="of:=[.A209]+[.$D$2]" office:value-type="float" office:value="106" calcext:value-type="float">
            <text:p>106</text:p>
          </table:table-cell>
          <table:table-cell table:formula="of:=[.B209]+[.$D$2]*([.A209]*[.A209]*[.A209]-SIN([.B209])/([.A209]*[.A209]))" office:value-type="float" office:value="31264872.8802403" calcext:value-type="float">
            <text:p>31264872,8802403</text:p>
          </table:table-cell>
          <table:table-cell table:number-columns-repeated="2"/>
        </table:table-row>
        <table:table-row table:style-name="ro1">
          <table:table-cell table:formula="of:=[.A210]+[.$D$2]" office:value-type="float" office:value="106.5" calcext:value-type="float">
            <text:p>106,5</text:p>
          </table:table-cell>
          <table:table-cell table:formula="of:=[.B210]+[.$D$2]*([.A210]*[.A210]*[.A210]-SIN([.B210])/([.A210]*[.A210]))" office:value-type="float" office:value="31860380.8802229" calcext:value-type="float">
            <text:p>31860380,8802229</text:p>
          </table:table-cell>
          <table:table-cell table:number-columns-repeated="2"/>
        </table:table-row>
        <table:table-row table:style-name="ro1">
          <table:table-cell table:formula="of:=[.A211]+[.$D$2]" office:value-type="float" office:value="107" calcext:value-type="float">
            <text:p>107</text:p>
          </table:table-cell>
          <table:table-cell table:formula="of:=[.B211]+[.$D$2]*([.A211]*[.A211]*[.A211]-SIN([.B211])/([.A211]*[.A211]))" office:value-type="float" office:value="32464355.6926957" calcext:value-type="float">
            <text:p>32464355,6926957</text:p>
          </table:table-cell>
          <table:table-cell table:number-columns-repeated="2"/>
        </table:table-row>
        <table:table-row table:style-name="ro1">
          <table:table-cell table:formula="of:=[.A212]+[.$D$2]" office:value-type="float" office:value="107.5" calcext:value-type="float">
            <text:p>107,5</text:p>
          </table:table-cell>
          <table:table-cell table:formula="of:=[.B212]+[.$D$2]*([.A212]*[.A212]*[.A212]-SIN([.B212])/([.A212]*[.A212]))" office:value-type="float" office:value="33076877.1927355" calcext:value-type="float">
            <text:p>33076877,1927355</text:p>
          </table:table-cell>
          <table:table-cell table:number-columns-repeated="2"/>
        </table:table-row>
        <table:table-row table:style-name="ro1">
          <table:table-cell table:formula="of:=[.A213]+[.$D$2]" office:value-type="float" office:value="108" calcext:value-type="float">
            <text:p>108</text:p>
          </table:table-cell>
          <table:table-cell table:formula="of:=[.B213]+[.$D$2]*([.A213]*[.A213]*[.A213]-SIN([.B213])/([.A213]*[.A213]))" office:value-type="float" office:value="33698025.6302375" calcext:value-type="float">
            <text:p>33698025,6302375</text:p>
          </table:table-cell>
          <table:table-cell table:number-columns-repeated="2"/>
        </table:table-row>
        <table:table-row table:style-name="ro1">
          <table:table-cell table:formula="of:=[.A214]+[.$D$2]" office:value-type="float" office:value="108.5" calcext:value-type="float">
            <text:p>108,5</text:p>
          </table:table-cell>
          <table:table-cell table:formula="of:=[.B214]+[.$D$2]*([.A214]*[.A214]*[.A214]-SIN([.B214])/([.A214]*[.A214]))" office:value-type="float" office:value="34327881.630203" calcext:value-type="float">
            <text:p>34327881,630203</text:p>
          </table:table-cell>
          <table:table-cell table:number-columns-repeated="2"/>
        </table:table-row>
        <table:table-row table:style-name="ro1">
          <table:table-cell table:formula="of:=[.A215]+[.$D$2]" office:value-type="float" office:value="109" calcext:value-type="float">
            <text:p>109</text:p>
          </table:table-cell>
          <table:table-cell table:formula="of:=[.B215]+[.$D$2]*([.A215]*[.A215]*[.A215]-SIN([.B215])/([.A215]*[.A215]))" office:value-type="float" office:value="34966526.1926906" calcext:value-type="float">
            <text:p>34966526,1926906</text:p>
          </table:table-cell>
          <table:table-cell table:number-columns-repeated="2"/>
        </table:table-row>
        <table:table-row table:style-name="ro1">
          <table:table-cell table:formula="of:=[.A216]+[.$D$2]" office:value-type="float" office:value="109.5" calcext:value-type="float">
            <text:p>109,5</text:p>
          </table:table-cell>
          <table:table-cell table:formula="of:=[.B216]+[.$D$2]*([.A216]*[.A216]*[.A216]-SIN([.B216])/([.A216]*[.A216]))" office:value-type="float" office:value="35614040.692687" calcext:value-type="float">
            <text:p>35614040,692687</text:p>
          </table:table-cell>
          <table:table-cell table:number-columns-repeated="2"/>
        </table:table-row>
        <table:table-row table:style-name="ro1">
          <table:table-cell table:formula="of:=[.A217]+[.$D$2]" office:value-type="float" office:value="110" calcext:value-type="float">
            <text:p>110</text:p>
          </table:table-cell>
          <table:table-cell table:formula="of:=[.B217]+[.$D$2]*([.A217]*[.A217]*[.A217]-SIN([.B217])/([.A217]*[.A217]))" office:value-type="float" office:value="36270506.8802155" calcext:value-type="float">
            <text:p>36270506,8802155</text:p>
          </table:table-cell>
          <table:table-cell table:number-columns-repeated="2"/>
        </table:table-row>
        <table:table-row table:style-name="ro1">
          <table:table-cell table:formula="of:=[.A218]+[.$D$2]" office:value-type="float" office:value="110.5" calcext:value-type="float">
            <text:p>110,5</text:p>
          </table:table-cell>
          <table:table-cell table:formula="of:=[.B218]+[.$D$2]*([.A218]*[.A218]*[.A218]-SIN([.B218])/([.A218]*[.A218]))" office:value-type="float" office:value="36936006.8802048" calcext:value-type="float">
            <text:p>36936006,8802048</text:p>
          </table:table-cell>
          <table:table-cell table:number-columns-repeated="2"/>
        </table:table-row>
        <table:table-row table:style-name="ro1">
          <table:table-cell table:formula="of:=[.A219]+[.$D$2]" office:value-type="float" office:value="111" calcext:value-type="float">
            <text:p>111</text:p>
          </table:table-cell>
          <table:table-cell table:formula="of:=[.B219]+[.$D$2]*([.A219]*[.A219]*[.A219]-SIN([.B219])/([.A219]*[.A219]))" office:value-type="float" office:value="37610623.1926867" calcext:value-type="float">
            <text:p>37610623,1926867</text:p>
          </table:table-cell>
          <table:table-cell table:number-columns-repeated="2"/>
        </table:table-row>
        <table:table-row table:style-name="ro1">
          <table:table-cell table:formula="of:=[.A220]+[.$D$2]" office:value-type="float" office:value="111.5" calcext:value-type="float">
            <text:p>111,5</text:p>
          </table:table-cell>
          <table:table-cell table:formula="of:=[.B220]+[.$D$2]*([.A220]*[.A220]*[.A220]-SIN([.B220])/([.A220]*[.A220]))" office:value-type="float" office:value="38294438.6927092" calcext:value-type="float">
            <text:p>38294438,6927092</text:p>
          </table:table-cell>
          <table:table-cell table:number-columns-repeated="2"/>
        </table:table-row>
        <table:table-row table:style-name="ro1">
          <table:table-cell table:formula="of:=[.A221]+[.$D$2]" office:value-type="float" office:value="112" calcext:value-type="float">
            <text:p>112</text:p>
          </table:table-cell>
          <table:table-cell table:formula="of:=[.B221]+[.$D$2]*([.A221]*[.A221]*[.A221]-SIN([.B221])/([.A221]*[.A221]))" office:value-type="float" office:value="38987536.6301702" calcext:value-type="float">
            <text:p>38987536,6301702</text:p>
          </table:table-cell>
          <table:table-cell table:number-columns-repeated="2"/>
        </table:table-row>
        <table:table-row table:style-name="ro1">
          <table:table-cell table:formula="of:=[.A222]+[.$D$2]" office:value-type="float" office:value="112.5" calcext:value-type="float">
            <text:p>112,5</text:p>
          </table:table-cell>
          <table:table-cell table:formula="of:=[.B222]+[.$D$2]*([.A222]*[.A222]*[.A222]-SIN([.B222])/([.A222]*[.A222]))" office:value-type="float" office:value="39690000.6301349" calcext:value-type="float">
            <text:p>39690000,6301349</text:p>
          </table:table-cell>
          <table:table-cell table:number-columns-repeated="2"/>
        </table:table-row>
        <table:table-row table:style-name="ro1">
          <table:table-cell table:formula="of:=[.A223]+[.$D$2]" office:value-type="float" office:value="113" calcext:value-type="float">
            <text:p>113</text:p>
          </table:table-cell>
          <table:table-cell table:formula="of:=[.B223]+[.$D$2]*([.A223]*[.A223]*[.A223]-SIN([.B223])/([.A223]*[.A223]))" office:value-type="float" office:value="40401914.692673" calcext:value-type="float">
            <text:p>40401914,692673</text:p>
          </table:table-cell>
          <table:table-cell table:number-columns-repeated="2"/>
        </table:table-row>
        <table:table-row table:style-name="ro1">
          <table:table-cell table:formula="of:=[.A224]+[.$D$2]" office:value-type="float" office:value="113.5" calcext:value-type="float">
            <text:p>113,5</text:p>
          </table:table-cell>
          <table:table-cell table:formula="of:=[.B224]+[.$D$2]*([.A224]*[.A224]*[.A224]-SIN([.B224])/([.A224]*[.A224]))" office:value-type="float" office:value="41123363.1926572" calcext:value-type="float">
            <text:p>41123363,1926572</text:p>
          </table:table-cell>
          <table:table-cell table:number-columns-repeated="2"/>
        </table:table-row>
        <table:table-row table:style-name="ro1">
          <table:table-cell table:formula="of:=[.A225]+[.$D$2]" office:value-type="float" office:value="114" calcext:value-type="float">
            <text:p>114</text:p>
          </table:table-cell>
          <table:table-cell table:formula="of:=[.B225]+[.$D$2]*([.A225]*[.A225]*[.A225]-SIN([.B225])/([.A225]*[.A225]))" office:value-type="float" office:value="41854430.8801641" calcext:value-type="float">
            <text:p>41854430,8801641</text:p>
          </table:table-cell>
          <table:table-cell table:number-columns-repeated="2"/>
        </table:table-row>
        <table:table-row table:style-name="ro1">
          <table:table-cell table:formula="of:=[.A226]+[.$D$2]" office:value-type="float" office:value="114.5" calcext:value-type="float">
            <text:p>114,5</text:p>
          </table:table-cell>
          <table:table-cell table:formula="of:=[.B226]+[.$D$2]*([.A226]*[.A226]*[.A226]-SIN([.B226])/([.A226]*[.A226]))" office:value-type="float" office:value="42595202.8801794" calcext:value-type="float">
            <text:p>42595202,8801794</text:p>
          </table:table-cell>
          <table:table-cell table:number-columns-repeated="2"/>
        </table:table-row>
        <table:table-row table:style-name="ro1">
          <table:table-cell table:formula="of:=[.A227]+[.$D$2]" office:value-type="float" office:value="115" calcext:value-type="float">
            <text:p>115</text:p>
          </table:table-cell>
          <table:table-cell table:formula="of:=[.B227]+[.$D$2]*([.A227]*[.A227]*[.A227]-SIN([.B227])/([.A227]*[.A227]))" office:value-type="float" office:value="43345764.6926589" calcext:value-type="float">
            <text:p>43345764,6926589</text:p>
          </table:table-cell>
          <table:table-cell table:number-columns-repeated="2"/>
        </table:table-row>
        <table:table-row table:style-name="ro1">
          <table:table-cell table:formula="of:=[.A228]+[.$D$2]" office:value-type="float" office:value="115.5" calcext:value-type="float">
            <text:p>115,5</text:p>
          </table:table-cell>
          <table:table-cell table:formula="of:=[.B228]+[.$D$2]*([.A228]*[.A228]*[.A228]-SIN([.B228])/([.A228]*[.A228]))" office:value-type="float" office:value="44106202.1926957" calcext:value-type="float">
            <text:p>44106202,1926957</text:p>
          </table:table-cell>
          <table:table-cell table:number-columns-repeated="2"/>
        </table:table-row>
        <table:table-row table:style-name="ro1">
          <table:table-cell table:formula="of:=[.A229]+[.$D$2]" office:value-type="float" office:value="116" calcext:value-type="float">
            <text:p>116</text:p>
          </table:table-cell>
          <table:table-cell table:formula="of:=[.B229]+[.$D$2]*([.A229]*[.A229]*[.A229]-SIN([.B229])/([.A229]*[.A229]))" office:value-type="float" office:value="44876601.6301736" calcext:value-type="float">
            <text:p>44876601,6301736</text:p>
          </table:table-cell>
          <table:table-cell table:number-columns-repeated="2"/>
        </table:table-row>
        <table:table-row table:style-name="ro1">
          <table:table-cell table:formula="of:=[.A230]+[.$D$2]" office:value-type="float" office:value="116.5" calcext:value-type="float">
            <text:p>116,5</text:p>
          </table:table-cell>
          <table:table-cell table:formula="of:=[.B230]+[.$D$2]*([.A230]*[.A230]*[.A230]-SIN([.B230])/([.A230]*[.A230]))" office:value-type="float" office:value="45657049.6301786" calcext:value-type="float">
            <text:p>45657049,6301786</text:p>
          </table:table-cell>
          <table:table-cell table:number-columns-repeated="2"/>
        </table:table-row>
        <table:table-row table:style-name="ro1">
          <table:table-cell table:formula="of:=[.A231]+[.$D$2]" office:value-type="float" office:value="117" calcext:value-type="float">
            <text:p>117</text:p>
          </table:table-cell>
          <table:table-cell table:formula="of:=[.B231]+[.$D$2]*([.A231]*[.A231]*[.A231]-SIN([.B231])/([.A231]*[.A231]))" office:value-type="float" office:value="46447633.1926509" calcext:value-type="float">
            <text:p>46447633,1926509</text:p>
          </table:table-cell>
          <table:table-cell table:number-columns-repeated="2"/>
        </table:table-row>
        <table:table-row table:style-name="ro1">
          <table:table-cell table:formula="of:=[.A232]+[.$D$2]" office:value-type="float" office:value="117.5" calcext:value-type="float">
            <text:p>117,5</text:p>
          </table:table-cell>
          <table:table-cell table:formula="of:=[.B232]+[.$D$2]*([.A232]*[.A232]*[.A232]-SIN([.B232])/([.A232]*[.A232]))" office:value-type="float" office:value="47248439.6926328" calcext:value-type="float">
            <text:p>47248439,6926328</text:p>
          </table:table-cell>
          <table:table-cell table:number-columns-repeated="2"/>
        </table:table-row>
        <table:table-row table:style-name="ro1">
          <table:table-cell table:formula="of:=[.A233]+[.$D$2]" office:value-type="float" office:value="118" calcext:value-type="float">
            <text:p>118</text:p>
          </table:table-cell>
          <table:table-cell table:formula="of:=[.B233]+[.$D$2]*([.A233]*[.A233]*[.A233]-SIN([.B233])/([.A233]*[.A233]))" office:value-type="float" office:value="48059556.8801687" calcext:value-type="float">
            <text:p>48059556,8801687</text:p>
          </table:table-cell>
          <table:table-cell table:number-columns-repeated="2"/>
        </table:table-row>
        <table:table-row table:style-name="ro1">
          <table:table-cell table:formula="of:=[.A234]+[.$D$2]" office:value-type="float" office:value="118.5" calcext:value-type="float">
            <text:p>118,5</text:p>
          </table:table-cell>
          <table:table-cell table:formula="of:=[.B234]+[.$D$2]*([.A234]*[.A234]*[.A234]-SIN([.B234])/([.A234]*[.A234]))" office:value-type="float" office:value="48881072.8801597" calcext:value-type="float">
            <text:p>48881072,8801597</text:p>
          </table:table-cell>
          <table:table-cell table:number-columns-repeated="2"/>
        </table:table-row>
        <table:table-row table:style-name="ro1">
          <table:table-cell table:formula="of:=[.A235]+[.$D$2]" office:value-type="float" office:value="119" calcext:value-type="float">
            <text:p>119</text:p>
          </table:table-cell>
          <table:table-cell table:formula="of:=[.B235]+[.$D$2]*([.A235]*[.A235]*[.A235]-SIN([.B235])/([.A235]*[.A235]))" office:value-type="float" office:value="49713076.1926342" calcext:value-type="float">
            <text:p>49713076,1926342</text:p>
          </table:table-cell>
          <table:table-cell table:number-columns-repeated="2"/>
        </table:table-row>
        <table:table-row table:style-name="ro1">
          <table:table-cell table:formula="of:=[.A236]+[.$D$2]" office:value-type="float" office:value="119.5" calcext:value-type="float">
            <text:p>119,5</text:p>
          </table:table-cell>
          <table:table-cell table:formula="of:=[.B236]+[.$D$2]*([.A236]*[.A236]*[.A236]-SIN([.B236])/([.A236]*[.A236]))" office:value-type="float" office:value="50555655.6926668" calcext:value-type="float">
            <text:p>50555655,6926668</text:p>
          </table:table-cell>
          <table:table-cell table:number-columns-repeated="2"/>
        </table:table-row>
        <table:table-row table:style-name="ro1">
          <table:table-cell table:formula="of:=[.A237]+[.$D$2]" office:value-type="float" office:value="120" calcext:value-type="float">
            <text:p>120</text:p>
          </table:table-cell>
          <table:table-cell table:formula="of:=[.B237]+[.$D$2]*([.A237]*[.A237]*[.A237]-SIN([.B237])/([.A237]*[.A237]))" office:value-type="float" office:value="51408900.6301678" calcext:value-type="float">
            <text:p>51408900,6301678</text:p>
          </table:table-cell>
          <table:table-cell table:number-columns-repeated="2"/>
        </table:table-row>
        <table:table-row table:style-name="ro1">
          <table:table-cell table:formula="of:=[.A238]+[.$D$2]" office:value-type="float" office:value="120.5" calcext:value-type="float">
            <text:p>120,5</text:p>
          </table:table-cell>
          <table:table-cell table:formula="of:=[.B238]+[.$D$2]*([.A238]*[.A238]*[.A238]-SIN([.B238])/([.A238]*[.A238]))" office:value-type="float" office:value="52272900.6301965" calcext:value-type="float">
            <text:p>52272900,6301965</text:p>
          </table:table-cell>
          <table:table-cell table:number-columns-repeated="2"/>
        </table:table-row>
        <table:table-row table:style-name="ro1">
          <table:table-cell table:formula="of:=[.A239]+[.$D$2]" office:value-type="float" office:value="121" calcext:value-type="float">
            <text:p>121</text:p>
          </table:table-cell>
          <table:table-cell table:formula="of:=[.B239]+[.$D$2]*([.A239]*[.A239]*[.A239]-SIN([.B239])/([.A239]*[.A239]))" office:value-type="float" office:value="53147745.6927019" calcext:value-type="float">
            <text:p>53147745,6927019</text:p>
          </table:table-cell>
          <table:table-cell table:number-columns-repeated="2"/>
        </table:table-row>
        <table:table-row table:style-name="ro1">
          <table:table-cell table:formula="of:=[.A240]+[.$D$2]" office:value-type="float" office:value="121.5" calcext:value-type="float">
            <text:p>121,5</text:p>
          </table:table-cell>
          <table:table-cell table:formula="of:=[.B240]+[.$D$2]*([.A240]*[.A240]*[.A240]-SIN([.B240])/([.A240]*[.A240]))" office:value-type="float" office:value="54033526.1926895" calcext:value-type="float">
            <text:p>54033526,1926895</text:p>
          </table:table-cell>
          <table:table-cell table:number-columns-repeated="2"/>
        </table:table-row>
        <table:table-row table:style-name="ro1">
          <table:table-cell table:formula="of:=[.A241]+[.$D$2]" office:value-type="float" office:value="122" calcext:value-type="float">
            <text:p>122</text:p>
          </table:table-cell>
          <table:table-cell table:formula="of:=[.B241]+[.$D$2]*([.A241]*[.A241]*[.A241]-SIN([.B241])/([.A241]*[.A241]))" office:value-type="float" office:value="54930332.8802225" calcext:value-type="float">
            <text:p>54930332,8802225</text:p>
          </table:table-cell>
          <table:table-cell table:number-columns-repeated="2"/>
        </table:table-row>
        <table:table-row table:style-name="ro1">
          <table:table-cell table:formula="of:=[.A242]+[.$D$2]" office:value-type="float" office:value="122.5" calcext:value-type="float">
            <text:p>122,5</text:p>
          </table:table-cell>
          <table:table-cell table:formula="of:=[.B242]+[.$D$2]*([.A242]*[.A242]*[.A242]-SIN([.B242])/([.A242]*[.A242]))" office:value-type="float" office:value="55838256.8802218" calcext:value-type="float">
            <text:p>55838256,8802218</text:p>
          </table:table-cell>
          <table:table-cell table:number-columns-repeated="2"/>
        </table:table-row>
        <table:table-row table:style-name="ro1">
          <table:table-cell table:formula="of:=[.A243]+[.$D$2]" office:value-type="float" office:value="123" calcext:value-type="float">
            <text:p>123</text:p>
          </table:table-cell>
          <table:table-cell table:formula="of:=[.B243]+[.$D$2]*([.A243]*[.A243]*[.A243]-SIN([.B243])/([.A243]*[.A243]))" office:value-type="float" office:value="56757389.6927407" calcext:value-type="float">
            <text:p>56757389,6927407</text:p>
          </table:table-cell>
          <table:table-cell table:number-columns-repeated="2"/>
        </table:table-row>
        <table:table-row table:style-name="ro1">
          <table:table-cell table:formula="of:=[.A244]+[.$D$2]" office:value-type="float" office:value="123.5" calcext:value-type="float">
            <text:p>123,5</text:p>
          </table:table-cell>
          <table:table-cell table:formula="of:=[.B244]+[.$D$2]*([.A244]*[.A244]*[.A244]-SIN([.B244])/([.A244]*[.A244]))" office:value-type="float" office:value="57687823.1927171" calcext:value-type="float">
            <text:p>57687823,1927171</text:p>
          </table:table-cell>
          <table:table-cell table:number-columns-repeated="2"/>
        </table:table-row>
        <table:table-row table:style-name="ro1">
          <table:table-cell table:formula="of:=[.A245]+[.$D$2]" office:value-type="float" office:value="124" calcext:value-type="float">
            <text:p>124</text:p>
          </table:table-cell>
          <table:table-cell table:formula="of:=[.B245]+[.$D$2]*([.A245]*[.A245]*[.A245]-SIN([.B245])/([.A245]*[.A245]))" office:value-type="float" office:value="58629649.630185" calcext:value-type="float">
            <text:p>58629649,630185</text:p>
          </table:table-cell>
          <table:table-cell table:number-columns-repeated="2"/>
        </table:table-row>
        <table:table-row table:style-name="ro1">
          <table:table-cell table:formula="of:=[.A246]+[.$D$2]" office:value-type="float" office:value="124.5" calcext:value-type="float">
            <text:p>124,5</text:p>
          </table:table-cell>
          <table:table-cell table:formula="of:=[.B246]+[.$D$2]*([.A246]*[.A246]*[.A246]-SIN([.B246])/([.A246]*[.A246]))" office:value-type="float" office:value="59582961.6301951" calcext:value-type="float">
            <text:p>59582961,6301951</text:p>
          </table:table-cell>
          <table:table-cell table:number-columns-repeated="2"/>
        </table:table-row>
        <table:table-row table:style-name="ro1">
          <table:table-cell table:formula="of:=[.A247]+[.$D$2]" office:value-type="float" office:value="125" calcext:value-type="float">
            <text:p>125</text:p>
          </table:table-cell>
          <table:table-cell table:formula="of:=[.B247]+[.$D$2]*([.A247]*[.A247]*[.A247]-SIN([.B247])/([.A247]*[.A247]))" office:value-type="float" office:value="60547852.192719" calcext:value-type="float">
            <text:p>60547852,192719</text:p>
          </table:table-cell>
          <table:table-cell table:number-columns-repeated="2"/>
        </table:table-row>
        <table:table-row table:style-name="ro1">
          <table:table-cell table:formula="of:=[.A248]+[.$D$2]" office:value-type="float" office:value="125.5" calcext:value-type="float">
            <text:p>125,5</text:p>
          </table:table-cell>
          <table:table-cell table:formula="of:=[.B248]+[.$D$2]*([.A248]*[.A248]*[.A248]-SIN([.B248])/([.A248]*[.A248]))" office:value-type="float" office:value="61524414.692725" calcext:value-type="float">
            <text:p>61524414,692725</text:p>
          </table:table-cell>
          <table:table-cell table:number-columns-repeated="2"/>
        </table:table-row>
        <table:table-row table:style-name="ro1">
          <table:table-cell table:formula="of:=[.A249]+[.$D$2]" office:value-type="float" office:value="126" calcext:value-type="float">
            <text:p>126</text:p>
          </table:table-cell>
          <table:table-cell table:formula="of:=[.B249]+[.$D$2]*([.A249]*[.A249]*[.A249]-SIN([.B249])/([.A249]*[.A249]))" office:value-type="float" office:value="62512742.8802561" calcext:value-type="float">
            <text:p>62512742,8802561</text:p>
          </table:table-cell>
          <table:table-cell table:number-columns-repeated="2"/>
        </table:table-row>
        <table:table-row table:style-name="ro1">
          <table:table-cell table:formula="of:=[.A250]+[.$D$2]" office:value-type="float" office:value="126.5" calcext:value-type="float">
            <text:p>126,5</text:p>
          </table:table-cell>
          <table:table-cell table:formula="of:=[.B250]+[.$D$2]*([.A250]*[.A250]*[.A250]-SIN([.B250])/([.A250]*[.A250]))" office:value-type="float" office:value="63512930.8802491" calcext:value-type="float">
            <text:p>63512930,8802491</text:p>
          </table:table-cell>
          <table:table-cell table:number-columns-repeated="2"/>
        </table:table-row>
        <table:table-row table:style-name="ro1">
          <table:table-cell table:formula="of:=[.A251]+[.$D$2]" office:value-type="float" office:value="127" calcext:value-type="float">
            <text:p>127</text:p>
          </table:table-cell>
          <table:table-cell table:formula="of:=[.B251]+[.$D$2]*([.A251]*[.A251]*[.A251]-SIN([.B251])/([.A251]*[.A251]))" office:value-type="float" office:value="64525073.1927675" calcext:value-type="float">
            <text:p>64525073,1927675</text:p>
          </table:table-cell>
          <table:table-cell table:number-columns-repeated="2"/>
        </table:table-row>
        <table:table-row table:style-name="ro1">
          <table:table-cell table:formula="of:=[.A252]+[.$D$2]" office:value-type="float" office:value="127.5" calcext:value-type="float">
            <text:p>127,5</text:p>
          </table:table-cell>
          <table:table-cell table:formula="of:=[.B252]+[.$D$2]*([.A252]*[.A252]*[.A252]-SIN([.B252])/([.A252]*[.A252]))" office:value-type="float" office:value="65549264.6927427" calcext:value-type="float">
            <text:p>65549264,6927427</text:p>
          </table:table-cell>
          <table:table-cell table:number-columns-repeated="2"/>
        </table:table-row>
        <table:table-row table:style-name="ro1">
          <table:table-cell table:formula="of:=[.A253]+[.$D$2]" office:value-type="float" office:value="128" calcext:value-type="float">
            <text:p>128</text:p>
          </table:table-cell>
          <table:table-cell table:formula="of:=[.B253]+[.$D$2]*([.A253]*[.A253]*[.A253]-SIN([.B253])/([.A253]*[.A253]))" office:value-type="float" office:value="66585600.6302411" calcext:value-type="float">
            <text:p>66585600,6302411</text:p>
          </table:table-cell>
          <table:table-cell table:number-columns-repeated="2"/>
        </table:table-row>
        <table:table-row table:style-name="ro1">
          <table:table-cell table:formula="of:=[.A254]+[.$D$2]" office:value-type="float" office:value="128.5" calcext:value-type="float">
            <text:p>128,5</text:p>
          </table:table-cell>
          <table:table-cell table:formula="of:=[.B254]+[.$D$2]*([.A254]*[.A254]*[.A254]-SIN([.B254])/([.A254]*[.A254]))" office:value-type="float" office:value="67634176.6302371" calcext:value-type="float">
            <text:p>67634176,6302371</text:p>
          </table:table-cell>
          <table:table-cell table:number-columns-repeated="2"/>
        </table:table-row>
        <table:table-row table:style-name="ro1">
          <table:table-cell table:formula="of:=[.A255]+[.$D$2]" office:value-type="float" office:value="129" calcext:value-type="float">
            <text:p>129</text:p>
          </table:table-cell>
          <table:table-cell table:formula="of:=[.B255]+[.$D$2]*([.A255]*[.A255]*[.A255]-SIN([.B255])/([.A255]*[.A255]))" office:value-type="float" office:value="68695088.6927433" calcext:value-type="float">
            <text:p>68695088,6927433</text:p>
          </table:table-cell>
          <table:table-cell table:number-columns-repeated="2"/>
        </table:table-row>
        <table:table-row table:style-name="ro1">
          <table:table-cell table:formula="of:=[.A256]+[.$D$2]" office:value-type="float" office:value="129.5" calcext:value-type="float">
            <text:p>129,5</text:p>
          </table:table-cell>
          <table:table-cell table:formula="of:=[.B256]+[.$D$2]*([.A256]*[.A256]*[.A256]-SIN([.B256])/([.A256]*[.A256]))" office:value-type="float" office:value="69768433.1927558" calcext:value-type="float">
            <text:p>69768433,1927558</text:p>
          </table:table-cell>
          <table:table-cell table:number-columns-repeated="2"/>
        </table:table-row>
        <table:table-row table:style-name="ro1">
          <table:table-cell table:formula="of:=[.A257]+[.$D$2]" office:value-type="float" office:value="130" calcext:value-type="float">
            <text:p>130</text:p>
          </table:table-cell>
          <table:table-cell table:formula="of:=[.B257]+[.$D$2]*([.A257]*[.A257]*[.A257]-SIN([.B257])/([.A257]*[.A257]))" office:value-type="float" office:value="70854306.8802531" calcext:value-type="float">
            <text:p>70854306,8802531</text:p>
          </table:table-cell>
          <table:table-cell table:number-columns-repeated="2"/>
        </table:table-row>
        <table:table-row table:style-name="ro1">
          <table:table-cell table:formula="of:=[.A258]+[.$D$2]" office:value-type="float" office:value="130.5" calcext:value-type="float">
            <text:p>130,5</text:p>
          </table:table-cell>
          <table:table-cell table:formula="of:=[.B258]+[.$D$2]*([.A258]*[.A258]*[.A258]-SIN([.B258])/([.A258]*[.A258]))" office:value-type="float" office:value="71952806.8802264" calcext:value-type="float">
            <text:p>71952806,8802264</text:p>
          </table:table-cell>
          <table:table-cell table:number-columns-repeated="2"/>
        </table:table-row>
        <table:table-row table:style-name="ro1">
          <table:table-cell table:formula="of:=[.A259]+[.$D$2]" office:value-type="float" office:value="131" calcext:value-type="float">
            <text:p>131</text:p>
          </table:table-cell>
          <table:table-cell table:formula="of:=[.B259]+[.$D$2]*([.A259]*[.A259]*[.A259]-SIN([.B259])/([.A259]*[.A259]))" office:value-type="float" office:value="73064030.6927459" calcext:value-type="float">
            <text:p>73064030,6927459</text:p>
          </table:table-cell>
          <table:table-cell table:number-columns-repeated="2"/>
        </table:table-row>
        <table:table-row table:style-name="ro1">
          <table:table-cell table:formula="of:=[.A260]+[.$D$2]" office:value-type="float" office:value="131.5" calcext:value-type="float">
            <text:p>131,5</text:p>
          </table:table-cell>
          <table:table-cell table:formula="of:=[.B260]+[.$D$2]*([.A260]*[.A260]*[.A260]-SIN([.B260])/([.A260]*[.A260]))" office:value-type="float" office:value="74188076.1927691" calcext:value-type="float">
            <text:p>74188076,1927691</text:p>
          </table:table-cell>
          <table:table-cell table:number-columns-repeated="2"/>
        </table:table-row>
        <table:table-row table:style-name="ro1">
          <table:table-cell table:formula="of:=[.A261]+[.$D$2]" office:value-type="float" office:value="132" calcext:value-type="float">
            <text:p>132</text:p>
          </table:table-cell>
          <table:table-cell table:formula="of:=[.B261]+[.$D$2]*([.A261]*[.A261]*[.A261]-SIN([.B261])/([.A261]*[.A261]))" office:value-type="float" office:value="75325041.6302611" calcext:value-type="float">
            <text:p>75325041,6302611</text:p>
          </table:table-cell>
          <table:table-cell table:number-columns-repeated="2"/>
        </table:table-row>
        <table:table-row table:style-name="ro1">
          <table:table-cell table:formula="of:=[.A262]+[.$D$2]" office:value-type="float" office:value="132.5" calcext:value-type="float">
            <text:p>132,5</text:p>
          </table:table-cell>
          <table:table-cell table:formula="of:=[.B262]+[.$D$2]*([.A262]*[.A262]*[.A262]-SIN([.B262])/([.A262]*[.A262]))" office:value-type="float" office:value="76475025.6302891" calcext:value-type="float">
            <text:p>76475025,6302891</text:p>
          </table:table-cell>
          <table:table-cell table:number-columns-repeated="2"/>
        </table:table-row>
        <table:table-row table:style-name="ro1">
          <table:table-cell table:formula="of:=[.A263]+[.$D$2]" office:value-type="float" office:value="133" calcext:value-type="float">
            <text:p>133</text:p>
          </table:table-cell>
          <table:table-cell table:formula="of:=[.B263]+[.$D$2]*([.A263]*[.A263]*[.A263]-SIN([.B263])/([.A263]*[.A263]))" office:value-type="float" office:value="77638127.1927663" calcext:value-type="float">
            <text:p>77638127,1927663</text:p>
          </table:table-cell>
          <table:table-cell table:number-columns-repeated="2"/>
        </table:table-row>
        <table:table-row table:style-name="ro1">
          <table:table-cell table:formula="of:=[.A264]+[.$D$2]" office:value-type="float" office:value="133.5" calcext:value-type="float">
            <text:p>133,5</text:p>
          </table:table-cell>
          <table:table-cell table:formula="of:=[.B264]+[.$D$2]*([.A264]*[.A264]*[.A264]-SIN([.B264])/([.A264]*[.A264]))" office:value-type="float" office:value="78814445.6927939" calcext:value-type="float">
            <text:p>78814445,6927939</text:p>
          </table:table-cell>
          <table:table-cell table:number-columns-repeated="2"/>
        </table:table-row>
        <table:table-row table:style-name="ro1">
          <table:table-cell table:formula="of:=[.A265]+[.$D$2]" office:value-type="float" office:value="134" calcext:value-type="float">
            <text:p>134</text:p>
          </table:table-cell>
          <table:table-cell table:formula="of:=[.B265]+[.$D$2]*([.A265]*[.A265]*[.A265]-SIN([.B265])/([.A265]*[.A265]))" office:value-type="float" office:value="80004080.880313" calcext:value-type="float">
            <text:p>80004080,880313</text:p>
          </table:table-cell>
          <table:table-cell table:number-columns-repeated="2"/>
        </table:table-row>
        <table:table-row table:style-name="ro1">
          <table:table-cell table:formula="of:=[.A266]+[.$D$2]" office:value-type="float" office:value="134.5" calcext:value-type="float">
            <text:p>134,5</text:p>
          </table:table-cell>
          <table:table-cell table:formula="of:=[.B266]+[.$D$2]*([.A266]*[.A266]*[.A266]-SIN([.B266])/([.A266]*[.A266]))" office:value-type="float" office:value="81207132.8803233" calcext:value-type="float">
            <text:p>81207132,8803233</text:p>
          </table:table-cell>
          <table:table-cell table:number-columns-repeated="2"/>
        </table:table-row>
        <table:table-row table:style-name="ro1">
          <table:table-cell table:formula="of:=[.A267]+[.$D$2]" office:value-type="float" office:value="135" calcext:value-type="float">
            <text:p>135</text:p>
          </table:table-cell>
          <table:table-cell table:formula="of:=[.B267]+[.$D$2]*([.A267]*[.A267]*[.A267]-SIN([.B267])/([.A267]*[.A267]))" office:value-type="float" office:value="82423702.1928412" calcext:value-type="float">
            <text:p>82423702,1928412</text:p>
          </table:table-cell>
          <table:table-cell table:number-columns-repeated="2"/>
        </table:table-row>
        <table:table-row table:style-name="ro1">
          <table:table-cell table:formula="of:=[.A268]+[.$D$2]" office:value-type="float" office:value="135.5" calcext:value-type="float">
            <text:p>135,5</text:p>
          </table:table-cell>
          <table:table-cell table:formula="of:=[.B268]+[.$D$2]*([.A268]*[.A268]*[.A268]-SIN([.B268])/([.A268]*[.A268]))" office:value-type="float" office:value="83653889.6928614" calcext:value-type="float">
            <text:p>83653889,6928614</text:p>
          </table:table-cell>
          <table:table-cell table:number-columns-repeated="2"/>
        </table:table-row>
        <table:table-row table:style-name="ro1">
          <table:table-cell table:formula="of:=[.A269]+[.$D$2]" office:value-type="float" office:value="136" calcext:value-type="float">
            <text:p>136</text:p>
          </table:table-cell>
          <table:table-cell table:formula="of:=[.B269]+[.$D$2]*([.A269]*[.A269]*[.A269]-SIN([.B269])/([.A269]*[.A269]))" office:value-type="float" office:value="84897796.6303524" calcext:value-type="float">
            <text:p>84897796,6303524</text:p>
          </table:table-cell>
          <table:table-cell table:number-columns-repeated="2"/>
        </table:table-row>
        <table:table-row table:style-name="ro1">
          <table:table-cell table:formula="of:=[.A270]+[.$D$2]" office:value-type="float" office:value="136.5" calcext:value-type="float">
            <text:p>136,5</text:p>
          </table:table-cell>
          <table:table-cell table:formula="of:=[.B270]+[.$D$2]*([.A270]*[.A270]*[.A270]-SIN([.B270])/([.A270]*[.A270]))" office:value-type="float" office:value="86155524.6303539" calcext:value-type="float">
            <text:p>86155524,6303539</text:p>
          </table:table-cell>
          <table:table-cell table:number-columns-repeated="2"/>
        </table:table-row>
        <table:table-row table:style-name="ro1">
          <table:table-cell table:formula="of:=[.A271]+[.$D$2]" office:value-type="float" office:value="137" calcext:value-type="float">
            <text:p>137</text:p>
          </table:table-cell>
          <table:table-cell table:formula="of:=[.B271]+[.$D$2]*([.A271]*[.A271]*[.A271]-SIN([.B271])/([.A271]*[.A271]))" office:value-type="float" office:value="87427175.6928722" calcext:value-type="float">
            <text:p>87427175,6928722</text:p>
          </table:table-cell>
          <table:table-cell table:number-columns-repeated="2"/>
        </table:table-row>
        <table:table-row table:style-name="ro1">
          <table:table-cell table:formula="of:=[.A272]+[.$D$2]" office:value-type="float" office:value="137.5" calcext:value-type="float">
            <text:p>137,5</text:p>
          </table:table-cell>
          <table:table-cell table:formula="of:=[.B272]+[.$D$2]*([.A272]*[.A272]*[.A272]-SIN([.B272])/([.A272]*[.A272]))" office:value-type="float" office:value="88712852.1928487" calcext:value-type="float">
            <text:p>88712852,1928487</text:p>
          </table:table-cell>
          <table:table-cell table:number-columns-repeated="2"/>
        </table:table-row>
        <table:table-row table:style-name="ro1">
          <table:table-cell table:formula="of:=[.A273]+[.$D$2]" office:value-type="float" office:value="138" calcext:value-type="float">
            <text:p>138</text:p>
          </table:table-cell>
          <table:table-cell table:formula="of:=[.B273]+[.$D$2]*([.A273]*[.A273]*[.A273]-SIN([.B273])/([.A273]*[.A273]))" office:value-type="float" office:value="90012656.8803581" calcext:value-type="float">
            <text:p>90012656,8803581</text:p>
          </table:table-cell>
          <table:table-cell table:number-columns-repeated="2"/>
        </table:table-row>
        <table:table-row table:style-name="ro1">
          <table:table-cell table:formula="of:=[.A274]+[.$D$2]" office:value-type="float" office:value="138.5" calcext:value-type="float">
            <text:p>138,5</text:p>
          </table:table-cell>
          <table:table-cell table:formula="of:=[.B274]+[.$D$2]*([.A274]*[.A274]*[.A274]-SIN([.B274])/([.A274]*[.A274]))" office:value-type="float" office:value="91326692.8803324" calcext:value-type="float">
            <text:p>91326692,8803324</text:p>
          </table:table-cell>
          <table:table-cell table:number-columns-repeated="2"/>
        </table:table-row>
        <table:table-row table:style-name="ro1">
          <table:table-cell table:formula="of:=[.A275]+[.$D$2]" office:value-type="float" office:value="139" calcext:value-type="float">
            <text:p>139</text:p>
          </table:table-cell>
          <table:table-cell table:formula="of:=[.B275]+[.$D$2]*([.A275]*[.A275]*[.A275]-SIN([.B275])/([.A275]*[.A275]))" office:value-type="float" office:value="92655063.6928488" calcext:value-type="float">
            <text:p>92655063,6928488</text:p>
          </table:table-cell>
          <table:table-cell table:number-columns-repeated="2"/>
        </table:table-row>
        <table:table-row table:style-name="ro1">
          <table:table-cell table:formula="of:=[.A276]+[.$D$2]" office:value-type="float" office:value="139.5" calcext:value-type="float">
            <text:p>139,5</text:p>
          </table:table-cell>
          <table:table-cell table:formula="of:=[.B276]+[.$D$2]*([.A276]*[.A276]*[.A276]-SIN([.B276])/([.A276]*[.A276]))" office:value-type="float" office:value="93997873.1928322" calcext:value-type="float">
            <text:p>93997873,1928322</text:p>
          </table:table-cell>
          <table:table-cell table:number-columns-repeated="2"/>
        </table:table-row>
        <table:table-row table:style-name="ro1">
          <table:table-cell table:formula="of:=[.A277]+[.$D$2]" office:value-type="float" office:value="140" calcext:value-type="float">
            <text:p>140</text:p>
          </table:table-cell>
          <table:table-cell table:formula="of:=[.B277]+[.$D$2]*([.A277]*[.A277]*[.A277]-SIN([.B277])/([.A277]*[.A277]))" office:value-type="float" office:value="95355225.6303106" calcext:value-type="float">
            <text:p>95355225,6303106</text:p>
          </table:table-cell>
          <table:table-cell table:number-columns-repeated="2"/>
        </table:table-row>
        <table:table-row table:style-name="ro1">
          <table:table-cell table:formula="of:=[.A278]+[.$D$2]" office:value-type="float" office:value="140.5" calcext:value-type="float">
            <text:p>140,5</text:p>
          </table:table-cell>
          <table:table-cell table:formula="of:=[.B278]+[.$D$2]*([.A278]*[.A278]*[.A278]-SIN([.B278])/([.A278]*[.A278]))" office:value-type="float" office:value="96727225.630312" calcext:value-type="float">
            <text:p>96727225,630312</text:p>
          </table:table-cell>
          <table:table-cell table:number-columns-repeated="2"/>
        </table:table-row>
        <table:table-row table:style-name="ro1">
          <table:table-cell table:formula="of:=[.A279]+[.$D$2]" office:value-type="float" office:value="141" calcext:value-type="float">
            <text:p>141</text:p>
          </table:table-cell>
          <table:table-cell table:formula="of:=[.B279]+[.$D$2]*([.A279]*[.A279]*[.A279]-SIN([.B279])/([.A279]*[.A279]))" office:value-type="float" office:value="98113978.1927983" calcext:value-type="float">
            <text:p>98113978,1927983</text:p>
          </table:table-cell>
          <table:table-cell table:number-columns-repeated="2"/>
        </table:table-row>
        <table:table-row table:style-name="ro1">
          <table:table-cell table:formula="of:=[.A280]+[.$D$2]" office:value-type="float" office:value="141.5" calcext:value-type="float">
            <text:p>141,5</text:p>
          </table:table-cell>
          <table:table-cell table:formula="of:=[.B280]+[.$D$2]*([.A280]*[.A280]*[.A280]-SIN([.B280])/([.A280]*[.A280]))" office:value-type="float" office:value="99515588.6928151" calcext:value-type="float">
            <text:p>99515588,6928151</text:p>
          </table:table-cell>
          <table:table-cell table:number-columns-repeated="2"/>
        </table:table-row>
        <table:table-row table:style-name="ro1">
          <table:table-cell table:formula="of:=[.A281]+[.$D$2]" office:value-type="float" office:value="142" calcext:value-type="float">
            <text:p>142</text:p>
          </table:table-cell>
          <table:table-cell table:formula="of:=[.B281]+[.$D$2]*([.A281]*[.A281]*[.A281]-SIN([.B281])/([.A281]*[.A281]))" office:value-type="float" office:value="100932162.880335" calcext:value-type="float">
            <text:p>100932162,880335</text:p>
          </table:table-cell>
          <table:table-cell table:number-columns-repeated="2"/>
        </table:table-row>
        <table:table-row table:style-name="ro1">
          <table:table-cell table:formula="of:=[.A282]+[.$D$2]" office:value-type="float" office:value="142.5" calcext:value-type="float">
            <text:p>142,5</text:p>
          </table:table-cell>
          <table:table-cell table:formula="of:=[.B282]+[.$D$2]*([.A282]*[.A282]*[.A282]-SIN([.B282])/([.A282]*[.A282]))" office:value-type="float" office:value="102363806.880354" calcext:value-type="float">
            <text:p>102363806,880354</text:p>
          </table:table-cell>
          <table:table-cell table:number-columns-repeated="2"/>
        </table:table-row>
        <table:table-row table:style-name="ro1">
          <table:table-cell table:formula="of:=[.A283]+[.$D$2]" office:value-type="float" office:value="143" calcext:value-type="float">
            <text:p>143</text:p>
          </table:table-cell>
          <table:table-cell table:formula="of:=[.B283]+[.$D$2]*([.A283]*[.A283]*[.A283]-SIN([.B283])/([.A283]*[.A283]))" office:value-type="float" office:value="103810627.192873" calcext:value-type="float">
            <text:p>103810627,192873</text:p>
          </table:table-cell>
          <table:table-cell table:number-columns-repeated="2"/>
        </table:table-row>
        <table:table-row table:style-name="ro1">
          <table:table-cell table:formula="of:=[.A284]+[.$D$2]" office:value-type="float" office:value="143.5" calcext:value-type="float">
            <text:p>143,5</text:p>
          </table:table-cell>
          <table:table-cell table:formula="of:=[.B284]+[.$D$2]*([.A284]*[.A284]*[.A284]-SIN([.B284])/([.A284]*[.A284]))" office:value-type="float" office:value="105272730.692867" calcext:value-type="float">
            <text:p>105272730,692867</text:p>
          </table:table-cell>
          <table:table-cell table:number-columns-repeated="2"/>
        </table:table-row>
        <table:table-row table:style-name="ro1">
          <table:table-cell table:formula="of:=[.A285]+[.$D$2]" office:value-type="float" office:value="144" calcext:value-type="float">
            <text:p>144</text:p>
          </table:table-cell>
          <table:table-cell table:formula="of:=[.B285]+[.$D$2]*([.A285]*[.A285]*[.A285]-SIN([.B285])/([.A285]*[.A285]))" office:value-type="float" office:value="106750224.630362" calcext:value-type="float">
            <text:p>106750224,630362</text:p>
          </table:table-cell>
          <table:table-cell table:number-columns-repeated="2"/>
        </table:table-row>
        <table:table-row table:style-name="ro1">
          <table:table-cell table:formula="of:=[.A286]+[.$D$2]" office:value-type="float" office:value="144.5" calcext:value-type="float">
            <text:p>144,5</text:p>
          </table:table-cell>
          <table:table-cell table:formula="of:=[.B286]+[.$D$2]*([.A286]*[.A286]*[.A286]-SIN([.B286])/([.A286]*[.A286]))" office:value-type="float" office:value="108243216.630372" calcext:value-type="float">
            <text:p>108243216,630372</text:p>
          </table:table-cell>
          <table:table-cell table:number-columns-repeated="2"/>
        </table:table-row>
        <table:table-row table:style-name="ro1">
          <table:table-cell table:formula="of:=[.A287]+[.$D$2]" office:value-type="float" office:value="145" calcext:value-type="float">
            <text:p>145</text:p>
          </table:table-cell>
          <table:table-cell table:formula="of:=[.B287]+[.$D$2]*([.A287]*[.A287]*[.A287]-SIN([.B287])/([.A287]*[.A287]))" office:value-type="float" office:value="109751814.692875" calcext:value-type="float">
            <text:p>109751814,692875</text:p>
          </table:table-cell>
          <table:table-cell table:number-columns-repeated="2"/>
        </table:table-row>
        <table:table-row table:style-name="ro1">
          <table:table-cell table:formula="of:=[.A288]+[.$D$2]" office:value-type="float" office:value="145.5" calcext:value-type="float">
            <text:p>145,5</text:p>
          </table:table-cell>
          <table:table-cell table:formula="of:=[.B288]+[.$D$2]*([.A288]*[.A288]*[.A288]-SIN([.B288])/([.A288]*[.A288]))" office:value-type="float" office:value="111276127.192896" calcext:value-type="float">
            <text:p>111276127,192896</text:p>
          </table:table-cell>
          <table:table-cell table:number-columns-repeated="2"/>
        </table:table-row>
        <table:table-row table:style-name="ro1">
          <table:table-cell table:formula="of:=[.A289]+[.$D$2]" office:value-type="float" office:value="146" calcext:value-type="float">
            <text:p>146</text:p>
          </table:table-cell>
          <table:table-cell table:formula="of:=[.B289]+[.$D$2]*([.A289]*[.A289]*[.A289]-SIN([.B289])/([.A289]*[.A289]))" office:value-type="float" office:value="112816262.880418" calcext:value-type="float">
            <text:p>112816262,880418</text:p>
          </table:table-cell>
          <table:table-cell table:number-columns-repeated="2"/>
        </table:table-row>
        <table:table-row table:style-name="ro1">
          <table:table-cell table:formula="of:=[.A290]+[.$D$2]" office:value-type="float" office:value="146.5" calcext:value-type="float">
            <text:p>146,5</text:p>
          </table:table-cell>
          <table:table-cell table:formula="of:=[.B290]+[.$D$2]*([.A290]*[.A290]*[.A290]-SIN([.B290])/([.A290]*[.A290]))" office:value-type="float" office:value="114372330.880432" calcext:value-type="float">
            <text:p>114372330,880432</text:p>
          </table:table-cell>
          <table:table-cell table:number-columns-repeated="2"/>
        </table:table-row>
        <table:table-row table:style-name="ro1">
          <table:table-cell table:formula="of:=[.A291]+[.$D$2]" office:value-type="float" office:value="147" calcext:value-type="float">
            <text:p>147</text:p>
          </table:table-cell>
          <table:table-cell table:formula="of:=[.B291]+[.$D$2]*([.A291]*[.A291]*[.A291]-SIN([.B291])/([.A291]*[.A291]))" office:value-type="float" office:value="115944440.692954" calcext:value-type="float">
            <text:p>115944440,692954</text:p>
          </table:table-cell>
          <table:table-cell table:number-columns-repeated="2"/>
        </table:table-row>
        <table:table-row table:style-name="ro1">
          <table:table-cell table:formula="of:=[.A292]+[.$D$2]" office:value-type="float" office:value="147.5" calcext:value-type="float">
            <text:p>147,5</text:p>
          </table:table-cell>
          <table:table-cell table:formula="of:=[.B292]+[.$D$2]*([.A292]*[.A292]*[.A292]-SIN([.B292])/([.A292]*[.A292]))" office:value-type="float" office:value="117532702.192972" calcext:value-type="float">
            <text:p>117532702,192972</text:p>
          </table:table-cell>
          <table:table-cell table:number-columns-repeated="2"/>
        </table:table-row>
        <table:table-row table:style-name="ro1">
          <table:table-cell table:formula="of:=[.A293]+[.$D$2]" office:value-type="float" office:value="148" calcext:value-type="float">
            <text:p>148</text:p>
          </table:table-cell>
          <table:table-cell table:formula="of:=[.B293]+[.$D$2]*([.A293]*[.A293]*[.A293]-SIN([.B293])/([.A293]*[.A293]))" office:value-type="float" office:value="119137225.630476" calcext:value-type="float">
            <text:p>119137225,630476</text:p>
          </table:table-cell>
          <table:table-cell table:number-columns-repeated="2"/>
        </table:table-row>
        <table:table-row table:style-name="ro1">
          <table:table-cell table:formula="of:=[.A294]+[.$D$2]" office:value-type="float" office:value="148.5" calcext:value-type="float">
            <text:p>148,5</text:p>
          </table:table-cell>
          <table:table-cell table:formula="of:=[.B294]+[.$D$2]*([.A294]*[.A294]*[.A294]-SIN([.B294])/([.A294]*[.A294]))" office:value-type="float" office:value="120758121.630459" calcext:value-type="float">
            <text:p>120758121,630459</text:p>
          </table:table-cell>
          <table:table-cell table:number-columns-repeated="2"/>
        </table:table-row>
        <table:table-row table:style-name="ro1">
          <table:table-cell table:formula="of:=[.A295]+[.$D$2]" office:value-type="float" office:value="149" calcext:value-type="float">
            <text:p>149</text:p>
          </table:table-cell>
          <table:table-cell table:formula="of:=[.B295]+[.$D$2]*([.A295]*[.A295]*[.A295]-SIN([.B295])/([.A295]*[.A295]))" office:value-type="float" office:value="122395501.192962" calcext:value-type="float">
            <text:p>122395501,192962</text:p>
          </table:table-cell>
          <table:table-cell table:number-columns-repeated="2"/>
        </table:table-row>
        <table:table-row table:style-name="ro1">
          <table:table-cell table:formula="of:=[.A296]+[.$D$2]" office:value-type="float" office:value="149.5" calcext:value-type="float">
            <text:p>149,5</text:p>
          </table:table-cell>
          <table:table-cell table:formula="of:=[.B296]+[.$D$2]*([.A296]*[.A296]*[.A296]-SIN([.B296])/([.A296]*[.A296]))" office:value-type="float" office:value="124049475.692958" calcext:value-type="float">
            <text:p>124049475,692958</text:p>
          </table:table-cell>
          <table:table-cell table:number-columns-repeated="2"/>
        </table:table-row>
        <table:table-row table:style-name="ro1">
          <table:table-cell table:formula="of:=[.A297]+[.$D$2]" office:value-type="float" office:value="150" calcext:value-type="float">
            <text:p>150</text:p>
          </table:table-cell>
          <table:table-cell table:formula="of:=[.B297]+[.$D$2]*([.A297]*[.A297]*[.A297]-SIN([.B297])/([.A297]*[.A297]))" office:value-type="float" office:value="125720156.880436" calcext:value-type="float">
            <text:p>125720156,880436</text:p>
          </table:table-cell>
          <table:table-cell table:number-columns-repeated="2"/>
        </table:table-row>
        <table:table-row table:style-name="ro1">
          <table:table-cell table:formula="of:=[.A298]+[.$D$2]" office:value-type="float" office:value="150.5" calcext:value-type="float">
            <text:p>150,5</text:p>
          </table:table-cell>
          <table:table-cell table:formula="of:=[.B298]+[.$D$2]*([.A298]*[.A298]*[.A298]-SIN([.B298])/([.A298]*[.A298]))" office:value-type="float" office:value="127407656.880425" calcext:value-type="float">
            <text:p>127407656,880425</text:p>
          </table:table-cell>
          <table:table-cell table:number-columns-repeated="2"/>
        </table:table-row>
        <table:table-row table:style-name="ro1">
          <table:table-cell table:formula="of:=[.A299]+[.$D$2]" office:value-type="float" office:value="151" calcext:value-type="float">
            <text:p>151</text:p>
          </table:table-cell>
          <table:table-cell table:formula="of:=[.B299]+[.$D$2]*([.A299]*[.A299]*[.A299]-SIN([.B299])/([.A299]*[.A299]))" office:value-type="float" office:value="129112088.19291" calcext:value-type="float">
            <text:p>129112088,19291</text:p>
          </table:table-cell>
          <table:table-cell table:number-columns-repeated="2"/>
        </table:table-row>
        <table:table-row table:style-name="ro1">
          <table:table-cell table:formula="of:=[.A300]+[.$D$2]" office:value-type="float" office:value="151.5" calcext:value-type="float">
            <text:p>151,5</text:p>
          </table:table-cell>
          <table:table-cell table:formula="of:=[.B300]+[.$D$2]*([.A300]*[.A300]*[.A300]-SIN([.B300])/([.A300]*[.A300]))" office:value-type="float" office:value="130833563.692903" calcext:value-type="float">
            <text:p>130833563,692903</text:p>
          </table:table-cell>
          <table:table-cell table:number-columns-repeated="2"/>
        </table:table-row>
        <table:table-row table:style-name="ro1">
          <table:table-cell table:formula="of:=[.A301]+[.$D$2]" office:value-type="float" office:value="152" calcext:value-type="float">
            <text:p>152</text:p>
          </table:table-cell>
          <table:table-cell table:formula="of:=[.B301]+[.$D$2]*([.A301]*[.A301]*[.A301]-SIN([.B301])/([.A301]*[.A301]))" office:value-type="float" office:value="132572196.630388" calcext:value-type="float">
            <text:p>132572196,630388</text:p>
          </table:table-cell>
          <table:table-cell table:number-columns-repeated="2"/>
        </table:table-row>
        <table:table-row table:style-name="ro1">
          <table:table-cell table:formula="of:=[.A302]+[.$D$2]" office:value-type="float" office:value="152.5" calcext:value-type="float">
            <text:p>152,5</text:p>
          </table:table-cell>
          <table:table-cell table:formula="of:=[.B302]+[.$D$2]*([.A302]*[.A302]*[.A302]-SIN([.B302])/([.A302]*[.A302]))" office:value-type="float" office:value="134328100.630377" calcext:value-type="float">
            <text:p>134328100,630377</text:p>
          </table:table-cell>
          <table:table-cell table:number-columns-repeated="2"/>
        </table:table-row>
        <table:table-row table:style-name="ro1">
          <table:table-cell table:formula="of:=[.A303]+[.$D$2]" office:value-type="float" office:value="153" calcext:value-type="float">
            <text:p>153</text:p>
          </table:table-cell>
          <table:table-cell table:formula="of:=[.B303]+[.$D$2]*([.A303]*[.A303]*[.A303]-SIN([.B303])/([.A303]*[.A303]))" office:value-type="float" office:value="136101389.692856" calcext:value-type="float">
            <text:p>136101389,692856</text:p>
          </table:table-cell>
          <table:table-cell table:number-columns-repeated="2"/>
        </table:table-row>
        <table:table-row table:style-name="ro1">
          <table:table-cell table:formula="of:=[.A304]+[.$D$2]" office:value-type="float" office:value="153.5" calcext:value-type="float">
            <text:p>153,5</text:p>
          </table:table-cell>
          <table:table-cell table:formula="of:=[.B304]+[.$D$2]*([.A304]*[.A304]*[.A304]-SIN([.B304])/([.A304]*[.A304]))" office:value-type="float" office:value="137892178.192865" calcext:value-type="float">
            <text:p>137892178,192865</text:p>
          </table:table-cell>
          <table:table-cell table:number-columns-repeated="2"/>
        </table:table-row>
        <table:table-row table:style-name="ro1">
          <table:table-cell table:formula="of:=[.A305]+[.$D$2]" office:value-type="float" office:value="154" calcext:value-type="float">
            <text:p>154</text:p>
          </table:table-cell>
          <table:table-cell table:formula="of:=[.B305]+[.$D$2]*([.A305]*[.A305]*[.A305]-SIN([.B305])/([.A305]*[.A305]))" office:value-type="float" office:value="139700580.880386" calcext:value-type="float">
            <text:p>139700580,880386</text:p>
          </table:table-cell>
          <table:table-cell table:number-columns-repeated="2"/>
        </table:table-row>
        <table:table-row table:style-name="ro1">
          <table:table-cell table:formula="of:=[.A306]+[.$D$2]" office:value-type="float" office:value="154.5" calcext:value-type="float">
            <text:p>154,5</text:p>
          </table:table-cell>
          <table:table-cell table:formula="of:=[.B306]+[.$D$2]*([.A306]*[.A306]*[.A306]-SIN([.B306])/([.A306]*[.A306]))" office:value-type="float" office:value="141526712.880386" calcext:value-type="float">
            <text:p>141526712,880386</text:p>
          </table:table-cell>
          <table:table-cell table:number-columns-repeated="2"/>
        </table:table-row>
        <table:table-row table:style-name="ro1">
          <table:table-cell table:formula="of:=[.A307]+[.$D$2]" office:value-type="float" office:value="155" calcext:value-type="float">
            <text:p>155</text:p>
          </table:table-cell>
          <table:table-cell table:formula="of:=[.B307]+[.$D$2]*([.A307]*[.A307]*[.A307]-SIN([.B307])/([.A307]*[.A307]))" office:value-type="float" office:value="143370689.692894" calcext:value-type="float">
            <text:p>143370689,692894</text:p>
          </table:table-cell>
          <table:table-cell table:number-columns-repeated="2"/>
        </table:table-row>
        <table:table-row table:style-name="ro1">
          <table:table-cell table:formula="of:=[.A308]+[.$D$2]" office:value-type="float" office:value="155.5" calcext:value-type="float">
            <text:p>155,5</text:p>
          </table:table-cell>
          <table:table-cell table:formula="of:=[.B308]+[.$D$2]*([.A308]*[.A308]*[.A308]-SIN([.B308])/([.A308]*[.A308]))" office:value-type="float" office:value="145232627.1929" calcext:value-type="float">
            <text:p>145232627,1929</text:p>
          </table:table-cell>
          <table:table-cell table:number-columns-repeated="2"/>
        </table:table-row>
        <table:table-row table:style-name="ro1">
          <table:table-cell table:formula="of:=[.A309]+[.$D$2]" office:value-type="float" office:value="156" calcext:value-type="float">
            <text:p>156</text:p>
          </table:table-cell>
          <table:table-cell table:formula="of:=[.B309]+[.$D$2]*([.A309]*[.A309]*[.A309]-SIN([.B309])/([.A309]*[.A309]))" office:value-type="float" office:value="147112641.630402" calcext:value-type="float">
            <text:p>147112641,630402</text:p>
          </table:table-cell>
          <table:table-cell table:number-columns-repeated="2"/>
        </table:table-row>
        <table:table-row table:style-name="ro1">
          <table:table-cell table:formula="of:=[.A310]+[.$D$2]" office:value-type="float" office:value="156.5" calcext:value-type="float">
            <text:p>156,5</text:p>
          </table:table-cell>
          <table:table-cell table:formula="of:=[.B310]+[.$D$2]*([.A310]*[.A310]*[.A310]-SIN([.B310])/([.A310]*[.A310]))" office:value-type="float" office:value="149010849.630389" calcext:value-type="float">
            <text:p>149010849,630389</text:p>
          </table:table-cell>
          <table:table-cell table:number-columns-repeated="2"/>
        </table:table-row>
        <table:table-row table:style-name="ro1">
          <table:table-cell table:formula="of:=[.A311]+[.$D$2]" office:value-type="float" office:value="157" calcext:value-type="float">
            <text:p>157</text:p>
          </table:table-cell>
          <table:table-cell table:formula="of:=[.B311]+[.$D$2]*([.A311]*[.A311]*[.A311]-SIN([.B311])/([.A311]*[.A311]))" office:value-type="float" office:value="150927368.192869" calcext:value-type="float">
            <text:p>150927368,192869</text:p>
          </table:table-cell>
          <table:table-cell table:number-columns-repeated="2"/>
        </table:table-row>
        <table:table-row table:style-name="ro1">
          <table:table-cell table:formula="of:=[.A312]+[.$D$2]" office:value-type="float" office:value="157.5" calcext:value-type="float">
            <text:p>157,5</text:p>
          </table:table-cell>
          <table:table-cell table:formula="of:=[.B312]+[.$D$2]*([.A312]*[.A312]*[.A312]-SIN([.B312])/([.A312]*[.A312]))" office:value-type="float" office:value="152862314.692888" calcext:value-type="float">
            <text:p>152862314,692888</text:p>
          </table:table-cell>
          <table:table-cell table:number-columns-repeated="2"/>
        </table:table-row>
        <table:table-row table:style-name="ro1">
          <table:table-cell table:formula="of:=[.A313]+[.$D$2]" office:value-type="float" office:value="158" calcext:value-type="float">
            <text:p>158</text:p>
          </table:table-cell>
          <table:table-cell table:formula="of:=[.B313]+[.$D$2]*([.A313]*[.A313]*[.A313]-SIN([.B313])/([.A313]*[.A313]))" office:value-type="float" office:value="154815806.880389" calcext:value-type="float">
            <text:p>154815806,880389</text:p>
          </table:table-cell>
          <table:table-cell table:number-columns-repeated="2"/>
        </table:table-row>
        <table:table-row table:style-name="ro1">
          <table:table-cell table:formula="of:=[.A314]+[.$D$2]" office:value-type="float" office:value="158.5" calcext:value-type="float">
            <text:p>158,5</text:p>
          </table:table-cell>
          <table:table-cell table:formula="of:=[.B314]+[.$D$2]*([.A314]*[.A314]*[.A314]-SIN([.B314])/([.A314]*[.A314]))" office:value-type="float" office:value="156787962.880397" calcext:value-type="float">
            <text:p>156787962,880397</text:p>
          </table:table-cell>
          <table:table-cell table:number-columns-repeated="2"/>
        </table:table-row>
        <table:table-row table:style-name="ro1">
          <table:table-cell table:formula="of:=[.A315]+[.$D$2]" office:value-type="float" office:value="159" calcext:value-type="float">
            <text:p>159</text:p>
          </table:table-cell>
          <table:table-cell table:formula="of:=[.B315]+[.$D$2]*([.A315]*[.A315]*[.A315]-SIN([.B315])/([.A315]*[.A315]))" office:value-type="float" office:value="158778901.192878" calcext:value-type="float">
            <text:p>158778901,192878</text:p>
          </table:table-cell>
          <table:table-cell table:number-columns-repeated="2"/>
        </table:table-row>
        <table:table-row table:style-name="ro1">
          <table:table-cell table:formula="of:=[.A316]+[.$D$2]" office:value-type="float" office:value="159.5" calcext:value-type="float">
            <text:p>159,5</text:p>
          </table:table-cell>
          <table:table-cell table:formula="of:=[.B316]+[.$D$2]*([.A316]*[.A316]*[.A316]-SIN([.B316])/([.A316]*[.A316]))" office:value-type="float" office:value="160788740.69288" calcext:value-type="float">
            <text:p>160788740,69288</text:p>
          </table:table-cell>
          <table:table-cell table:number-columns-repeated="2"/>
        </table:table-row>
        <table:table-row table:style-name="ro1">
          <table:table-cell table:formula="of:=[.A317]+[.$D$2]" office:value-type="float" office:value="160" calcext:value-type="float">
            <text:p>160</text:p>
          </table:table-cell>
          <table:table-cell table:formula="of:=[.B317]+[.$D$2]*([.A317]*[.A317]*[.A317]-SIN([.B317])/([.A317]*[.A317]))" office:value-type="float" office:value="162817600.630394" calcext:value-type="float">
            <text:p>162817600,630394</text:p>
          </table:table-cell>
          <table:table-cell table:number-columns-repeated="2"/>
        </table:table-row>
        <table:table-row table:style-name="ro1">
          <table:table-cell table:formula="of:=[.A318]+[.$D$2]" office:value-type="float" office:value="160.5" calcext:value-type="float">
            <text:p>160,5</text:p>
          </table:table-cell>
          <table:table-cell table:formula="of:=[.B318]+[.$D$2]*([.A318]*[.A318]*[.A318]-SIN([.B318])/([.A318]*[.A318]))" office:value-type="float" office:value="164865600.630399" calcext:value-type="float">
            <text:p>164865600,630399</text:p>
          </table:table-cell>
          <table:table-cell table:number-columns-repeated="2"/>
        </table:table-row>
        <table:table-row table:style-name="ro1">
          <table:table-cell table:formula="of:=[.A319]+[.$D$2]" office:value-type="float" office:value="161" calcext:value-type="float">
            <text:p>161</text:p>
          </table:table-cell>
          <table:table-cell table:formula="of:=[.B319]+[.$D$2]*([.A319]*[.A319]*[.A319]-SIN([.B319])/([.A319]*[.A319]))" office:value-type="float" office:value="166932860.69288" calcext:value-type="float">
            <text:p>166932860,69288</text:p>
          </table:table-cell>
          <table:table-cell table:number-columns-repeated="2"/>
        </table:table-row>
        <table:table-row table:style-name="ro1">
          <table:table-cell table:formula="of:=[.A320]+[.$D$2]" office:value-type="float" office:value="161.5" calcext:value-type="float">
            <text:p>161,5</text:p>
          </table:table-cell>
          <table:table-cell table:formula="of:=[.B320]+[.$D$2]*([.A320]*[.A320]*[.A320]-SIN([.B320])/([.A320]*[.A320]))" office:value-type="float" office:value="169019501.192887" calcext:value-type="float">
            <text:p>169019501,192887</text:p>
          </table:table-cell>
          <table:table-cell table:number-columns-repeated="2"/>
        </table:table-row>
        <table:table-row table:style-name="ro1">
          <table:table-cell table:formula="of:=[.A321]+[.$D$2]" office:value-type="float" office:value="162" calcext:value-type="float">
            <text:p>162</text:p>
          </table:table-cell>
          <table:table-cell table:formula="of:=[.B321]+[.$D$2]*([.A321]*[.A321]*[.A321]-SIN([.B321])/([.A321]*[.A321]))" office:value-type="float" office:value="171125642.880376" calcext:value-type="float">
            <text:p>171125642,880376</text:p>
          </table:table-cell>
          <table:table-cell table:number-columns-repeated="2"/>
        </table:table-row>
        <table:table-row table:style-name="ro1">
          <table:table-cell table:formula="of:=[.A322]+[.$D$2]" office:value-type="float" office:value="162.5" calcext:value-type="float">
            <text:p>162,5</text:p>
          </table:table-cell>
          <table:table-cell table:formula="of:=[.B322]+[.$D$2]*([.A322]*[.A322]*[.A322]-SIN([.B322])/([.A322]*[.A322]))" office:value-type="float" office:value="173251406.880381" calcext:value-type="float">
            <text:p>173251406,880381</text:p>
          </table:table-cell>
          <table:table-cell table:number-columns-repeated="2"/>
        </table:table-row>
        <table:table-row table:style-name="ro1">
          <table:table-cell table:formula="of:=[.A323]+[.$D$2]" office:value-type="float" office:value="163" calcext:value-type="float">
            <text:p>163</text:p>
          </table:table-cell>
          <table:table-cell table:formula="of:=[.B323]+[.$D$2]*([.A323]*[.A323]*[.A323]-SIN([.B323])/([.A323]*[.A323]))" office:value-type="float" office:value="175396914.692899" calcext:value-type="float">
            <text:p>175396914,692899</text:p>
          </table:table-cell>
          <table:table-cell table:number-columns-repeated="2"/>
        </table:table-row>
        <table:table-row table:style-name="ro1">
          <table:table-cell table:formula="of:=[.A324]+[.$D$2]" office:value-type="float" office:value="163.5" calcext:value-type="float">
            <text:p>163,5</text:p>
          </table:table-cell>
          <table:table-cell table:formula="of:=[.B324]+[.$D$2]*([.A324]*[.A324]*[.A324]-SIN([.B324])/([.A324]*[.A324]))" office:value-type="float" office:value="177562288.192902" calcext:value-type="float">
            <text:p>177562288,192902</text:p>
          </table:table-cell>
          <table:table-cell table:number-columns-repeated="2"/>
        </table:table-row>
        <table:table-row table:style-name="ro1">
          <table:table-cell table:formula="of:=[.A325]+[.$D$2]" office:value-type="float" office:value="164" calcext:value-type="float">
            <text:p>164</text:p>
          </table:table-cell>
          <table:table-cell table:formula="of:=[.B325]+[.$D$2]*([.A325]*[.A325]*[.A325]-SIN([.B325])/([.A325]*[.A325]))" office:value-type="float" office:value="179747649.630416" calcext:value-type="float">
            <text:p>179747649,630416</text:p>
          </table:table-cell>
          <table:table-cell table:number-columns-repeated="2"/>
        </table:table-row>
        <table:table-row table:style-name="ro1">
          <table:table-cell table:formula="of:=[.A326]+[.$D$2]" office:value-type="float" office:value="164.5" calcext:value-type="float">
            <text:p>164,5</text:p>
          </table:table-cell>
          <table:table-cell table:formula="of:=[.B326]+[.$D$2]*([.A326]*[.A326]*[.A326]-SIN([.B326])/([.A326]*[.A326]))" office:value-type="float" office:value="181953121.630422" calcext:value-type="float">
            <text:p>181953121,630422</text:p>
          </table:table-cell>
          <table:table-cell table:number-columns-repeated="2"/>
        </table:table-row>
        <table:table-row table:style-name="ro1">
          <table:table-cell table:formula="of:=[.A327]+[.$D$2]" office:value-type="float" office:value="165" calcext:value-type="float">
            <text:p>165</text:p>
          </table:table-cell>
          <table:table-cell table:formula="of:=[.B327]+[.$D$2]*([.A327]*[.A327]*[.A327]-SIN([.B327])/([.A327]*[.A327]))" office:value-type="float" office:value="184178827.19294" calcext:value-type="float">
            <text:p>184178827,19294</text:p>
          </table:table-cell>
          <table:table-cell table:number-columns-repeated="2"/>
        </table:table-row>
        <table:table-row table:style-name="ro1">
          <table:table-cell table:formula="of:=[.A328]+[.$D$2]" office:value-type="float" office:value="165.5" calcext:value-type="float">
            <text:p>165,5</text:p>
          </table:table-cell>
          <table:table-cell table:formula="of:=[.B328]+[.$D$2]*([.A328]*[.A328]*[.A328]-SIN([.B328])/([.A328]*[.A328]))" office:value-type="float" office:value="186424889.692958" calcext:value-type="float">
            <text:p>186424889,692958</text:p>
          </table:table-cell>
          <table:table-cell table:number-columns-repeated="2"/>
        </table:table-row>
        <table:table-row table:style-name="ro1">
          <table:table-cell table:formula="of:=[.A329]+[.$D$2]" office:value-type="float" office:value="166" calcext:value-type="float">
            <text:p>166</text:p>
          </table:table-cell>
          <table:table-cell table:formula="of:=[.B329]+[.$D$2]*([.A329]*[.A329]*[.A329]-SIN([.B329])/([.A329]*[.A329]))" office:value-type="float" office:value="188691432.880476" calcext:value-type="float">
            <text:p>188691432,880476</text:p>
          </table:table-cell>
          <table:table-cell table:number-columns-repeated="2"/>
        </table:table-row>
        <table:table-row table:style-name="ro1">
          <table:table-cell table:formula="of:=[.A330]+[.$D$2]" office:value-type="float" office:value="166.5" calcext:value-type="float">
            <text:p>166,5</text:p>
          </table:table-cell>
          <table:table-cell table:formula="of:=[.B330]+[.$D$2]*([.A330]*[.A330]*[.A330]-SIN([.B330])/([.A330]*[.A330]))" office:value-type="float" office:value="190978580.880458" calcext:value-type="float">
            <text:p>190978580,880458</text:p>
          </table:table-cell>
          <table:table-cell table:number-columns-repeated="2"/>
        </table:table-row>
        <table:table-row table:style-name="ro1">
          <table:table-cell table:formula="of:=[.A331]+[.$D$2]" office:value-type="float" office:value="167" calcext:value-type="float">
            <text:p>167</text:p>
          </table:table-cell>
          <table:table-cell table:formula="of:=[.B331]+[.$D$2]*([.A331]*[.A331]*[.A331]-SIN([.B331])/([.A331]*[.A331]))" office:value-type="float" office:value="193286458.192942" calcext:value-type="float">
            <text:p>193286458,192942</text:p>
          </table:table-cell>
          <table:table-cell table:number-columns-repeated="2"/>
        </table:table-row>
        <table:table-row table:style-name="ro1">
          <table:table-cell table:formula="of:=[.A332]+[.$D$2]" office:value-type="float" office:value="167.5" calcext:value-type="float">
            <text:p>167,5</text:p>
          </table:table-cell>
          <table:table-cell table:formula="of:=[.B332]+[.$D$2]*([.A332]*[.A332]*[.A332]-SIN([.B332])/([.A332]*[.A332]))" office:value-type="float" office:value="195615189.692924" calcext:value-type="float">
            <text:p>195615189,692924</text:p>
          </table:table-cell>
          <table:table-cell table:number-columns-repeated="2"/>
        </table:table-row>
        <table:table-row table:style-name="ro1">
          <table:table-cell table:formula="of:=[.A333]+[.$D$2]" office:value-type="float" office:value="168" calcext:value-type="float">
            <text:p>168</text:p>
          </table:table-cell>
          <table:table-cell table:formula="of:=[.B333]+[.$D$2]*([.A333]*[.A333]*[.A333]-SIN([.B333])/([.A333]*[.A333]))" office:value-type="float" office:value="197964900.630412" calcext:value-type="float">
            <text:p>197964900,630412</text:p>
          </table:table-cell>
          <table:table-cell table:number-columns-repeated="2"/>
        </table:table-row>
        <table:table-row table:style-name="ro1">
          <table:table-cell table:formula="of:=[.A334]+[.$D$2]" office:value-type="float" office:value="168.5" calcext:value-type="float">
            <text:p>168,5</text:p>
          </table:table-cell>
          <table:table-cell table:formula="of:=[.B334]+[.$D$2]*([.A334]*[.A334]*[.A334]-SIN([.B334])/([.A334]*[.A334]))" office:value-type="float" office:value="200335716.630411" calcext:value-type="float">
            <text:p>200335716,630411</text:p>
          </table:table-cell>
          <table:table-cell table:number-columns-repeated="2"/>
        </table:table-row>
        <table:table-row table:style-name="ro1">
          <table:table-cell table:formula="of:=[.A335]+[.$D$2]" office:value-type="float" office:value="169" calcext:value-type="float">
            <text:p>169</text:p>
          </table:table-cell>
          <table:table-cell table:formula="of:=[.B335]+[.$D$2]*([.A335]*[.A335]*[.A335]-SIN([.B335])/([.A335]*[.A335]))" office:value-type="float" office:value="202727763.69292" calcext:value-type="float">
            <text:p>202727763,69292</text:p>
          </table:table-cell>
          <table:table-cell table:number-columns-repeated="2"/>
        </table:table-row>
        <table:table-row table:style-name="ro1">
          <table:table-cell table:formula="of:=[.A336]+[.$D$2]" office:value-type="float" office:value="169.5" calcext:value-type="float">
            <text:p>169,5</text:p>
          </table:table-cell>
          <table:table-cell table:formula="of:=[.B336]+[.$D$2]*([.A336]*[.A336]*[.A336]-SIN([.B336])/([.A336]*[.A336]))" office:value-type="float" office:value="205141168.192936" calcext:value-type="float">
            <text:p>205141168,192936</text:p>
          </table:table-cell>
          <table:table-cell table:number-columns-repeated="2"/>
        </table:table-row>
        <table:table-row table:style-name="ro1">
          <table:table-cell table:formula="of:=[.A337]+[.$D$2]" office:value-type="float" office:value="170" calcext:value-type="float">
            <text:p>170</text:p>
          </table:table-cell>
          <table:table-cell table:formula="of:=[.B337]+[.$D$2]*([.A337]*[.A337]*[.A337]-SIN([.B337])/([.A337]*[.A337]))" office:value-type="float" office:value="207576056.880441" calcext:value-type="float">
            <text:p>207576056,880441</text:p>
          </table:table-cell>
          <table:table-cell table:number-columns-repeated="2"/>
        </table:table-row>
        <table:table-row table:style-name="ro1">
          <table:table-cell table:formula="of:=[.A338]+[.$D$2]" office:value-type="float" office:value="170.5" calcext:value-type="float">
            <text:p>170,5</text:p>
          </table:table-cell>
          <table:table-cell table:formula="of:=[.B338]+[.$D$2]*([.A338]*[.A338]*[.A338]-SIN([.B338])/([.A338]*[.A338]))" office:value-type="float" office:value="210032556.880444" calcext:value-type="float">
            <text:p>210032556,880444</text:p>
          </table:table-cell>
          <table:table-cell table:number-columns-repeated="2"/>
        </table:table-row>
        <table:table-row table:style-name="ro1">
          <table:table-cell table:formula="of:=[.A339]+[.$D$2]" office:value-type="float" office:value="171" calcext:value-type="float">
            <text:p>171</text:p>
          </table:table-cell>
          <table:table-cell table:formula="of:=[.B339]+[.$D$2]*([.A339]*[.A339]*[.A339]-SIN([.B339])/([.A339]*[.A339]))" office:value-type="float" office:value="212510795.692957" calcext:value-type="float">
            <text:p>212510795,692957</text:p>
          </table:table-cell>
          <table:table-cell table:number-columns-repeated="2"/>
        </table:table-row>
        <table:table-row table:style-name="ro1">
          <table:table-cell table:formula="of:=[.A340]+[.$D$2]" office:value-type="float" office:value="171.5" calcext:value-type="float">
            <text:p>171,5</text:p>
          </table:table-cell>
          <table:table-cell table:formula="of:=[.B340]+[.$D$2]*([.A340]*[.A340]*[.A340]-SIN([.B340])/([.A340]*[.A340]))" office:value-type="float" office:value="215010901.192966" calcext:value-type="float">
            <text:p>215010901,192966</text:p>
          </table:table-cell>
          <table:table-cell table:number-columns-repeated="2"/>
        </table:table-row>
        <table:table-row table:style-name="ro1">
          <table:table-cell table:formula="of:=[.A341]+[.$D$2]" office:value-type="float" office:value="172" calcext:value-type="float">
            <text:p>172</text:p>
          </table:table-cell>
          <table:table-cell table:formula="of:=[.B341]+[.$D$2]*([.A341]*[.A341]*[.A341]-SIN([.B341])/([.A341]*[.A341]))" office:value-type="float" office:value="217533001.630483" calcext:value-type="float">
            <text:p>217533001,630483</text:p>
          </table:table-cell>
          <table:table-cell table:number-columns-repeated="2"/>
        </table:table-row>
        <table:table-row table:style-name="ro1">
          <table:table-cell table:formula="of:=[.A342]+[.$D$2]" office:value-type="float" office:value="172.5" calcext:value-type="float">
            <text:p>172,5</text:p>
          </table:table-cell>
          <table:table-cell table:formula="of:=[.B342]+[.$D$2]*([.A342]*[.A342]*[.A342]-SIN([.B342])/([.A342]*[.A342]))" office:value-type="float" office:value="220077225.630483" calcext:value-type="float">
            <text:p>220077225,630483</text:p>
          </table:table-cell>
          <table:table-cell table:number-columns-repeated="2"/>
        </table:table-row>
        <table:table-row table:style-name="ro1">
          <table:table-cell table:formula="of:=[.A343]+[.$D$2]" office:value-type="float" office:value="173" calcext:value-type="float">
            <text:p>173</text:p>
          </table:table-cell>
          <table:table-cell table:formula="of:=[.B343]+[.$D$2]*([.A343]*[.A343]*[.A343]-SIN([.B343])/([.A343]*[.A343]))" office:value-type="float" office:value="222643702.192968" calcext:value-type="float">
            <text:p>222643702,192968</text:p>
          </table:table-cell>
          <table:table-cell table:number-columns-repeated="2"/>
        </table:table-row>
        <table:table-row table:style-name="ro1">
          <table:table-cell table:formula="of:=[.A344]+[.$D$2]" office:value-type="float" office:value="173.5" calcext:value-type="float">
            <text:p>173,5</text:p>
          </table:table-cell>
          <table:table-cell table:formula="of:=[.B344]+[.$D$2]*([.A344]*[.A344]*[.A344]-SIN([.B344])/([.A344]*[.A344]))" office:value-type="float" office:value="225232560.692984" calcext:value-type="float">
            <text:p>225232560,692984</text:p>
          </table:table-cell>
          <table:table-cell table:number-columns-repeated="2"/>
        </table:table-row>
        <table:table-row table:style-name="ro1">
          <table:table-cell table:formula="of:=[.A345]+[.$D$2]" office:value-type="float" office:value="174" calcext:value-type="float">
            <text:p>174</text:p>
          </table:table-cell>
          <table:table-cell table:formula="of:=[.B345]+[.$D$2]*([.A345]*[.A345]*[.A345]-SIN([.B345])/([.A345]*[.A345]))" office:value-type="float" office:value="227843930.880473" calcext:value-type="float">
            <text:p>227843930,880473</text:p>
          </table:table-cell>
          <table:table-cell table:number-columns-repeated="2"/>
        </table:table-row>
        <table:table-row table:style-name="ro1">
          <table:table-cell table:formula="of:=[.A346]+[.$D$2]" office:value-type="float" office:value="174.5" calcext:value-type="float">
            <text:p>174,5</text:p>
          </table:table-cell>
          <table:table-cell table:formula="of:=[.B346]+[.$D$2]*([.A346]*[.A346]*[.A346]-SIN([.B346])/([.A346]*[.A346]))" office:value-type="float" office:value="230477942.880486" calcext:value-type="float">
            <text:p>230477942,880486</text:p>
          </table:table-cell>
          <table:table-cell table:number-columns-repeated="2"/>
        </table:table-row>
        <table:table-row table:style-name="ro1">
          <table:table-cell table:formula="of:=[.A347]+[.$D$2]" office:value-type="float" office:value="175" calcext:value-type="float">
            <text:p>175</text:p>
          </table:table-cell>
          <table:table-cell table:formula="of:=[.B347]+[.$D$2]*([.A347]*[.A347]*[.A347]-SIN([.B347])/([.A347]*[.A347]))" office:value-type="float" office:value="233134727.192997" calcext:value-type="float">
            <text:p>233134727,192997</text:p>
          </table:table-cell>
          <table:table-cell table:number-columns-repeated="2"/>
        </table:table-row>
        <table:table-row table:style-name="ro1">
          <table:table-cell table:formula="of:=[.A348]+[.$D$2]" office:value-type="float" office:value="175.5" calcext:value-type="float">
            <text:p>175,5</text:p>
          </table:table-cell>
          <table:table-cell table:formula="of:=[.B348]+[.$D$2]*([.A348]*[.A348]*[.A348]-SIN([.B348])/([.A348]*[.A348]))" office:value-type="float" office:value="235814414.692981" calcext:value-type="float">
            <text:p>235814414,692981</text:p>
          </table:table-cell>
          <table:table-cell table:number-columns-repeated="2"/>
        </table:table-row>
        <table:table-row table:style-name="ro1">
          <table:table-cell table:formula="of:=[.A349]+[.$D$2]" office:value-type="float" office:value="176" calcext:value-type="float">
            <text:p>176</text:p>
          </table:table-cell>
          <table:table-cell table:formula="of:=[.B349]+[.$D$2]*([.A349]*[.A349]*[.A349]-SIN([.B349])/([.A349]*[.A349]))" office:value-type="float" office:value="238517136.630497" calcext:value-type="float">
            <text:p>238517136,630497</text:p>
          </table:table-cell>
          <table:table-cell table:number-columns-repeated="2"/>
        </table:table-row>
        <table:table-row table:style-name="ro1">
          <table:table-cell table:formula="of:=[.A350]+[.$D$2]" office:value-type="float" office:value="176.5" calcext:value-type="float">
            <text:p>176,5</text:p>
          </table:table-cell>
          <table:table-cell table:formula="of:=[.B350]+[.$D$2]*([.A350]*[.A350]*[.A350]-SIN([.B350])/([.A350]*[.A350]))" office:value-type="float" office:value="241243024.630482" calcext:value-type="float">
            <text:p>241243024,630482</text:p>
          </table:table-cell>
          <table:table-cell table:number-columns-repeated="2"/>
        </table:table-row>
        <table:table-row table:style-name="ro1">
          <table:table-cell table:formula="of:=[.A351]+[.$D$2]" office:value-type="float" office:value="177" calcext:value-type="float">
            <text:p>177</text:p>
          </table:table-cell>
          <table:table-cell table:formula="of:=[.B351]+[.$D$2]*([.A351]*[.A351]*[.A351]-SIN([.B351])/([.A351]*[.A351]))" office:value-type="float" office:value="243992210.692994" calcext:value-type="float">
            <text:p>243992210,692994</text:p>
          </table:table-cell>
          <table:table-cell table:number-columns-repeated="2"/>
        </table:table-row>
        <table:table-row table:style-name="ro1">
          <table:table-cell table:formula="of:=[.A352]+[.$D$2]" office:value-type="float" office:value="177.5" calcext:value-type="float">
            <text:p>177,5</text:p>
          </table:table-cell>
          <table:table-cell table:formula="of:=[.B352]+[.$D$2]*([.A352]*[.A352]*[.A352]-SIN([.B352])/([.A352]*[.A352]))" office:value-type="float" office:value="246764827.192986" calcext:value-type="float">
            <text:p>246764827,192986</text:p>
          </table:table-cell>
          <table:table-cell table:number-columns-repeated="2"/>
        </table:table-row>
        <table:table-row table:style-name="ro1">
          <table:table-cell table:formula="of:=[.A353]+[.$D$2]" office:value-type="float" office:value="178" calcext:value-type="float">
            <text:p>178</text:p>
          </table:table-cell>
          <table:table-cell table:formula="of:=[.B353]+[.$D$2]*([.A353]*[.A353]*[.A353]-SIN([.B353])/([.A353]*[.A353]))" office:value-type="float" office:value="249561006.880483" calcext:value-type="float">
            <text:p>249561006,880483</text:p>
          </table:table-cell>
          <table:table-cell table:number-columns-repeated="2"/>
        </table:table-row>
        <table:table-row table:style-name="ro1">
          <table:table-cell table:formula="of:=[.A354]+[.$D$2]" office:value-type="float" office:value="178.5" calcext:value-type="float">
            <text:p>178,5</text:p>
          </table:table-cell>
          <table:table-cell table:formula="of:=[.B354]+[.$D$2]*([.A354]*[.A354]*[.A354]-SIN([.B354])/([.A354]*[.A354]))" office:value-type="float" office:value="252380882.880496" calcext:value-type="float">
            <text:p>252380882,880496</text:p>
          </table:table-cell>
          <table:table-cell table:number-columns-repeated="2"/>
        </table:table-row>
        <table:table-row table:style-name="ro1">
          <table:table-cell table:formula="of:=[.A355]+[.$D$2]" office:value-type="float" office:value="179" calcext:value-type="float">
            <text:p>179</text:p>
          </table:table-cell>
          <table:table-cell table:formula="of:=[.B355]+[.$D$2]*([.A355]*[.A355]*[.A355]-SIN([.B355])/([.A355]*[.A355]))" office:value-type="float" office:value="255224588.692991" calcext:value-type="float">
            <text:p>255224588,692991</text:p>
          </table:table-cell>
          <table:table-cell table:number-columns-repeated="2"/>
        </table:table-row>
        <table:table-row table:style-name="ro1">
          <table:table-cell table:formula="of:=[.A356]+[.$D$2]" office:value-type="float" office:value="179.5" calcext:value-type="float">
            <text:p>179,5</text:p>
          </table:table-cell>
          <table:table-cell table:formula="of:=[.B356]+[.$D$2]*([.A356]*[.A356]*[.A356]-SIN([.B356])/([.A356]*[.A356]))" office:value-type="float" office:value="258092258.193001" calcext:value-type="float">
            <text:p>258092258,193001</text:p>
          </table:table-cell>
          <table:table-cell table:number-columns-repeated="2"/>
        </table:table-row>
        <table:table-row table:style-name="ro1">
          <table:table-cell table:formula="of:=[.A357]+[.$D$2]" office:value-type="float" office:value="180" calcext:value-type="float">
            <text:p>180</text:p>
          </table:table-cell>
          <table:table-cell table:formula="of:=[.B357]+[.$D$2]*([.A357]*[.A357]*[.A357]-SIN([.B357])/([.A357]*[.A357]))" office:value-type="float" office:value="260984025.630514" calcext:value-type="float">
            <text:p>260984025,630514</text:p>
          </table:table-cell>
          <table:table-cell table:number-columns-repeated="2"/>
        </table:table-row>
        <table:table-row table:style-name="ro1">
          <table:table-cell table:formula="of:=[.A358]+[.$D$2]" office:value-type="float" office:value="180.5" calcext:value-type="float">
            <text:p>180,5</text:p>
          </table:table-cell>
          <table:table-cell table:formula="of:=[.B358]+[.$D$2]*([.A358]*[.A358]*[.A358]-SIN([.B358])/([.A358]*[.A358]))" office:value-type="float" office:value="263900025.630529" calcext:value-type="float">
            <text:p>263900025,630529</text:p>
          </table:table-cell>
          <table:table-cell table:number-columns-repeated="2"/>
        </table:table-row>
        <table:table-row table:style-name="ro1">
          <table:table-cell table:formula="of:=[.A359]+[.$D$2]" office:value-type="float" office:value="181" calcext:value-type="float">
            <text:p>181</text:p>
          </table:table-cell>
          <table:table-cell table:formula="of:=[.B359]+[.$D$2]*([.A359]*[.A359]*[.A359]-SIN([.B359])/([.A359]*[.A359]))" office:value-type="float" office:value="266840393.193035" calcext:value-type="float">
            <text:p>266840393,193035</text:p>
          </table:table-cell>
          <table:table-cell table:number-columns-repeated="2"/>
        </table:table-row>
        <table:table-row table:style-name="ro1">
          <table:table-cell table:formula="of:=[.A360]+[.$D$2]" office:value-type="float" office:value="181.5" calcext:value-type="float">
            <text:p>181,5</text:p>
          </table:table-cell>
          <table:table-cell table:formula="of:=[.B360]+[.$D$2]*([.A360]*[.A360]*[.A360]-SIN([.B360])/([.A360]*[.A360]))" office:value-type="float" office:value="269805263.693044" calcext:value-type="float">
            <text:p>269805263,693044</text:p>
          </table:table-cell>
          <table:table-cell table:number-columns-repeated="2"/>
        </table:table-row>
        <table:table-row table:style-name="ro1">
          <table:table-cell table:formula="of:=[.A361]+[.$D$2]" office:value-type="float" office:value="182" calcext:value-type="float">
            <text:p>182</text:p>
          </table:table-cell>
          <table:table-cell table:formula="of:=[.B361]+[.$D$2]*([.A361]*[.A361]*[.A361]-SIN([.B361])/([.A361]*[.A361]))" office:value-type="float" office:value="272794772.880534" calcext:value-type="float">
            <text:p>272794772,880534</text:p>
          </table:table-cell>
          <table:table-cell table:number-columns-repeated="2"/>
        </table:table-row>
        <table:table-row table:style-name="ro1">
          <table:table-cell table:formula="of:=[.A362]+[.$D$2]" office:value-type="float" office:value="182.5" calcext:value-type="float">
            <text:p>182,5</text:p>
          </table:table-cell>
          <table:table-cell table:formula="of:=[.B362]+[.$D$2]*([.A362]*[.A362]*[.A362]-SIN([.B362])/([.A362]*[.A362]))" office:value-type="float" office:value="275809056.880539" calcext:value-type="float">
            <text:p>275809056,880539</text:p>
          </table:table-cell>
          <table:table-cell table:number-columns-repeated="2"/>
        </table:table-row>
        <table:table-row table:style-name="ro1">
          <table:table-cell table:formula="of:=[.A363]+[.$D$2]" office:value-type="float" office:value="183" calcext:value-type="float">
            <text:p>183</text:p>
          </table:table-cell>
          <table:table-cell table:formula="of:=[.B363]+[.$D$2]*([.A363]*[.A363]*[.A363]-SIN([.B363])/([.A363]*[.A363]))" office:value-type="float" office:value="278848252.193054" calcext:value-type="float">
            <text:p>278848252,193054</text:p>
          </table:table-cell>
          <table:table-cell table:number-columns-repeated="2"/>
        </table:table-row>
        <table:table-row table:style-name="ro1">
          <table:table-cell table:formula="of:=[.A364]+[.$D$2]" office:value-type="float" office:value="183.5" calcext:value-type="float">
            <text:p>183,5</text:p>
          </table:table-cell>
          <table:table-cell table:formula="of:=[.B364]+[.$D$2]*([.A364]*[.A364]*[.A364]-SIN([.B364])/([.A364]*[.A364]))" office:value-type="float" office:value="281912495.693068" calcext:value-type="float">
            <text:p>281912495,693068</text:p>
          </table:table-cell>
          <table:table-cell table:number-columns-repeated="2"/>
        </table:table-row>
        <table:table-row table:style-name="ro1">
          <table:table-cell table:formula="of:=[.A365]+[.$D$2]" office:value-type="float" office:value="184" calcext:value-type="float">
            <text:p>184</text:p>
          </table:table-cell>
          <table:table-cell table:formula="of:=[.B365]+[.$D$2]*([.A365]*[.A365]*[.A365]-SIN([.B365])/([.A365]*[.A365]))" office:value-type="float" office:value="285001924.630554" calcext:value-type="float">
            <text:p>285001924,630554</text:p>
          </table:table-cell>
          <table:table-cell table:number-columns-repeated="2"/>
        </table:table-row>
        <table:table-row table:style-name="ro1">
          <table:table-cell table:formula="of:=[.A366]+[.$D$2]" office:value-type="float" office:value="184.5" calcext:value-type="float">
            <text:p>184,5</text:p>
          </table:table-cell>
          <table:table-cell table:formula="of:=[.B366]+[.$D$2]*([.A366]*[.A366]*[.A366]-SIN([.B366])/([.A366]*[.A366]))" office:value-type="float" office:value="288116676.630546" calcext:value-type="float">
            <text:p>288116676,630546</text:p>
          </table:table-cell>
          <table:table-cell table:number-columns-repeated="2"/>
        </table:table-row>
        <table:table-row table:style-name="ro1">
          <table:table-cell table:formula="of:=[.A367]+[.$D$2]" office:value-type="float" office:value="185" calcext:value-type="float">
            <text:p>185</text:p>
          </table:table-cell>
          <table:table-cell table:formula="of:=[.B367]+[.$D$2]*([.A367]*[.A367]*[.A367]-SIN([.B367])/([.A367]*[.A367]))" office:value-type="float" office:value="291256889.693031" calcext:value-type="float">
            <text:p>291256889,693031</text:p>
          </table:table-cell>
          <table:table-cell table:number-columns-repeated="2"/>
        </table:table-row>
        <table:table-row table:style-name="ro1">
          <table:table-cell table:formula="of:=[.A368]+[.$D$2]" office:value-type="float" office:value="185.5" calcext:value-type="float">
            <text:p>185,5</text:p>
          </table:table-cell>
          <table:table-cell table:formula="of:=[.B368]+[.$D$2]*([.A368]*[.A368]*[.A368]-SIN([.B368])/([.A368]*[.A368]))" office:value-type="float" office:value="294422702.193045" calcext:value-type="float">
            <text:p>294422702,193045</text:p>
          </table:table-cell>
          <table:table-cell table:number-columns-repeated="2"/>
        </table:table-row>
        <table:table-row table:style-name="ro1">
          <table:table-cell table:formula="of:=[.A369]+[.$D$2]" office:value-type="float" office:value="186" calcext:value-type="float">
            <text:p>186</text:p>
          </table:table-cell>
          <table:table-cell table:formula="of:=[.B369]+[.$D$2]*([.A369]*[.A369]*[.A369]-SIN([.B369])/([.A369]*[.A369]))" office:value-type="float" office:value="297614252.880538" calcext:value-type="float">
            <text:p>297614252,880538</text:p>
          </table:table-cell>
          <table:table-cell table:number-columns-repeated="2"/>
        </table:table-row>
        <table:table-row table:style-name="ro1">
          <table:table-cell table:formula="of:=[.A370]+[.$D$2]" office:value-type="float" office:value="186.5" calcext:value-type="float">
            <text:p>186,5</text:p>
          </table:table-cell>
          <table:table-cell table:formula="of:=[.B370]+[.$D$2]*([.A370]*[.A370]*[.A370]-SIN([.B370])/([.A370]*[.A370]))" office:value-type="float" office:value="300831680.880536" calcext:value-type="float">
            <text:p>300831680,880536</text:p>
          </table:table-cell>
          <table:table-cell table:number-columns-repeated="2"/>
        </table:table-row>
        <table:table-row table:style-name="ro1">
          <table:table-cell table:formula="of:=[.A371]+[.$D$2]" office:value-type="float" office:value="187" calcext:value-type="float">
            <text:p>187</text:p>
          </table:table-cell>
          <table:table-cell table:formula="of:=[.B371]+[.$D$2]*([.A371]*[.A371]*[.A371]-SIN([.B371])/([.A371]*[.A371]))" office:value-type="float" office:value="304075125.693031" calcext:value-type="float">
            <text:p>304075125,693031</text:p>
          </table:table-cell>
          <table:table-cell table:number-columns-repeated="2"/>
        </table:table-row>
        <table:table-row table:style-name="ro1">
          <table:table-cell table:formula="of:=[.A372]+[.$D$2]" office:value-type="float" office:value="187.5" calcext:value-type="float">
            <text:p>187,5</text:p>
          </table:table-cell>
          <table:table-cell table:formula="of:=[.B372]+[.$D$2]*([.A372]*[.A372]*[.A372]-SIN([.B372])/([.A372]*[.A372]))" office:value-type="float" office:value="307344727.193018" calcext:value-type="float">
            <text:p>307344727,193018</text:p>
          </table:table-cell>
          <table:table-cell table:number-columns-repeated="2"/>
        </table:table-row>
        <table:table-row table:style-name="ro1">
          <table:table-cell table:formula="of:=[.A373]+[.$D$2]" office:value-type="float" office:value="188" calcext:value-type="float">
            <text:p>188</text:p>
          </table:table-cell>
          <table:table-cell table:formula="of:=[.B373]+[.$D$2]*([.A373]*[.A373]*[.A373]-SIN([.B373])/([.A373]*[.A373]))" office:value-type="float" office:value="310640625.630524" calcext:value-type="float">
            <text:p>310640625,630524</text:p>
          </table:table-cell>
          <table:table-cell table:number-columns-repeated="2"/>
        </table:table-row>
        <table:table-row table:style-name="ro1">
          <table:table-cell table:formula="of:=[.A374]+[.$D$2]" office:value-type="float" office:value="188.5" calcext:value-type="float">
            <text:p>188,5</text:p>
          </table:table-cell>
          <table:table-cell table:formula="of:=[.B374]+[.$D$2]*([.A374]*[.A374]*[.A374]-SIN([.B374])/([.A374]*[.A374]))" office:value-type="float" office:value="313962961.630516" calcext:value-type="float">
            <text:p>313962961,630516</text:p>
          </table:table-cell>
          <table:table-cell table:number-columns-repeated="2"/>
        </table:table-row>
        <table:table-row table:style-name="ro1">
          <table:table-cell table:formula="of:=[.A375]+[.$D$2]" office:value-type="float" office:value="189" calcext:value-type="float">
            <text:p>189</text:p>
          </table:table-cell>
          <table:table-cell table:formula="of:=[.B375]+[.$D$2]*([.A375]*[.A375]*[.A375]-SIN([.B375])/([.A375]*[.A375]))" office:value-type="float" office:value="317311876.193003" calcext:value-type="float">
            <text:p>317311876,193003</text:p>
          </table:table-cell>
          <table:table-cell table:number-columns-repeated="2"/>
        </table:table-row>
        <table:table-row table:style-name="ro1">
          <table:table-cell table:formula="of:=[.A376]+[.$D$2]" office:value-type="float" office:value="189.5" calcext:value-type="float">
            <text:p>189,5</text:p>
          </table:table-cell>
          <table:table-cell table:formula="of:=[.B376]+[.$D$2]*([.A376]*[.A376]*[.A376]-SIN([.B376])/([.A376]*[.A376]))" office:value-type="float" office:value="320687510.693011" calcext:value-type="float">
            <text:p>320687510,693011</text:p>
          </table:table-cell>
          <table:table-cell table:number-columns-repeated="2"/>
        </table:table-row>
        <table:table-row table:style-name="ro1">
          <table:table-cell table:formula="of:=[.A377]+[.$D$2]" office:value-type="float" office:value="190" calcext:value-type="float">
            <text:p>190</text:p>
          </table:table-cell>
          <table:table-cell table:formula="of:=[.B377]+[.$D$2]*([.A377]*[.A377]*[.A377]-SIN([.B377])/([.A377]*[.A377]))" office:value-type="float" office:value="324090006.880512" calcext:value-type="float">
            <text:p>324090006,880512</text:p>
          </table:table-cell>
          <table:table-cell table:number-columns-repeated="2"/>
        </table:table-row>
        <table:table-row table:style-name="ro1">
          <table:table-cell table:formula="of:=[.A378]+[.$D$2]" office:value-type="float" office:value="190.5" calcext:value-type="float">
            <text:p>190,5</text:p>
          </table:table-cell>
          <table:table-cell table:formula="of:=[.B378]+[.$D$2]*([.A378]*[.A378]*[.A378]-SIN([.B378])/([.A378]*[.A378]))" office:value-type="float" office:value="327519506.88052" calcext:value-type="float">
            <text:p>327519506,88052</text:p>
          </table:table-cell>
          <table:table-cell table:number-columns-repeated="2"/>
        </table:table-row>
        <table:table-row table:style-name="ro1">
          <table:table-cell table:formula="of:=[.A379]+[.$D$2]" office:value-type="float" office:value="191" calcext:value-type="float">
            <text:p>191</text:p>
          </table:table-cell>
          <table:table-cell table:formula="of:=[.B379]+[.$D$2]*([.A379]*[.A379]*[.A379]-SIN([.B379])/([.A379]*[.A379]))" office:value-type="float" office:value="330976153.193019" calcext:value-type="float">
            <text:p>330976153,193019</text:p>
          </table:table-cell>
          <table:table-cell table:number-columns-repeated="2"/>
        </table:table-row>
        <table:table-row table:style-name="ro1">
          <table:table-cell table:formula="of:=[.A380]+[.$D$2]" office:value-type="float" office:value="191.5" calcext:value-type="float">
            <text:p>191,5</text:p>
          </table:table-cell>
          <table:table-cell table:formula="of:=[.B380]+[.$D$2]*([.A380]*[.A380]*[.A380]-SIN([.B380])/([.A380]*[.A380]))" office:value-type="float" office:value="334460088.693031" calcext:value-type="float">
            <text:p>334460088,693031</text:p>
          </table:table-cell>
          <table:table-cell table:number-columns-repeated="2"/>
        </table:table-row>
        <table:table-row table:style-name="ro1">
          <table:table-cell table:formula="of:=[.A381]+[.$D$2]" office:value-type="float" office:value="192" calcext:value-type="float">
            <text:p>192</text:p>
          </table:table-cell>
          <table:table-cell table:formula="of:=[.B381]+[.$D$2]*([.A381]*[.A381]*[.A381]-SIN([.B381])/([.A381]*[.A381]))" office:value-type="float" office:value="337971456.630522" calcext:value-type="float">
            <text:p>337971456,630522</text:p>
          </table:table-cell>
          <table:table-cell table:number-columns-repeated="2"/>
        </table:table-row>
        <table:table-row table:style-name="ro1">
          <table:table-cell table:formula="of:=[.A382]+[.$D$2]" office:value-type="float" office:value="192.5" calcext:value-type="float">
            <text:p>192,5</text:p>
          </table:table-cell>
          <table:table-cell table:formula="of:=[.B382]+[.$D$2]*([.A382]*[.A382]*[.A382]-SIN([.B382])/([.A382]*[.A382]))" office:value-type="float" office:value="341510400.630526" calcext:value-type="float">
            <text:p>341510400,630526</text:p>
          </table:table-cell>
          <table:table-cell table:number-columns-repeated="2"/>
        </table:table-row>
        <table:table-row table:style-name="ro1">
          <table:table-cell table:formula="of:=[.A383]+[.$D$2]" office:value-type="float" office:value="193" calcext:value-type="float">
            <text:p>193</text:p>
          </table:table-cell>
          <table:table-cell table:formula="of:=[.B383]+[.$D$2]*([.A383]*[.A383]*[.A383]-SIN([.B383])/([.A383]*[.A383]))" office:value-type="float" office:value="345077064.693017" calcext:value-type="float">
            <text:p>345077064,693017</text:p>
          </table:table-cell>
          <table:table-cell table:number-columns-repeated="2"/>
        </table:table-row>
        <table:table-row table:style-name="ro1">
          <table:table-cell table:formula="of:=[.A384]+[.$D$2]" office:value-type="float" office:value="193.5" calcext:value-type="float">
            <text:p>193,5</text:p>
          </table:table-cell>
          <table:table-cell table:formula="of:=[.B384]+[.$D$2]*([.A384]*[.A384]*[.A384]-SIN([.B384])/([.A384]*[.A384]))" office:value-type="float" office:value="348671593.193024" calcext:value-type="float">
            <text:p>348671593,193024</text:p>
          </table:table-cell>
          <table:table-cell table:number-columns-repeated="2"/>
        </table:table-row>
        <table:table-row table:style-name="ro1">
          <table:table-cell table:formula="of:=[.A385]+[.$D$2]" office:value-type="float" office:value="194" calcext:value-type="float">
            <text:p>194</text:p>
          </table:table-cell>
          <table:table-cell table:formula="of:=[.B385]+[.$D$2]*([.A385]*[.A385]*[.A385]-SIN([.B385])/([.A385]*[.A385]))" office:value-type="float" office:value="352294130.88053" calcext:value-type="float">
            <text:p>352294130,88053</text:p>
          </table:table-cell>
          <table:table-cell table:number-columns-repeated="2"/>
        </table:table-row>
        <table:table-row table:style-name="ro1">
          <table:table-cell table:formula="of:=[.A386]+[.$D$2]" office:value-type="float" office:value="194.5" calcext:value-type="float">
            <text:p>194,5</text:p>
          </table:table-cell>
          <table:table-cell table:formula="of:=[.B386]+[.$D$2]*([.A386]*[.A386]*[.A386]-SIN([.B386])/([.A386]*[.A386]))" office:value-type="float" office:value="355944822.880519" calcext:value-type="float">
            <text:p>355944822,880519</text:p>
          </table:table-cell>
          <table:table-cell table:number-columns-repeated="2"/>
        </table:table-row>
        <table:table-row table:style-name="ro1">
          <table:table-cell table:formula="of:=[.A387]+[.$D$2]" office:value-type="float" office:value="195" calcext:value-type="float">
            <text:p>195</text:p>
          </table:table-cell>
          <table:table-cell table:formula="of:=[.B387]+[.$D$2]*([.A387]*[.A387]*[.A387]-SIN([.B387])/([.A387]*[.A387]))" office:value-type="float" office:value="359623814.693017" calcext:value-type="float">
            <text:p>359623814,693017</text:p>
          </table:table-cell>
          <table:table-cell table:number-columns-repeated="2"/>
        </table:table-row>
        <table:table-row table:style-name="ro1">
          <table:table-cell table:formula="of:=[.A388]+[.$D$2]" office:value-type="float" office:value="195.5" calcext:value-type="float">
            <text:p>195,5</text:p>
          </table:table-cell>
          <table:table-cell table:formula="of:=[.B388]+[.$D$2]*([.A388]*[.A388]*[.A388]-SIN([.B388])/([.A388]*[.A388]))" office:value-type="float" office:value="363331252.19303" calcext:value-type="float">
            <text:p>363331252,19303</text:p>
          </table:table-cell>
          <table:table-cell table:number-columns-repeated="2"/>
        </table:table-row>
        <table:table-row table:style-name="ro1">
          <table:table-cell table:formula="of:=[.A389]+[.$D$2]" office:value-type="float" office:value="196" calcext:value-type="float">
            <text:p>196</text:p>
          </table:table-cell>
          <table:table-cell table:formula="of:=[.B389]+[.$D$2]*([.A389]*[.A389]*[.A389]-SIN([.B389])/([.A389]*[.A389]))" office:value-type="float" office:value="367067281.630543" calcext:value-type="float">
            <text:p>367067281,630543</text:p>
          </table:table-cell>
          <table:table-cell table:number-columns-repeated="2"/>
        </table:table-row>
        <table:table-row table:style-name="ro1">
          <table:table-cell table:formula="of:=[.A390]+[.$D$2]" office:value-type="float" office:value="196.5" calcext:value-type="float">
            <text:p>196,5</text:p>
          </table:table-cell>
          <table:table-cell table:formula="of:=[.B390]+[.$D$2]*([.A390]*[.A390]*[.A390]-SIN([.B390])/([.A390]*[.A390]))" office:value-type="float" office:value="370832049.630531" calcext:value-type="float">
            <text:p>370832049,630531</text:p>
          </table:table-cell>
          <table:table-cell table:number-columns-repeated="2"/>
        </table:table-row>
        <table:table-row table:style-name="ro1">
          <table:table-cell table:formula="of:=[.A391]+[.$D$2]" office:value-type="float" office:value="197" calcext:value-type="float">
            <text:p>197</text:p>
          </table:table-cell>
          <table:table-cell table:formula="of:=[.B391]+[.$D$2]*([.A391]*[.A391]*[.A391]-SIN([.B391])/([.A391]*[.A391]))" office:value-type="float" office:value="374625703.193044" calcext:value-type="float">
            <text:p>374625703,193044</text:p>
          </table:table-cell>
          <table:table-cell table:number-columns-repeated="2"/>
        </table:table-row>
        <table:table-row table:style-name="ro1">
          <table:table-cell table:formula="of:=[.A392]+[.$D$2]" office:value-type="float" office:value="197.5" calcext:value-type="float">
            <text:p>197,5</text:p>
          </table:table-cell>
          <table:table-cell table:formula="of:=[.B392]+[.$D$2]*([.A392]*[.A392]*[.A392]-SIN([.B392])/([.A392]*[.A392]))" office:value-type="float" office:value="378448389.693042" calcext:value-type="float">
            <text:p>378448389,693042</text:p>
          </table:table-cell>
          <table:table-cell table:number-columns-repeated="2"/>
        </table:table-row>
        <table:table-row table:style-name="ro1">
          <table:table-cell table:formula="of:=[.A393]+[.$D$2]" office:value-type="float" office:value="198" calcext:value-type="float">
            <text:p>198</text:p>
          </table:table-cell>
          <table:table-cell table:formula="of:=[.B393]+[.$D$2]*([.A393]*[.A393]*[.A393]-SIN([.B393])/([.A393]*[.A393]))" office:value-type="float" office:value="382300256.880548" calcext:value-type="float">
            <text:p>382300256,880548</text:p>
          </table:table-cell>
          <table:table-cell table:number-columns-repeated="2"/>
        </table:table-row>
        <table:table-row table:style-name="ro1">
          <table:table-cell table:formula="of:=[.A394]+[.$D$2]" office:value-type="float" office:value="198.5" calcext:value-type="float">
            <text:p>198,5</text:p>
          </table:table-cell>
          <table:table-cell table:formula="of:=[.B394]+[.$D$2]*([.A394]*[.A394]*[.A394]-SIN([.B394])/([.A394]*[.A394]))" office:value-type="float" office:value="386181452.880557" calcext:value-type="float">
            <text:p>386181452,880557</text:p>
          </table:table-cell>
          <table:table-cell table:number-columns-repeated="2"/>
        </table:table-row>
        <table:table-row table:style-name="ro1">
          <table:table-cell table:formula="of:=[.A395]+[.$D$2]" office:value-type="float" office:value="199" calcext:value-type="float">
            <text:p>199</text:p>
          </table:table-cell>
          <table:table-cell table:formula="of:=[.B395]+[.$D$2]*([.A395]*[.A395]*[.A395]-SIN([.B395])/([.A395]*[.A395]))" office:value-type="float" office:value="390092126.193046" calcext:value-type="float">
            <text:p>390092126,193046</text:p>
          </table:table-cell>
          <table:table-cell table:number-columns-repeated="2"/>
        </table:table-row>
        <table:table-row table:style-name="ro1">
          <table:table-cell table:formula="of:=[.A396]+[.$D$2]" office:value-type="float" office:value="199.5" calcext:value-type="float">
            <text:p>199,5</text:p>
          </table:table-cell>
          <table:table-cell table:formula="of:=[.B396]+[.$D$2]*([.A396]*[.A396]*[.A396]-SIN([.B396])/([.A396]*[.A396]))" office:value-type="float" office:value="394032425.693036" calcext:value-type="float">
            <text:p>394032425,693036</text:p>
          </table:table-cell>
          <table:table-cell table:number-columns-repeated="2"/>
        </table:table-row>
        <table:table-row table:style-name="ro1">
          <table:table-cell table:formula="of:=[.A397]+[.$D$2]" office:value-type="float" office:value="200" calcext:value-type="float">
            <text:p>200</text:p>
          </table:table-cell>
          <table:table-cell table:formula="of:=[.B397]+[.$D$2]*([.A397]*[.A397]*[.A397]-SIN([.B397])/([.A397]*[.A397]))" office:value-type="float" office:value="398002500.630524" calcext:value-type="float">
            <text:p>398002500,630524</text:p>
          </table:table-cell>
          <table:table-cell table:number-columns-repeated="2"/>
        </table:table-row>
        <table:table-row table:style-name="ro1">
          <table:table-cell table:formula="of:=[.A398]+[.$D$2]" office:value-type="float" office:value="200.5" calcext:value-type="float">
            <text:p>200,5</text:p>
          </table:table-cell>
          <table:table-cell table:formula="of:=[.B398]+[.$D$2]*([.A398]*[.A398]*[.A398]-SIN([.B398])/([.A398]*[.A398]))" office:value-type="float" office:value="402002500.630514" calcext:value-type="float">
            <text:p>402002500,630514</text:p>
          </table:table-cell>
          <table:table-cell table:number-columns-repeated="2"/>
        </table:table-row>
        <table:table-row table:style-name="ro1">
          <table:table-cell table:formula="of:=[.A399]+[.$D$2]" office:value-type="float" office:value="201" calcext:value-type="float">
            <text:p>201</text:p>
          </table:table-cell>
          <table:table-cell table:formula="of:=[.B399]+[.$D$2]*([.A399]*[.A399]*[.A399]-SIN([.B399])/([.A399]*[.A399]))" office:value-type="float" office:value="406032575.693006" calcext:value-type="float">
            <text:p>406032575,693006</text:p>
          </table:table-cell>
          <table:table-cell table:number-columns-repeated="2"/>
        </table:table-row>
        <table:table-row table:style-name="ro1">
          <table:table-cell table:formula="of:=[.A400]+[.$D$2]" office:value-type="float" office:value="201.5" calcext:value-type="float">
            <text:p>201,5</text:p>
          </table:table-cell>
          <table:table-cell table:formula="of:=[.B400]+[.$D$2]*([.A400]*[.A400]*[.A400]-SIN([.B400])/([.A400]*[.A400]))" office:value-type="float" office:value="410092876.193004" calcext:value-type="float">
            <text:p>410092876,193004</text:p>
          </table:table-cell>
          <table:table-cell table:number-columns-repeated="2"/>
        </table:table-row>
        <table:table-row table:style-name="ro1">
          <table:table-cell table:formula="of:=[.A401]+[.$D$2]" office:value-type="float" office:value="202" calcext:value-type="float">
            <text:p>202</text:p>
          </table:table-cell>
          <table:table-cell table:formula="of:=[.B401]+[.$D$2]*([.A401]*[.A401]*[.A401]-SIN([.B401])/([.A401]*[.A401]))" office:value-type="float" office:value="414183552.880495" calcext:value-type="float">
            <text:p>414183552,880495</text:p>
          </table:table-cell>
          <table:table-cell table:number-columns-repeated="2"/>
        </table:table-row>
        <table:table-row table:style-name="ro1">
          <table:table-cell table:formula="of:=[.A402]+[.$D$2]" office:value-type="float" office:value="202.5" calcext:value-type="float">
            <text:p>202,5</text:p>
          </table:table-cell>
          <table:table-cell table:formula="of:=[.B402]+[.$D$2]*([.A402]*[.A402]*[.A402]-SIN([.B402])/([.A402]*[.A402]))" office:value-type="float" office:value="418304756.880507" calcext:value-type="float">
            <text:p>418304756,880507</text:p>
          </table:table-cell>
          <table:table-cell table:number-columns-repeated="2"/>
        </table:table-row>
        <table:table-row table:style-name="ro1">
          <table:table-cell table:formula="of:=[.A403]+[.$D$2]" office:value-type="float" office:value="203" calcext:value-type="float">
            <text:p>203</text:p>
          </table:table-cell>
          <table:table-cell table:formula="of:=[.B403]+[.$D$2]*([.A403]*[.A403]*[.A403]-SIN([.B403])/([.A403]*[.A403]))" office:value-type="float" office:value="422456639.693019" calcext:value-type="float">
            <text:p>422456639,693019</text:p>
          </table:table-cell>
          <table:table-cell table:number-columns-repeated="2"/>
        </table:table-row>
        <table:table-row table:style-name="ro1">
          <table:table-cell table:formula="of:=[.A404]+[.$D$2]" office:value-type="float" office:value="203.5" calcext:value-type="float">
            <text:p>203,5</text:p>
          </table:table-cell>
          <table:table-cell table:formula="of:=[.B404]+[.$D$2]*([.A404]*[.A404]*[.A404]-SIN([.B404])/([.A404]*[.A404]))" office:value-type="float" office:value="426639353.193015" calcext:value-type="float">
            <text:p>426639353,193015</text:p>
          </table:table-cell>
          <table:table-cell table:number-columns-repeated="2"/>
        </table:table-row>
        <table:table-row table:style-name="ro1">
          <table:table-cell table:formula="of:=[.A405]+[.$D$2]" office:value-type="float" office:value="204" calcext:value-type="float">
            <text:p>204</text:p>
          </table:table-cell>
          <table:table-cell table:formula="of:=[.B405]+[.$D$2]*([.A405]*[.A405]*[.A405]-SIN([.B405])/([.A405]*[.A405]))" office:value-type="float" office:value="430853049.630517" calcext:value-type="float">
            <text:p>430853049,630517</text:p>
          </table:table-cell>
          <table:table-cell table:number-columns-repeated="2"/>
        </table:table-row>
        <table:table-row table:style-name="ro1">
          <table:table-cell table:formula="of:=[.A406]+[.$D$2]" office:value-type="float" office:value="204.5" calcext:value-type="float">
            <text:p>204,5</text:p>
          </table:table-cell>
          <table:table-cell table:formula="of:=[.B406]+[.$D$2]*([.A406]*[.A406]*[.A406]-SIN([.B406])/([.A406]*[.A406]))" office:value-type="float" office:value="435097881.630524" calcext:value-type="float">
            <text:p>435097881,630524</text:p>
          </table:table-cell>
          <table:table-cell table:number-columns-repeated="2"/>
        </table:table-row>
        <table:table-row table:style-name="ro1">
          <table:table-cell table:formula="of:=[.A407]+[.$D$2]" office:value-type="float" office:value="205" calcext:value-type="float">
            <text:p>205</text:p>
          </table:table-cell>
          <table:table-cell table:formula="of:=[.B407]+[.$D$2]*([.A407]*[.A407]*[.A407]-SIN([.B407])/([.A407]*[.A407]))" office:value-type="float" office:value="439374002.19303" calcext:value-type="float">
            <text:p>439374002,19303</text:p>
          </table:table-cell>
          <table:table-cell table:number-columns-repeated="2"/>
        </table:table-row>
        <table:table-row table:style-name="ro1">
          <table:table-cell table:formula="of:=[.A408]+[.$D$2]" office:value-type="float" office:value="205.5" calcext:value-type="float">
            <text:p>205,5</text:p>
          </table:table-cell>
          <table:table-cell table:formula="of:=[.B408]+[.$D$2]*([.A408]*[.A408]*[.A408]-SIN([.B408])/([.A408]*[.A408]))" office:value-type="float" office:value="443681564.693019" calcext:value-type="float">
            <text:p>443681564,693019</text:p>
          </table:table-cell>
          <table:table-cell table:number-columns-repeated="2"/>
        </table:table-row>
        <table:table-row table:style-name="ro1">
          <table:table-cell table:formula="of:=[.A409]+[.$D$2]" office:value-type="float" office:value="206" calcext:value-type="float">
            <text:p>206</text:p>
          </table:table-cell>
          <table:table-cell table:formula="of:=[.B409]+[.$D$2]*([.A409]*[.A409]*[.A409]-SIN([.B409])/([.A409]*[.A409]))" office:value-type="float" office:value="448020722.880508" calcext:value-type="float">
            <text:p>448020722,880508</text:p>
          </table:table-cell>
          <table:table-cell table:number-columns-repeated="2"/>
        </table:table-row>
        <table:table-row table:style-name="ro1">
          <table:table-cell table:formula="of:=[.A410]+[.$D$2]" office:value-type="float" office:value="206.5" calcext:value-type="float">
            <text:p>206,5</text:p>
          </table:table-cell>
          <table:table-cell table:formula="of:=[.B410]+[.$D$2]*([.A410]*[.A410]*[.A410]-SIN([.B410])/([.A410]*[.A410]))" office:value-type="float" office:value="452391630.880518" calcext:value-type="float">
            <text:p>452391630,880518</text:p>
          </table:table-cell>
          <table:table-cell table:number-columns-repeated="2"/>
        </table:table-row>
        <table:table-row table:style-name="ro1">
          <table:table-cell table:formula="of:=[.A411]+[.$D$2]" office:value-type="float" office:value="207" calcext:value-type="float">
            <text:p>207</text:p>
          </table:table-cell>
          <table:table-cell table:formula="of:=[.B411]+[.$D$2]*([.A411]*[.A411]*[.A411]-SIN([.B411])/([.A411]*[.A411]))" office:value-type="float" office:value="456794443.193007" calcext:value-type="float">
            <text:p>456794443,193007</text:p>
          </table:table-cell>
          <table:table-cell table:number-columns-repeated="2"/>
        </table:table-row>
        <table:table-row table:style-name="ro1">
          <table:table-cell table:formula="of:=[.A412]+[.$D$2]" office:value-type="float" office:value="207.5" calcext:value-type="float">
            <text:p>207,5</text:p>
          </table:table-cell>
          <table:table-cell table:formula="of:=[.B412]+[.$D$2]*([.A412]*[.A412]*[.A412]-SIN([.B412])/([.A412]*[.A412]))" office:value-type="float" office:value="461229314.693014" calcext:value-type="float">
            <text:p>461229314,693014</text:p>
          </table:table-cell>
          <table:table-cell table:number-columns-repeated="2"/>
        </table:table-row>
        <table:table-row table:style-name="ro1">
          <table:table-cell table:formula="of:=[.A413]+[.$D$2]" office:value-type="float" office:value="208" calcext:value-type="float">
            <text:p>208</text:p>
          </table:table-cell>
          <table:table-cell table:formula="of:=[.B413]+[.$D$2]*([.A413]*[.A413]*[.A413]-SIN([.B413])/([.A413]*[.A413]))" office:value-type="float" office:value="465696400.630504" calcext:value-type="float">
            <text:p>465696400,630504</text:p>
          </table:table-cell>
          <table:table-cell table:number-columns-repeated="2"/>
        </table:table-row>
        <table:table-row table:style-name="ro1">
          <table:table-cell table:formula="of:=[.A414]+[.$D$2]" office:value-type="float" office:value="208.5" calcext:value-type="float">
            <text:p>208,5</text:p>
          </table:table-cell>
          <table:table-cell table:formula="of:=[.B414]+[.$D$2]*([.A414]*[.A414]*[.A414]-SIN([.B414])/([.A414]*[.A414]))" office:value-type="float" office:value="470195856.630495" calcext:value-type="float">
            <text:p>470195856,630495</text:p>
          </table:table-cell>
          <table:table-cell table:number-columns-repeated="2"/>
        </table:table-row>
        <table:table-row table:style-name="ro1">
          <table:table-cell table:formula="of:=[.A415]+[.$D$2]" office:value-type="float" office:value="209" calcext:value-type="float">
            <text:p>209</text:p>
          </table:table-cell>
          <table:table-cell table:formula="of:=[.B415]+[.$D$2]*([.A415]*[.A415]*[.A415]-SIN([.B415])/([.A415]*[.A415]))" office:value-type="float" office:value="474727838.693006" calcext:value-type="float">
            <text:p>474727838,693006</text:p>
          </table:table-cell>
          <table:table-cell table:number-columns-repeated="2"/>
        </table:table-row>
        <table:table-row table:style-name="ro1">
          <table:table-cell table:formula="of:=[.A416]+[.$D$2]" office:value-type="float" office:value="209.5" calcext:value-type="float">
            <text:p>209,5</text:p>
          </table:table-cell>
          <table:table-cell table:formula="of:=[.B416]+[.$D$2]*([.A416]*[.A416]*[.A416]-SIN([.B416])/([.A416]*[.A416]))" office:value-type="float" office:value="479292503.192997" calcext:value-type="float">
            <text:p>479292503,192997</text:p>
          </table:table-cell>
          <table:table-cell table:number-columns-repeated="2"/>
        </table:table-row>
        <table:table-row table:style-name="ro1">
          <table:table-cell table:formula="of:=[.A417]+[.$D$2]" office:value-type="float" office:value="210" calcext:value-type="float">
            <text:p>210</text:p>
          </table:table-cell>
          <table:table-cell table:formula="of:=[.B417]+[.$D$2]*([.A417]*[.A417]*[.A417]-SIN([.B417])/([.A417]*[.A417]))" office:value-type="float" office:value="483890006.880492" calcext:value-type="float">
            <text:p>483890006,880492</text:p>
          </table:table-cell>
          <table:table-cell table:number-columns-repeated="2"/>
        </table:table-row>
        <table:table-row table:style-name="ro1">
          <table:table-cell table:formula="of:=[.A418]+[.$D$2]" office:value-type="float" office:value="210.5" calcext:value-type="float">
            <text:p>210,5</text:p>
          </table:table-cell>
          <table:table-cell table:formula="of:=[.B418]+[.$D$2]*([.A418]*[.A418]*[.A418]-SIN([.B418])/([.A418]*[.A418]))" office:value-type="float" office:value="488520506.880492" calcext:value-type="float">
            <text:p>488520506,880492</text:p>
          </table:table-cell>
          <table:table-cell table:number-columns-repeated="2"/>
        </table:table-row>
        <table:table-row table:style-name="ro1">
          <table:table-cell table:formula="of:=[.A419]+[.$D$2]" office:value-type="float" office:value="211" calcext:value-type="float">
            <text:p>211</text:p>
          </table:table-cell>
          <table:table-cell table:formula="of:=[.B419]+[.$D$2]*([.A419]*[.A419]*[.A419]-SIN([.B419])/([.A419]*[.A419]))" office:value-type="float" office:value="493184160.69299" calcext:value-type="float">
            <text:p>493184160,69299</text:p>
          </table:table-cell>
          <table:table-cell table:number-columns-repeated="2"/>
        </table:table-row>
        <table:table-row table:style-name="ro1">
          <table:table-cell table:formula="of:=[.A420]+[.$D$2]" office:value-type="float" office:value="211.5" calcext:value-type="float">
            <text:p>211,5</text:p>
          </table:table-cell>
          <table:table-cell table:formula="of:=[.B420]+[.$D$2]*([.A420]*[.A420]*[.A420]-SIN([.B420])/([.A420]*[.A420]))" office:value-type="float" office:value="497881126.192988" calcext:value-type="float">
            <text:p>497881126,192988</text:p>
          </table:table-cell>
          <table:table-cell table:number-columns-repeated="2"/>
        </table:table-row>
        <table:table-row table:style-name="ro1">
          <table:table-cell table:formula="of:=[.A421]+[.$D$2]" office:value-type="float" office:value="212" calcext:value-type="float">
            <text:p>212</text:p>
          </table:table-cell>
          <table:table-cell table:formula="of:=[.B421]+[.$D$2]*([.A421]*[.A421]*[.A421]-SIN([.B421])/([.A421]*[.A421]))" office:value-type="float" office:value="502611561.630478" calcext:value-type="float">
            <text:p>502611561,630478</text:p>
          </table:table-cell>
          <table:table-cell table:number-columns-repeated="2"/>
        </table:table-row>
        <table:table-row table:style-name="ro1">
          <table:table-cell table:formula="of:=[.A422]+[.$D$2]" office:value-type="float" office:value="212.5" calcext:value-type="float">
            <text:p>212,5</text:p>
          </table:table-cell>
          <table:table-cell table:formula="of:=[.B422]+[.$D$2]*([.A422]*[.A422]*[.A422]-SIN([.B422])/([.A422]*[.A422]))" office:value-type="float" office:value="507375625.630477" calcext:value-type="float">
            <text:p>507375625,630477</text:p>
          </table:table-cell>
          <table:table-cell table:number-columns-repeated="2"/>
        </table:table-row>
        <table:table-row table:style-name="ro1">
          <table:table-cell table:formula="of:=[.A423]+[.$D$2]" office:value-type="float" office:value="213" calcext:value-type="float">
            <text:p>213</text:p>
          </table:table-cell>
          <table:table-cell table:formula="of:=[.B423]+[.$D$2]*([.A423]*[.A423]*[.A423]-SIN([.B423])/([.A423]*[.A423]))" office:value-type="float" office:value="512173477.192987" calcext:value-type="float">
            <text:p>512173477,192987</text:p>
          </table:table-cell>
          <table:table-cell table:number-columns-repeated="2"/>
        </table:table-row>
        <table:table-row table:style-name="ro1">
          <table:table-cell table:formula="of:=[.A424]+[.$D$2]" office:value-type="float" office:value="213.5" calcext:value-type="float">
            <text:p>213,5</text:p>
          </table:table-cell>
          <table:table-cell table:formula="of:=[.B424]+[.$D$2]*([.A424]*[.A424]*[.A424]-SIN([.B424])/([.A424]*[.A424]))" office:value-type="float" office:value="517005275.692994" calcext:value-type="float">
            <text:p>517005275,692994</text:p>
          </table:table-cell>
          <table:table-cell table:number-columns-repeated="2"/>
        </table:table-row>
        <table:table-row table:style-name="ro1">
          <table:table-cell table:formula="of:=[.A425]+[.$D$2]" office:value-type="float" office:value="214" calcext:value-type="float">
            <text:p>214</text:p>
          </table:table-cell>
          <table:table-cell table:formula="of:=[.B425]+[.$D$2]*([.A425]*[.A425]*[.A425]-SIN([.B425])/([.A425]*[.A425]))" office:value-type="float" office:value="521871180.880483" calcext:value-type="float">
            <text:p>521871180,880483</text:p>
          </table:table-cell>
          <table:table-cell table:number-columns-repeated="2"/>
        </table:table-row>
        <table:table-row table:style-name="ro1">
          <table:table-cell table:formula="of:=[.A426]+[.$D$2]" office:value-type="float" office:value="214.5" calcext:value-type="float">
            <text:p>214,5</text:p>
          </table:table-cell>
          <table:table-cell table:formula="of:=[.B426]+[.$D$2]*([.A426]*[.A426]*[.A426]-SIN([.B426])/([.A426]*[.A426]))" office:value-type="float" office:value="526771352.880477" calcext:value-type="float">
            <text:p>526771352,880477</text:p>
          </table:table-cell>
          <table:table-cell table:number-columns-repeated="2"/>
        </table:table-row>
        <table:table-row table:style-name="ro1">
          <table:table-cell table:formula="of:=[.A427]+[.$D$2]" office:value-type="float" office:value="215" calcext:value-type="float">
            <text:p>215</text:p>
          </table:table-cell>
          <table:table-cell table:formula="of:=[.B427]+[.$D$2]*([.A427]*[.A427]*[.A427]-SIN([.B427])/([.A427]*[.A427]))" office:value-type="float" office:value="531705952.192987" calcext:value-type="float">
            <text:p>531705952,192987</text:p>
          </table:table-cell>
          <table:table-cell table:number-columns-repeated="2"/>
        </table:table-row>
        <table:table-row table:style-name="ro1">
          <table:table-cell table:formula="of:=[.A428]+[.$D$2]" office:value-type="float" office:value="215.5" calcext:value-type="float">
            <text:p>215,5</text:p>
          </table:table-cell>
          <table:table-cell table:formula="of:=[.B428]+[.$D$2]*([.A428]*[.A428]*[.A428]-SIN([.B428])/([.A428]*[.A428]))" office:value-type="float" office:value="536675139.692991" calcext:value-type="float">
            <text:p>536675139,692991</text:p>
          </table:table-cell>
          <table:table-cell table:number-columns-repeated="2"/>
        </table:table-row>
        <table:table-row table:style-name="ro1">
          <table:table-cell table:formula="of:=[.A429]+[.$D$2]" office:value-type="float" office:value="216" calcext:value-type="float">
            <text:p>216</text:p>
          </table:table-cell>
          <table:table-cell table:formula="of:=[.B429]+[.$D$2]*([.A429]*[.A429]*[.A429]-SIN([.B429])/([.A429]*[.A429]))" office:value-type="float" office:value="541679076.630482" calcext:value-type="float">
            <text:p>541679076,630482</text:p>
          </table:table-cell>
          <table:table-cell table:number-columns-repeated="2"/>
        </table:table-row>
        <table:table-row table:style-name="ro1">
          <table:table-cell table:formula="of:=[.A430]+[.$D$2]" office:value-type="float" office:value="216.5" calcext:value-type="float">
            <text:p>216,5</text:p>
          </table:table-cell>
          <table:table-cell table:formula="of:=[.B430]+[.$D$2]*([.A430]*[.A430]*[.A430]-SIN([.B430])/([.A430]*[.A430]))" office:value-type="float" office:value="546717924.630489" calcext:value-type="float">
            <text:p>546717924,630489</text:p>
          </table:table-cell>
          <table:table-cell table:number-columns-repeated="2"/>
        </table:table-row>
        <table:table-row table:style-name="ro1">
          <table:table-cell table:formula="of:=[.A431]+[.$D$2]" office:value-type="float" office:value="217" calcext:value-type="float">
            <text:p>217</text:p>
          </table:table-cell>
          <table:table-cell table:formula="of:=[.B431]+[.$D$2]*([.A431]*[.A431]*[.A431]-SIN([.B431])/([.A431]*[.A431]))" office:value-type="float" office:value="551791845.692979" calcext:value-type="float">
            <text:p>551791845,692979</text:p>
          </table:table-cell>
          <table:table-cell table:number-columns-repeated="2"/>
        </table:table-row>
        <table:table-row table:style-name="ro1">
          <table:table-cell table:formula="of:=[.A432]+[.$D$2]" office:value-type="float" office:value="217.5" calcext:value-type="float">
            <text:p>217,5</text:p>
          </table:table-cell>
          <table:table-cell table:formula="of:=[.B432]+[.$D$2]*([.A432]*[.A432]*[.A432]-SIN([.B432])/([.A432]*[.A432]))" office:value-type="float" office:value="556901002.192989" calcext:value-type="float">
            <text:p>556901002,192989</text:p>
          </table:table-cell>
          <table:table-cell table:number-columns-repeated="2"/>
        </table:table-row>
        <table:table-row table:style-name="ro1">
          <table:table-cell table:formula="of:=[.A433]+[.$D$2]" office:value-type="float" office:value="218" calcext:value-type="float">
            <text:p>218</text:p>
          </table:table-cell>
          <table:table-cell table:formula="of:=[.B433]+[.$D$2]*([.A433]*[.A433]*[.A433]-SIN([.B433])/([.A433]*[.A433]))" office:value-type="float" office:value="562045556.880479" calcext:value-type="float">
            <text:p>562045556,880479</text:p>
          </table:table-cell>
          <table:table-cell table:number-columns-repeated="2"/>
        </table:table-row>
        <table:table-row table:style-name="ro1">
          <table:table-cell table:formula="of:=[.A434]+[.$D$2]" office:value-type="float" office:value="218.5" calcext:value-type="float">
            <text:p>218,5</text:p>
          </table:table-cell>
          <table:table-cell table:formula="of:=[.B434]+[.$D$2]*([.A434]*[.A434]*[.A434]-SIN([.B434])/([.A434]*[.A434]))" office:value-type="float" office:value="567225672.880487" calcext:value-type="float">
            <text:p>567225672,880487</text:p>
          </table:table-cell>
          <table:table-cell table:number-columns-repeated="2"/>
        </table:table-row>
        <table:table-row table:style-name="ro1">
          <table:table-cell table:formula="of:=[.A435]+[.$D$2]" office:value-type="float" office:value="219" calcext:value-type="float">
            <text:p>219</text:p>
          </table:table-cell>
          <table:table-cell table:formula="of:=[.B435]+[.$D$2]*([.A435]*[.A435]*[.A435]-SIN([.B435])/([.A435]*[.A435]))" office:value-type="float" office:value="572441513.692996" calcext:value-type="float">
            <text:p>572441513,692996</text:p>
          </table:table-cell>
          <table:table-cell table:number-columns-repeated="2"/>
        </table:table-row>
        <table:table-row table:style-name="ro1">
          <table:table-cell table:formula="of:=[.A436]+[.$D$2]" office:value-type="float" office:value="219.5" calcext:value-type="float">
            <text:p>219,5</text:p>
          </table:table-cell>
          <table:table-cell table:formula="of:=[.B436]+[.$D$2]*([.A436]*[.A436]*[.A436]-SIN([.B436])/([.A436]*[.A436]))" office:value-type="float" office:value="577693243.192999" calcext:value-type="float">
            <text:p>577693243,192999</text:p>
          </table:table-cell>
          <table:table-cell table:number-columns-repeated="2"/>
        </table:table-row>
        <table:table-row table:style-name="ro1">
          <table:table-cell table:formula="of:=[.A437]+[.$D$2]" office:value-type="float" office:value="220" calcext:value-type="float">
            <text:p>220</text:p>
          </table:table-cell>
          <table:table-cell table:formula="of:=[.B437]+[.$D$2]*([.A437]*[.A437]*[.A437]-SIN([.B437])/([.A437]*[.A437]))" office:value-type="float" office:value="582981025.630488" calcext:value-type="float">
            <text:p>582981025,630488</text:p>
          </table:table-cell>
          <table:table-cell table:number-columns-repeated="2"/>
        </table:table-row>
        <table:table-row table:style-name="ro1">
          <table:table-cell table:formula="of:=[.A438]+[.$D$2]" office:value-type="float" office:value="220.5" calcext:value-type="float">
            <text:p>220,5</text:p>
          </table:table-cell>
          <table:table-cell table:formula="of:=[.B438]+[.$D$2]*([.A438]*[.A438]*[.A438]-SIN([.B438])/([.A438]*[.A438]))" office:value-type="float" office:value="588305025.630491" calcext:value-type="float">
            <text:p>588305025,630491</text:p>
          </table:table-cell>
          <table:table-cell table:number-columns-repeated="2"/>
        </table:table-row>
        <table:table-row table:style-name="ro1">
          <table:table-cell table:formula="of:=[.A439]+[.$D$2]" office:value-type="float" office:value="221" calcext:value-type="float">
            <text:p>221</text:p>
          </table:table-cell>
          <table:table-cell table:formula="of:=[.B439]+[.$D$2]*([.A439]*[.A439]*[.A439]-SIN([.B439])/([.A439]*[.A439]))" office:value-type="float" office:value="593665408.192998" calcext:value-type="float">
            <text:p>593665408,192998</text:p>
          </table:table-cell>
          <table:table-cell table:number-columns-repeated="2"/>
        </table:table-row>
        <table:table-row table:style-name="ro1">
          <table:table-cell table:formula="of:=[.A440]+[.$D$2]" office:value-type="float" office:value="221.5" calcext:value-type="float">
            <text:p>221,5</text:p>
          </table:table-cell>
          <table:table-cell table:formula="of:=[.B440]+[.$D$2]*([.A440]*[.A440]*[.A440]-SIN([.B440])/([.A440]*[.A440]))" office:value-type="float" office:value="599062338.692988" calcext:value-type="float">
            <text:p>599062338,692988</text:p>
          </table:table-cell>
          <table:table-cell table:number-columns-repeated="2"/>
        </table:table-row>
        <table:table-row table:style-name="ro1">
          <table:table-cell table:formula="of:=[.A441]+[.$D$2]" office:value-type="float" office:value="222" calcext:value-type="float">
            <text:p>222</text:p>
          </table:table-cell>
          <table:table-cell table:formula="of:=[.B441]+[.$D$2]*([.A441]*[.A441]*[.A441]-SIN([.B441])/([.A441]*[.A441]))" office:value-type="float" office:value="604495982.880483" calcext:value-type="float">
            <text:p>604495982,880483</text:p>
          </table:table-cell>
          <table:table-cell table:number-columns-repeated="2"/>
        </table:table-row>
        <table:table-row table:style-name="ro1">
          <table:table-cell table:formula="of:=[.A442]+[.$D$2]" office:value-type="float" office:value="222.5" calcext:value-type="float">
            <text:p>222,5</text:p>
          </table:table-cell>
          <table:table-cell table:formula="of:=[.B442]+[.$D$2]*([.A442]*[.A442]*[.A442]-SIN([.B442])/([.A442]*[.A442]))" office:value-type="float" office:value="609966506.880493" calcext:value-type="float">
            <text:p>609966506,880493</text:p>
          </table:table-cell>
          <table:table-cell table:number-columns-repeated="2"/>
        </table:table-row>
        <table:table-row table:style-name="ro1">
          <table:table-cell table:formula="of:=[.A443]+[.$D$2]" office:value-type="float" office:value="223" calcext:value-type="float">
            <text:p>223</text:p>
          </table:table-cell>
          <table:table-cell table:formula="of:=[.B443]+[.$D$2]*([.A443]*[.A443]*[.A443]-SIN([.B443])/([.A443]*[.A443]))" office:value-type="float" office:value="615474077.193003" calcext:value-type="float">
            <text:p>615474077,193003</text:p>
          </table:table-cell>
          <table:table-cell table:number-columns-repeated="2"/>
        </table:table-row>
        <table:table-row table:style-name="ro1">
          <table:table-cell table:formula="of:=[.A444]+[.$D$2]" office:value-type="float" office:value="223.5" calcext:value-type="float">
            <text:p>223,5</text:p>
          </table:table-cell>
          <table:table-cell table:formula="of:=[.B444]+[.$D$2]*([.A444]*[.A444]*[.A444]-SIN([.B444])/([.A444]*[.A444]))" office:value-type="float" office:value="621018860.693013" calcext:value-type="float">
            <text:p>621018860,693013</text:p>
          </table:table-cell>
          <table:table-cell table:number-columns-repeated="2"/>
        </table:table-row>
        <table:table-row table:style-name="ro1">
          <table:table-cell table:formula="of:=[.A445]+[.$D$2]" office:value-type="float" office:value="224" calcext:value-type="float">
            <text:p>224</text:p>
          </table:table-cell>
          <table:table-cell table:formula="of:=[.B445]+[.$D$2]*([.A445]*[.A445]*[.A445]-SIN([.B445])/([.A445]*[.A445]))" office:value-type="float" office:value="626601024.630509" calcext:value-type="float">
            <text:p>626601024,630509</text:p>
          </table:table-cell>
          <table:table-cell table:number-columns-repeated="2"/>
        </table:table-row>
        <table:table-row table:style-name="ro1">
          <table:table-cell table:formula="of:=[.A446]+[.$D$2]" office:value-type="float" office:value="224.5" calcext:value-type="float">
            <text:p>224,5</text:p>
          </table:table-cell>
          <table:table-cell table:formula="of:=[.B446]+[.$D$2]*([.A446]*[.A446]*[.A446]-SIN([.B446])/([.A446]*[.A446]))" office:value-type="float" office:value="632220736.630504" calcext:value-type="float">
            <text:p>632220736,630504</text:p>
          </table:table-cell>
          <table:table-cell table:number-columns-repeated="2"/>
        </table:table-row>
        <table:table-row table:style-name="ro1">
          <table:table-cell table:formula="of:=[.A447]+[.$D$2]" office:value-type="float" office:value="225" calcext:value-type="float">
            <text:p>225</text:p>
          </table:table-cell>
          <table:table-cell table:formula="of:=[.B447]+[.$D$2]*([.A447]*[.A447]*[.A447]-SIN([.B447])/([.A447]*[.A447]))" office:value-type="float" office:value="637878164.692996" calcext:value-type="float">
            <text:p>637878164,692996</text:p>
          </table:table-cell>
          <table:table-cell table:number-columns-repeated="2"/>
        </table:table-row>
        <table:table-row table:style-name="ro1">
          <table:table-cell table:formula="of:=[.A448]+[.$D$2]" office:value-type="float" office:value="225.5" calcext:value-type="float">
            <text:p>225,5</text:p>
          </table:table-cell>
          <table:table-cell table:formula="of:=[.B448]+[.$D$2]*([.A448]*[.A448]*[.A448]-SIN([.B448])/([.A448]*[.A448]))" office:value-type="float" office:value="643573477.192996" calcext:value-type="float">
            <text:p>643573477,192996</text:p>
          </table:table-cell>
          <table:table-cell table:number-columns-repeated="2"/>
        </table:table-row>
        <table:table-row table:style-name="ro1">
          <table:table-cell table:formula="of:=[.A449]+[.$D$2]" office:value-type="float" office:value="226" calcext:value-type="float">
            <text:p>226</text:p>
          </table:table-cell>
          <table:table-cell table:formula="of:=[.B449]+[.$D$2]*([.A449]*[.A449]*[.A449]-SIN([.B449])/([.A449]*[.A449]))" office:value-type="float" office:value="649306842.880488" calcext:value-type="float">
            <text:p>649306842,880488</text:p>
          </table:table-cell>
          <table:table-cell table:number-columns-repeated="2"/>
        </table:table-row>
        <table:table-row table:style-name="ro1">
          <table:table-cell table:formula="of:=[.A450]+[.$D$2]" office:value-type="float" office:value="226.5" calcext:value-type="float">
            <text:p>226,5</text:p>
          </table:table-cell>
          <table:table-cell table:formula="of:=[.B450]+[.$D$2]*([.A450]*[.A450]*[.A450]-SIN([.B450])/([.A450]*[.A450]))" office:value-type="float" office:value="655078430.880495" calcext:value-type="float">
            <text:p>655078430,880495</text:p>
          </table:table-cell>
          <table:table-cell table:number-columns-repeated="2"/>
        </table:table-row>
        <table:table-row table:style-name="ro1">
          <table:table-cell table:formula="of:=[.A451]+[.$D$2]" office:value-type="float" office:value="227" calcext:value-type="float">
            <text:p>227</text:p>
          </table:table-cell>
          <table:table-cell table:formula="of:=[.B451]+[.$D$2]*([.A451]*[.A451]*[.A451]-SIN([.B451])/([.A451]*[.A451]))" office:value-type="float" office:value="660888410.692989" calcext:value-type="float">
            <text:p>660888410,692989</text:p>
          </table:table-cell>
          <table:table-cell table:number-columns-repeated="2"/>
        </table:table-row>
        <table:table-row table:style-name="ro1">
          <table:table-cell table:formula="of:=[.A452]+[.$D$2]" office:value-type="float" office:value="227.5" calcext:value-type="float">
            <text:p>227,5</text:p>
          </table:table-cell>
          <table:table-cell table:formula="of:=[.B452]+[.$D$2]*([.A452]*[.A452]*[.A452]-SIN([.B452])/([.A452]*[.A452]))" office:value-type="float" office:value="666736952.192983" calcext:value-type="float">
            <text:p>666736952,192983</text:p>
          </table:table-cell>
          <table:table-cell table:number-columns-repeated="2"/>
        </table:table-row>
        <table:table-row table:style-name="ro1">
          <table:table-cell table:formula="of:=[.A453]+[.$D$2]" office:value-type="float" office:value="228" calcext:value-type="float">
            <text:p>228</text:p>
          </table:table-cell>
          <table:table-cell table:formula="of:=[.B453]+[.$D$2]*([.A453]*[.A453]*[.A453]-SIN([.B453])/([.A453]*[.A453]))" office:value-type="float" office:value="672624225.630492" calcext:value-type="float">
            <text:p>672624225,630492</text:p>
          </table:table-cell>
          <table:table-cell table:number-columns-repeated="2"/>
        </table:table-row>
        <table:table-row table:style-name="ro1">
          <table:table-cell table:formula="of:=[.A454]+[.$D$2]" office:value-type="float" office:value="228.5" calcext:value-type="float">
            <text:p>228,5</text:p>
          </table:table-cell>
          <table:table-cell table:formula="of:=[.B454]+[.$D$2]*([.A454]*[.A454]*[.A454]-SIN([.B454])/([.A454]*[.A454]))" office:value-type="float" office:value="678550401.630484" calcext:value-type="float">
            <text:p>678550401,630484</text:p>
          </table:table-cell>
          <table:table-cell table:number-columns-repeated="2"/>
        </table:table-row>
        <table:table-row table:style-name="ro1">
          <table:table-cell table:formula="of:=[.A455]+[.$D$2]" office:value-type="float" office:value="229" calcext:value-type="float">
            <text:p>229</text:p>
          </table:table-cell>
          <table:table-cell table:formula="of:=[.B455]+[.$D$2]*([.A455]*[.A455]*[.A455]-SIN([.B455])/([.A455]*[.A455]))" office:value-type="float" office:value="684515651.192988" calcext:value-type="float">
            <text:p>684515651,192988</text:p>
          </table:table-cell>
          <table:table-cell table:number-columns-repeated="2"/>
        </table:table-row>
        <table:table-row table:style-name="ro1">
          <table:table-cell table:formula="of:=[.A456]+[.$D$2]" office:value-type="float" office:value="229.5" calcext:value-type="float">
            <text:p>229,5</text:p>
          </table:table-cell>
          <table:table-cell table:formula="of:=[.B456]+[.$D$2]*([.A456]*[.A456]*[.A456]-SIN([.B456])/([.A456]*[.A456]))" office:value-type="float" office:value="690520145.692988" calcext:value-type="float">
            <text:p>690520145,692988</text:p>
          </table:table-cell>
          <table:table-cell table:number-columns-repeated="2"/>
        </table:table-row>
        <table:table-row table:style-name="ro1">
          <table:table-cell table:formula="of:=[.A457]+[.$D$2]" office:value-type="float" office:value="230" calcext:value-type="float">
            <text:p>230</text:p>
          </table:table-cell>
          <table:table-cell table:formula="of:=[.B457]+[.$D$2]*([.A457]*[.A457]*[.A457]-SIN([.B457])/([.A457]*[.A457]))" office:value-type="float" office:value="696564056.880488" calcext:value-type="float">
            <text:p>696564056,880488</text:p>
          </table:table-cell>
          <table:table-cell table:number-columns-repeated="2"/>
        </table:table-row>
        <table:table-row table:style-name="ro1">
          <table:table-cell table:formula="of:=[.A458]+[.$D$2]" office:value-type="float" office:value="230.5" calcext:value-type="float">
            <text:p>230,5</text:p>
          </table:table-cell>
          <table:table-cell table:formula="of:=[.B458]+[.$D$2]*([.A458]*[.A458]*[.A458]-SIN([.B458])/([.A458]*[.A458]))" office:value-type="float" office:value="702647556.880496" calcext:value-type="float">
            <text:p>702647556,880496</text:p>
          </table:table-cell>
          <table:table-cell table:number-columns-repeated="2"/>
        </table:table-row>
        <table:table-row table:style-name="ro1">
          <table:table-cell table:formula="of:=[.A459]+[.$D$2]" office:value-type="float" office:value="231" calcext:value-type="float">
            <text:p>231</text:p>
          </table:table-cell>
          <table:table-cell table:formula="of:=[.B459]+[.$D$2]*([.A459]*[.A459]*[.A459]-SIN([.B459])/([.A459]*[.A459]))" office:value-type="float" office:value="708770818.193" calcext:value-type="float">
            <text:p>708770818,193</text:p>
          </table:table-cell>
          <table:table-cell table:number-columns-repeated="2"/>
        </table:table-row>
        <table:table-row table:style-name="ro1">
          <table:table-cell table:formula="of:=[.A460]+[.$D$2]" office:value-type="float" office:value="231.5" calcext:value-type="float">
            <text:p>231,5</text:p>
          </table:table-cell>
          <table:table-cell table:formula="of:=[.B460]+[.$D$2]*([.A460]*[.A460]*[.A460]-SIN([.B460])/([.A460]*[.A460]))" office:value-type="float" office:value="714934013.692991" calcext:value-type="float">
            <text:p>714934013,692991</text:p>
          </table:table-cell>
          <table:table-cell table:number-columns-repeated="2"/>
        </table:table-row>
        <table:table-row table:style-name="ro1">
          <table:table-cell table:formula="of:=[.A461]+[.$D$2]" office:value-type="float" office:value="232" calcext:value-type="float">
            <text:p>232</text:p>
          </table:table-cell>
          <table:table-cell table:formula="of:=[.B461]+[.$D$2]*([.A461]*[.A461]*[.A461]-SIN([.B461])/([.A461]*[.A461]))" office:value-type="float" office:value="721137316.630481" calcext:value-type="float">
            <text:p>721137316,630481</text:p>
          </table:table-cell>
          <table:table-cell table:number-columns-repeated="2"/>
        </table:table-row>
        <table:table-row table:style-name="ro1">
          <table:table-cell table:formula="of:=[.A462]+[.$D$2]" office:value-type="float" office:value="232.5" calcext:value-type="float">
            <text:p>232,5</text:p>
          </table:table-cell>
          <table:table-cell table:formula="of:=[.B462]+[.$D$2]*([.A462]*[.A462]*[.A462]-SIN([.B462])/([.A462]*[.A462]))" office:value-type="float" office:value="727380900.630487" calcext:value-type="float">
            <text:p>727380900,630487</text:p>
          </table:table-cell>
          <table:table-cell table:number-columns-repeated="2"/>
        </table:table-row>
        <table:table-row table:style-name="ro1">
          <table:table-cell table:formula="of:=[.A463]+[.$D$2]" office:value-type="float" office:value="233" calcext:value-type="float">
            <text:p>233</text:p>
          </table:table-cell>
          <table:table-cell table:formula="of:=[.B463]+[.$D$2]*([.A463]*[.A463]*[.A463]-SIN([.B463])/([.A463]*[.A463]))" office:value-type="float" office:value="733664939.692994" calcext:value-type="float">
            <text:p>733664939,692994</text:p>
          </table:table-cell>
          <table:table-cell table:number-columns-repeated="2"/>
        </table:table-row>
        <table:table-row table:style-name="ro1">
          <table:table-cell table:formula="of:=[.A464]+[.$D$2]" office:value-type="float" office:value="233.5" calcext:value-type="float">
            <text:p>233,5</text:p>
          </table:table-cell>
          <table:table-cell table:formula="of:=[.B464]+[.$D$2]*([.A464]*[.A464]*[.A464]-SIN([.B464])/([.A464]*[.A464]))" office:value-type="float" office:value="739989608.193003" calcext:value-type="float">
            <text:p>739989608,193003</text:p>
          </table:table-cell>
          <table:table-cell table:number-columns-repeated="2"/>
        </table:table-row>
        <table:table-row table:style-name="ro1">
          <table:table-cell table:formula="of:=[.A465]+[.$D$2]" office:value-type="float" office:value="234" calcext:value-type="float">
            <text:p>234</text:p>
          </table:table-cell>
          <table:table-cell table:formula="of:=[.B465]+[.$D$2]*([.A465]*[.A465]*[.A465]-SIN([.B465])/([.A465]*[.A465]))" office:value-type="float" office:value="746355080.880504" calcext:value-type="float">
            <text:p>746355080,880504</text:p>
          </table:table-cell>
          <table:table-cell table:number-columns-repeated="2"/>
        </table:table-row>
        <table:table-row table:style-name="ro1">
          <table:table-cell table:formula="of:=[.A466]+[.$D$2]" office:value-type="float" office:value="234.5" calcext:value-type="float">
            <text:p>234,5</text:p>
          </table:table-cell>
          <table:table-cell table:formula="of:=[.B466]+[.$D$2]*([.A466]*[.A466]*[.A466]-SIN([.B466])/([.A466]*[.A466]))" office:value-type="float" office:value="752761532.8805" calcext:value-type="float">
            <text:p>752761532,8805</text:p>
          </table:table-cell>
          <table:table-cell table:number-columns-repeated="2"/>
        </table:table-row>
        <table:table-row table:style-name="ro1">
          <table:table-cell table:formula="of:=[.A467]+[.$D$2]" office:value-type="float" office:value="235" calcext:value-type="float">
            <text:p>235</text:p>
          </table:table-cell>
          <table:table-cell table:formula="of:=[.B467]+[.$D$2]*([.A467]*[.A467]*[.A467]-SIN([.B467])/([.A467]*[.A467]))" office:value-type="float" office:value="759209139.693004" calcext:value-type="float">
            <text:p>759209139,693004</text:p>
          </table:table-cell>
          <table:table-cell table:number-columns-repeated="2"/>
        </table:table-row>
        <table:table-row table:style-name="ro1">
          <table:table-cell table:formula="of:=[.A468]+[.$D$2]" office:value-type="float" office:value="235.5" calcext:value-type="float">
            <text:p>235,5</text:p>
          </table:table-cell>
          <table:table-cell table:formula="of:=[.B468]+[.$D$2]*([.A468]*[.A468]*[.A468]-SIN([.B468])/([.A468]*[.A468]))" office:value-type="float" office:value="765698077.193" calcext:value-type="float">
            <text:p>765698077,193</text:p>
          </table:table-cell>
          <table:table-cell table:number-columns-repeated="2"/>
        </table:table-row>
        <table:table-row table:style-name="ro1">
          <table:table-cell table:formula="of:=[.A469]+[.$D$2]" office:value-type="float" office:value="236" calcext:value-type="float">
            <text:p>236</text:p>
          </table:table-cell>
          <table:table-cell table:formula="of:=[.B469]+[.$D$2]*([.A469]*[.A469]*[.A469]-SIN([.B469])/([.A469]*[.A469]))" office:value-type="float" office:value="772228521.630505" calcext:value-type="float">
            <text:p>772228521,630505</text:p>
          </table:table-cell>
          <table:table-cell table:number-columns-repeated="2"/>
        </table:table-row>
        <table:table-row table:style-name="ro1">
          <table:table-cell table:formula="of:=[.A470]+[.$D$2]" office:value-type="float" office:value="236.5" calcext:value-type="float">
            <text:p>236,5</text:p>
          </table:table-cell>
          <table:table-cell table:formula="of:=[.B470]+[.$D$2]*([.A470]*[.A470]*[.A470]-SIN([.B470])/([.A470]*[.A470]))" office:value-type="float" office:value="778800649.630501" calcext:value-type="float">
            <text:p>778800649,630501</text:p>
          </table:table-cell>
          <table:table-cell table:number-columns-repeated="2"/>
        </table:table-row>
        <table:table-row table:style-name="ro1">
          <table:table-cell table:formula="of:=[.A471]+[.$D$2]" office:value-type="float" office:value="237" calcext:value-type="float">
            <text:p>237</text:p>
          </table:table-cell>
          <table:table-cell table:formula="of:=[.B471]+[.$D$2]*([.A471]*[.A471]*[.A471]-SIN([.B471])/([.A471]*[.A471]))" office:value-type="float" office:value="785414638.192997" calcext:value-type="float">
            <text:p>785414638,192997</text:p>
          </table:table-cell>
          <table:table-cell table:number-columns-repeated="2"/>
        </table:table-row>
        <table:table-row table:style-name="ro1">
          <table:table-cell table:formula="of:=[.A472]+[.$D$2]" office:value-type="float" office:value="237.5" calcext:value-type="float">
            <text:p>237,5</text:p>
          </table:table-cell>
          <table:table-cell table:formula="of:=[.B472]+[.$D$2]*([.A472]*[.A472]*[.A472]-SIN([.B472])/([.A472]*[.A472]))" office:value-type="float" office:value="792070664.692994" calcext:value-type="float">
            <text:p>792070664,692994</text:p>
          </table:table-cell>
          <table:table-cell table:number-columns-repeated="2"/>
        </table:table-row>
        <table:table-row table:style-name="ro1">
          <table:table-cell table:formula="of:=[.A473]+[.$D$2]" office:value-type="float" office:value="238" calcext:value-type="float">
            <text:p>238</text:p>
          </table:table-cell>
          <table:table-cell table:formula="of:=[.B473]+[.$D$2]*([.A473]*[.A473]*[.A473]-SIN([.B473])/([.A473]*[.A473]))" office:value-type="float" office:value="798768906.880498" calcext:value-type="float">
            <text:p>798768906,880498</text:p>
          </table:table-cell>
          <table:table-cell table:number-columns-repeated="2"/>
        </table:table-row>
        <table:table-row table:style-name="ro1">
          <table:table-cell table:formula="of:=[.A474]+[.$D$2]" office:value-type="float" office:value="238.5" calcext:value-type="float">
            <text:p>238,5</text:p>
          </table:table-cell>
          <table:table-cell table:formula="of:=[.B474]+[.$D$2]*([.A474]*[.A474]*[.A474]-SIN([.B474])/([.A474]*[.A474]))" office:value-type="float" office:value="805509542.880502" calcext:value-type="float">
            <text:p>805509542,880502</text:p>
          </table:table-cell>
          <table:table-cell table:number-columns-repeated="2"/>
        </table:table-row>
        <table:table-row table:style-name="ro1">
          <table:table-cell table:formula="of:=[.A475]+[.$D$2]" office:value-type="float" office:value="239" calcext:value-type="float">
            <text:p>239</text:p>
          </table:table-cell>
          <table:table-cell table:formula="of:=[.B475]+[.$D$2]*([.A475]*[.A475]*[.A475]-SIN([.B475])/([.A475]*[.A475]))" office:value-type="float" office:value="812292751.192999" calcext:value-type="float">
            <text:p>812292751,192999</text:p>
          </table:table-cell>
          <table:table-cell table:number-columns-repeated="2"/>
        </table:table-row>
        <table:table-row table:style-name="ro1">
          <table:table-cell table:formula="of:=[.A476]+[.$D$2]" office:value-type="float" office:value="239.5" calcext:value-type="float">
            <text:p>239,5</text:p>
          </table:table-cell>
          <table:table-cell table:formula="of:=[.B476]+[.$D$2]*([.A476]*[.A476]*[.A476]-SIN([.B476])/([.A476]*[.A476]))" office:value-type="float" office:value="819118710.693004" calcext:value-type="float">
            <text:p>819118710,693004</text:p>
          </table:table-cell>
          <table:table-cell table:number-columns-repeated="2"/>
        </table:table-row>
        <table:table-row table:style-name="ro1">
          <table:table-cell table:formula="of:=[.A477]+[.$D$2]" office:value-type="float" office:value="240" calcext:value-type="float">
            <text:p>240</text:p>
          </table:table-cell>
          <table:table-cell table:formula="of:=[.B477]+[.$D$2]*([.A477]*[.A477]*[.A477]-SIN([.B477])/([.A477]*[.A477]))" office:value-type="float" office:value="825987600.630513" calcext:value-type="float">
            <text:p>825987600,630513</text:p>
          </table:table-cell>
          <table:table-cell table:number-columns-repeated="2"/>
        </table:table-row>
        <table:table-row table:style-name="ro1">
          <table:table-cell table:formula="of:=[.A478]+[.$D$2]" office:value-type="float" office:value="240.5" calcext:value-type="float">
            <text:p>240,5</text:p>
          </table:table-cell>
          <table:table-cell table:formula="of:=[.B478]+[.$D$2]*([.A478]*[.A478]*[.A478]-SIN([.B478])/([.A478]*[.A478]))" office:value-type="float" office:value="832899600.630516" calcext:value-type="float">
            <text:p>832899600,630516</text:p>
          </table:table-cell>
          <table:table-cell table:number-columns-repeated="2"/>
        </table:table-row>
        <table:table-row table:style-name="ro1">
          <table:table-cell table:formula="of:=[.A479]+[.$D$2]" office:value-type="float" office:value="241" calcext:value-type="float">
            <text:p>241</text:p>
          </table:table-cell>
          <table:table-cell table:formula="of:=[.B479]+[.$D$2]*([.A479]*[.A479]*[.A479]-SIN([.B479])/([.A479]*[.A479]))" office:value-type="float" office:value="839854890.693019" calcext:value-type="float">
            <text:p>839854890,693019</text:p>
          </table:table-cell>
          <table:table-cell table:number-columns-repeated="2"/>
        </table:table-row>
        <table:table-row table:style-name="ro1">
          <table:table-cell table:formula="of:=[.A480]+[.$D$2]" office:value-type="float" office:value="241.5" calcext:value-type="float">
            <text:p>241,5</text:p>
          </table:table-cell>
          <table:table-cell table:formula="of:=[.B480]+[.$D$2]*([.A480]*[.A480]*[.A480]-SIN([.B480])/([.A480]*[.A480]))" office:value-type="float" office:value="846853651.193011" calcext:value-type="float">
            <text:p>846853651,193011</text:p>
          </table:table-cell>
          <table:table-cell table:number-columns-repeated="2"/>
        </table:table-row>
        <table:table-row table:style-name="ro1">
          <table:table-cell table:formula="of:=[.A481]+[.$D$2]" office:value-type="float" office:value="242" calcext:value-type="float">
            <text:p>242</text:p>
          </table:table-cell>
          <table:table-cell table:formula="of:=[.B481]+[.$D$2]*([.A481]*[.A481]*[.A481]-SIN([.B481])/([.A481]*[.A481]))" office:value-type="float" office:value="853896062.880519" calcext:value-type="float">
            <text:p>853896062,880519</text:p>
          </table:table-cell>
          <table:table-cell table:number-columns-repeated="2"/>
        </table:table-row>
        <table:table-row table:style-name="ro1">
          <table:table-cell table:formula="of:=[.A482]+[.$D$2]" office:value-type="float" office:value="242.5" calcext:value-type="float">
            <text:p>242,5</text:p>
          </table:table-cell>
          <table:table-cell table:formula="of:=[.B482]+[.$D$2]*([.A482]*[.A482]*[.A482]-SIN([.B482])/([.A482]*[.A482]))" office:value-type="float" office:value="860982306.88051" calcext:value-type="float">
            <text:p>860982306,88051</text:p>
          </table:table-cell>
          <table:table-cell table:number-columns-repeated="2"/>
        </table:table-row>
        <table:table-row table:style-name="ro1">
          <table:table-cell table:formula="of:=[.A483]+[.$D$2]" office:value-type="float" office:value="243" calcext:value-type="float">
            <text:p>243</text:p>
          </table:table-cell>
          <table:table-cell table:formula="of:=[.B483]+[.$D$2]*([.A483]*[.A483]*[.A483]-SIN([.B483])/([.A483]*[.A483]))" office:value-type="float" office:value="868112564.693007" calcext:value-type="float">
            <text:p>868112564,693007</text:p>
          </table:table-cell>
          <table:table-cell table:number-columns-repeated="2"/>
        </table:table-row>
        <table:table-row table:style-name="ro1">
          <table:table-cell table:formula="of:=[.A484]+[.$D$2]" office:value-type="float" office:value="243.5" calcext:value-type="float">
            <text:p>243,5</text:p>
          </table:table-cell>
          <table:table-cell table:formula="of:=[.B484]+[.$D$2]*([.A484]*[.A484]*[.A484]-SIN([.B484])/([.A484]*[.A484]))" office:value-type="float" office:value="875287018.193015" calcext:value-type="float">
            <text:p>875287018,193015</text:p>
          </table:table-cell>
          <table:table-cell table:number-columns-repeated="2"/>
        </table:table-row>
        <table:table-row table:style-name="ro1">
          <table:table-cell table:formula="of:=[.A485]+[.$D$2]" office:value-type="float" office:value="244" calcext:value-type="float">
            <text:p>244</text:p>
          </table:table-cell>
          <table:table-cell table:formula="of:=[.B485]+[.$D$2]*([.A485]*[.A485]*[.A485]-SIN([.B485])/([.A485]*[.A485]))" office:value-type="float" office:value="882505849.630518" calcext:value-type="float">
            <text:p>882505849,630518</text:p>
          </table:table-cell>
          <table:table-cell table:number-columns-repeated="2"/>
        </table:table-row>
        <table:table-row table:style-name="ro1">
          <table:table-cell table:formula="of:=[.A486]+[.$D$2]" office:value-type="float" office:value="244.5" calcext:value-type="float">
            <text:p>244,5</text:p>
          </table:table-cell>
          <table:table-cell table:formula="of:=[.B486]+[.$D$2]*([.A486]*[.A486]*[.A486]-SIN([.B486])/([.A486]*[.A486]))" office:value-type="float" office:value="889769241.63051" calcext:value-type="float">
            <text:p>889769241,63051</text:p>
          </table:table-cell>
          <table:table-cell table:number-columns-repeated="2"/>
        </table:table-row>
        <table:table-row table:style-name="ro1">
          <table:table-cell table:formula="of:=[.A487]+[.$D$2]" office:value-type="float" office:value="245" calcext:value-type="float">
            <text:p>245</text:p>
          </table:table-cell>
          <table:table-cell table:formula="of:=[.B487]+[.$D$2]*([.A487]*[.A487]*[.A487]-SIN([.B487])/([.A487]*[.A487]))" office:value-type="float" office:value="897077377.193009" calcext:value-type="float">
            <text:p>897077377,193009</text:p>
          </table:table-cell>
          <table:table-cell table:number-columns-repeated="2"/>
        </table:table-row>
        <table:table-row table:style-name="ro1">
          <table:table-cell table:formula="of:=[.A488]+[.$D$2]" office:value-type="float" office:value="245.5" calcext:value-type="float">
            <text:p>245,5</text:p>
          </table:table-cell>
          <table:table-cell table:formula="of:=[.B488]+[.$D$2]*([.A488]*[.A488]*[.A488]-SIN([.B488])/([.A488]*[.A488]))" office:value-type="float" office:value="904430439.693013" calcext:value-type="float">
            <text:p>904430439,693013</text:p>
          </table:table-cell>
          <table:table-cell table:number-columns-repeated="2"/>
        </table:table-row>
        <table:table-row table:style-name="ro1">
          <table:table-cell table:formula="of:=[.A489]+[.$D$2]" office:value-type="float" office:value="246" calcext:value-type="float">
            <text:p>246</text:p>
          </table:table-cell>
          <table:table-cell table:formula="of:=[.B489]+[.$D$2]*([.A489]*[.A489]*[.A489]-SIN([.B489])/([.A489]*[.A489]))" office:value-type="float" office:value="911828612.880506" calcext:value-type="float">
            <text:p>911828612,880506</text:p>
          </table:table-cell>
          <table:table-cell table:number-columns-repeated="2"/>
        </table:table-row>
        <table:table-row table:style-name="ro1">
          <table:table-cell table:formula="of:=[.A490]+[.$D$2]" office:value-type="float" office:value="246.5" calcext:value-type="float">
            <text:p>246,5</text:p>
          </table:table-cell>
          <table:table-cell table:formula="of:=[.B490]+[.$D$2]*([.A490]*[.A490]*[.A490]-SIN([.B490])/([.A490]*[.A490]))" office:value-type="float" office:value="919272080.880507" calcext:value-type="float">
            <text:p>919272080,880507</text:p>
          </table:table-cell>
          <table:table-cell table:number-columns-repeated="2"/>
        </table:table-row>
        <table:table-row table:style-name="ro1">
          <table:table-cell table:formula="of:=[.A491]+[.$D$2]" office:value-type="float" office:value="247" calcext:value-type="float">
            <text:p>247</text:p>
          </table:table-cell>
          <table:table-cell table:formula="of:=[.B491]+[.$D$2]*([.A491]*[.A491]*[.A491]-SIN([.B491])/([.A491]*[.A491]))" office:value-type="float" office:value="926761028.193015" calcext:value-type="float">
            <text:p>926761028,193015</text:p>
          </table:table-cell>
          <table:table-cell table:number-columns-repeated="2"/>
        </table:table-row>
        <table:table-row table:style-name="ro1">
          <table:table-cell table:formula="of:=[.A492]+[.$D$2]" office:value-type="float" office:value="247.5" calcext:value-type="float">
            <text:p>247,5</text:p>
          </table:table-cell>
          <table:table-cell table:formula="of:=[.B492]+[.$D$2]*([.A492]*[.A492]*[.A492]-SIN([.B492])/([.A492]*[.A492]))" office:value-type="float" office:value="934295639.693023" calcext:value-type="float">
            <text:p>934295639,693023</text:p>
          </table:table-cell>
          <table:table-cell table:number-columns-repeated="2"/>
        </table:table-row>
        <table:table-row table:style-name="ro1">
          <table:table-cell table:formula="of:=[.A493]+[.$D$2]" office:value-type="float" office:value="248" calcext:value-type="float">
            <text:p>248</text:p>
          </table:table-cell>
          <table:table-cell table:formula="of:=[.B493]+[.$D$2]*([.A493]*[.A493]*[.A493]-SIN([.B493])/([.A493]*[.A493]))" office:value-type="float" office:value="941876100.630517" calcext:value-type="float">
            <text:p>941876100,630517</text:p>
          </table:table-cell>
          <table:table-cell table:number-columns-repeated="2"/>
        </table:table-row>
        <table:table-row table:style-name="ro1">
          <table:table-cell table:formula="of:=[.A494]+[.$D$2]" office:value-type="float" office:value="248.5" calcext:value-type="float">
            <text:p>248,5</text:p>
          </table:table-cell>
          <table:table-cell table:formula="of:=[.B494]+[.$D$2]*([.A494]*[.A494]*[.A494]-SIN([.B494])/([.A494]*[.A494]))" office:value-type="float" office:value="949502596.630509" calcext:value-type="float">
            <text:p>949502596,630509</text:p>
          </table:table-cell>
          <table:table-cell table:number-columns-repeated="2"/>
        </table:table-row>
        <table:table-row table:style-name="ro1">
          <table:table-cell table:formula="of:=[.A495]+[.$D$2]" office:value-type="float" office:value="249" calcext:value-type="float">
            <text:p>249</text:p>
          </table:table-cell>
          <table:table-cell table:formula="of:=[.B495]+[.$D$2]*([.A495]*[.A495]*[.A495]-SIN([.B495])/([.A495]*[.A495]))" office:value-type="float" office:value="957175313.693017" calcext:value-type="float">
            <text:p>957175313,693017</text:p>
          </table:table-cell>
          <table:table-cell table:number-columns-repeated="2"/>
        </table:table-row>
        <table:table-row table:style-name="ro1">
          <table:table-cell table:formula="of:=[.A496]+[.$D$2]" office:value-type="float" office:value="249.5" calcext:value-type="float">
            <text:p>249,5</text:p>
          </table:table-cell>
          <table:table-cell table:formula="of:=[.B496]+[.$D$2]*([.A496]*[.A496]*[.A496]-SIN([.B496])/([.A496]*[.A496]))" office:value-type="float" office:value="964894438.193021" calcext:value-type="float">
            <text:p>964894438,193021</text:p>
          </table:table-cell>
          <table:table-cell table:number-columns-repeated="2"/>
        </table:table-row>
        <table:table-row table:style-name="ro1">
          <table:table-cell table:formula="of:=[.A497]+[.$D$2]" office:value-type="float" office:value="250" calcext:value-type="float">
            <text:p>250</text:p>
          </table:table-cell>
          <table:table-cell table:formula="of:=[.B497]+[.$D$2]*([.A497]*[.A497]*[.A497]-SIN([.B497])/([.A497]*[.A497]))" office:value-type="float" office:value="972660156.880516" calcext:value-type="float">
            <text:p>972660156,880516</text:p>
          </table:table-cell>
          <table:table-cell table:number-columns-repeated="2"/>
        </table:table-row>
        <table:table-row table:style-name="ro1">
          <table:table-cell table:formula="of:=[.A498]+[.$D$2]" office:value-type="float" office:value="250.5" calcext:value-type="float">
            <text:p>250,5</text:p>
          </table:table-cell>
          <table:table-cell table:formula="of:=[.B498]+[.$D$2]*([.A498]*[.A498]*[.A498]-SIN([.B498])/([.A498]*[.A498]))" office:value-type="float" office:value="980472656.88052" calcext:value-type="float">
            <text:p>980472656,88052</text:p>
          </table:table-cell>
          <table:table-cell table:number-columns-repeated="2"/>
        </table:table-row>
        <table:table-row table:style-name="ro1">
          <table:table-cell table:formula="of:=[.A499]+[.$D$2]" office:value-type="float" office:value="251" calcext:value-type="float">
            <text:p>251</text:p>
          </table:table-cell>
          <table:table-cell table:formula="of:=[.B499]+[.$D$2]*([.A499]*[.A499]*[.A499]-SIN([.B499])/([.A499]*[.A499]))" office:value-type="float" office:value="988332125.693025" calcext:value-type="float">
            <text:p>988332125,693025</text:p>
          </table:table-cell>
          <table:table-cell table:number-columns-repeated="2"/>
        </table:table-row>
        <table:table-row table:style-name="ro1">
          <table:table-cell table:formula="of:=[.A500]+[.$D$2]" office:value-type="float" office:value="251.5" calcext:value-type="float">
            <text:p>251,5</text:p>
          </table:table-cell>
          <table:table-cell table:formula="of:=[.B500]+[.$D$2]*([.A500]*[.A500]*[.A500]-SIN([.B500])/([.A500]*[.A500]))" office:value-type="float" office:value="996238751.193017" calcext:value-type="float">
            <text:p>996238751,193017</text:p>
          </table:table-cell>
          <table:table-cell table:number-columns-repeated="2"/>
        </table:table-row>
        <table:table-row table:style-name="ro1">
          <table:table-cell table:formula="of:=[.A501]+[.$D$2]" office:value-type="float" office:value="252" calcext:value-type="float">
            <text:p>252</text:p>
          </table:table-cell>
          <table:table-cell table:formula="of:=[.B501]+[.$D$2]*([.A501]*[.A501]*[.A501]-SIN([.B501])/([.A501]*[.A501]))" office:value-type="float" office:value="1004192721.63052" calcext:value-type="float">
            <text:p>1004192721,63052</text:p>
          </table:table-cell>
          <table:table-cell table:number-columns-repeated="2"/>
        </table:table-row>
        <table:table-row table:style-name="ro1">
          <table:table-cell table:formula="of:=[.A502]+[.$D$2]" office:value-type="float" office:value="252.5" calcext:value-type="float">
            <text:p>252,5</text:p>
          </table:table-cell>
          <table:table-cell table:formula="of:=[.B502]+[.$D$2]*([.A502]*[.A502]*[.A502]-SIN([.B502])/([.A502]*[.A502]))" office:value-type="float" office:value="1012194225.63052" calcext:value-type="float">
            <text:p>1012194225,63052</text:p>
          </table:table-cell>
          <table:table-cell table:number-columns-repeated="2"/>
        </table:table-row>
        <table:table-row table:style-name="ro1">
          <table:table-cell table:formula="of:=[.A503]+[.$D$2]" office:value-type="float" office:value="253" calcext:value-type="float">
            <text:p>253</text:p>
          </table:table-cell>
          <table:table-cell table:formula="of:=[.B503]+[.$D$2]*([.A503]*[.A503]*[.A503]-SIN([.B503])/([.A503]*[.A503]))" office:value-type="float" office:value="1020243452.19302" calcext:value-type="float">
            <text:p>1020243452,19302</text:p>
          </table:table-cell>
          <table:table-cell table:number-columns-repeated="2"/>
        </table:table-row>
        <table:table-row table:style-name="ro1">
          <table:table-cell table:formula="of:=[.A504]+[.$D$2]" office:value-type="float" office:value="253.5" calcext:value-type="float">
            <text:p>253,5</text:p>
          </table:table-cell>
          <table:table-cell table:formula="of:=[.B504]+[.$D$2]*([.A504]*[.A504]*[.A504]-SIN([.B504])/([.A504]*[.A504]))" office:value-type="float" office:value="1028340590.69302" calcext:value-type="float">
            <text:p>1028340590,69302</text:p>
          </table:table-cell>
          <table:table-cell table:number-columns-repeated="2"/>
        </table:table-row>
        <table:table-row table:style-name="ro1">
          <table:table-cell table:formula="of:=[.A505]+[.$D$2]" office:value-type="float" office:value="254" calcext:value-type="float">
            <text:p>254</text:p>
          </table:table-cell>
          <table:table-cell table:formula="of:=[.B505]+[.$D$2]*([.A505]*[.A505]*[.A505]-SIN([.B505])/([.A505]*[.A505]))" office:value-type="float" office:value="1036485830.88051" calcext:value-type="float">
            <text:p>1036485830,88051</text:p>
          </table:table-cell>
          <table:table-cell table:number-columns-repeated="2"/>
        </table:table-row>
        <table:table-row table:style-name="ro1">
          <table:table-cell table:formula="of:=[.A506]+[.$D$2]" office:value-type="float" office:value="254.5" calcext:value-type="float">
            <text:p>254,5</text:p>
          </table:table-cell>
          <table:table-cell table:formula="of:=[.B506]+[.$D$2]*([.A506]*[.A506]*[.A506]-SIN([.B506])/([.A506]*[.A506]))" office:value-type="float" office:value="1044679362.88051" calcext:value-type="float">
            <text:p>1044679362,880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39:02.609948252</meta:creation-date>
    <dc:date>2019-02-20T15:58:46.732968035</dc:date>
    <meta:editing-duration>PT9M33S</meta:editing-duration>
    <meta:editing-cycles>1</meta:editing-cycles>
    <meta:document-statistic meta:table-count="1" meta:cell-count="10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331cm" svg:y="4.203cm" style:legend-expansion="high" chart:style-name="ch2"/>
        <chart:plot-area chart:style-name="ch3" table:cell-range-address="Tabelle1.A2:Tabelle1.B12" svg:x="0.319cm" svg:y="0.18cm" svg:width="12.693cm" svg:height="8.645cm">
          <chartooo:coordinate-region svg:x="0.755cm" svg:y="0.379cm" svg:width="11.97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2" chart:class="chart:scatter">
            <chart:domain table:cell-range-address="Tabelle1.A2:Tabelle1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A2:Tabelle1.A12</svg:desc>
                </draw:g>
              </table:table-cell>
              <table:table-cell office:value-type="float" office:value="3">
                <text:p>3</text:p>
                <draw:g>
                  <svg:desc>Tabelle1.B2:Tabe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.98235999899252">
                <text:p>6.98235999899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7433731000012">
                <text:p>14.743373100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8.1977166843294">
                <text:p>28.197716684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9.6320925104385">
                <text:p>49.6320925104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81.6505887772502">
                <text:p>81.6505887772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7.21384964977">
                <text:p>127.21384964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189.693853915008">
                <text:p>189.693853915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72.865958546376">
                <text:p>272.86595854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380.859884833786">
                <text:p>380.859884833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18.180251826979">
                <text:p>518.180251826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